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odoni MT Black" svg:font-family="'Bodoni MT Black'" style:font-family-generic="roman"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style:font-face style:name="Consolas1" svg:font-family="Consolas" style:font-pitch="variable"/>
    <style:font-face style:name="Consolas2" svg:font-family="Consolas" style:font-family-generic="system" style:font-pitch="variable"/>
    <style:font-face style:name="Consolas3" svg:font-family="Consolas, monospace"/>
    <style:font-face style:name="Courier New" svg:font-family="'Courier New'" style:font-family-generic="system" style:font-pitch="variable"/>
    <style:font-face style:name="Courier New1" svg:font-family="'Courier New'" style:font-adornments="Regular" style:font-family-generic="modern" style:font-pitch="fixed"/>
    <style:font-face style:name="Google Sans" svg:font-family="'Google Sans', arial, sans-serif"/>
    <style:font-face style:name="Heebo" svg:font-family="Heeb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unito" svg:font-family="Nunito, sans-serif"/>
    <style:font-face style:name="Nunito1" svg:font-family="Nunito, sans-serif" style:font-pitch="variable"/>
    <style:font-face style:name="OpenSymbol" svg:font-family="OpenSymbol" style:font-charset="x-symbol"/>
    <style:font-face style:name="Roboto" svg:font-family="Roboto, sans-serif"/>
    <style:font-face style:name="S hne" svg:font-family="'S hne', ui-sans-serif, system-ui, apple-system, 'Segoe UI', Roboto, Ubuntu, Cantarell, 'Noto Sans', sans-serif, 'Helvetica Neue', Arial, 'Apple Color Emoji', 'Segoe UI Emoji', 'Segoe UI Symbol', 'Noto Color Emoji'"/>
    <style:font-face style:name="S hne1" svg:font-family="'S hne', ui-sans-serif, system-ui, apple-system, 'Segoe UI', Roboto, Ubuntu, Cantarell, 'Noto Sans', sans-serif, 'Helvetica Neue', Arial, 'Apple Color Emoji', 'Segoe UI Emoji', 'Segoe UI Symbol', 'Noto Color Emoji'" style:font-family-generic="roman"/>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pitch="variable"/>
    <style:font-face style:name="Tahoma1" svg:font-family="Tahoma" style:font-family-generic="roman"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arial" svg:font-family="arial, sans-serif"/>
  </office:font-face-decls>
  <office:automatic-styles>
    <style:style style:name="Table3" style:family="table">
      <style:table-properties style:width="6.9257in" table:align="left" style:writing-mode="lr-tb"/>
    </style:style>
    <style:style style:name="Table3.A" style:family="table-column">
      <style:table-column-properties style:column-width="3.4653in"/>
    </style:style>
    <style:style style:name="Table3.B" style:family="table-column">
      <style:table-column-properties style:column-width="3.4604in"/>
    </style:style>
    <style:style style:name="Table3.A1" style:family="table-cell">
      <style:table-cell-properties fo:background-color="#ffff00" fo:padding="0.0382in" fo:border-left="0.5pt solid #000000" fo:border-right="none" fo:border-top="0.5pt solid #000000" fo:border-bottom="0.5pt solid #000000">
        <style:background-image/>
      </style:table-cell-properties>
    </style:style>
    <style:style style:name="Table3.B1" style:family="table-cell">
      <style:table-cell-properties fo:background-color="#ffff00" fo:padding="0.0382in" fo:border="0.5pt solid #000000">
        <style:background-image/>
      </style:table-cell-properties>
    </style:style>
    <style:style style:name="Table3.2" style:family="table-row">
      <style:table-row-properties style:min-row-height="0.2924in"/>
    </style:style>
    <style:style style:name="Table3.A2" style:family="table-cell">
      <style:table-cell-properties fo:background-color="#b3cac7" fo:padding="0.0382in" fo:border-left="0.5pt solid #000000" fo:border-right="none" fo:border-top="none" fo:border-bottom="0.5pt solid #000000">
        <style:background-image/>
      </style:table-cell-properties>
    </style:style>
    <style:style style:name="Table3.B2" style:family="table-cell">
      <style:table-cell-properties fo:background-color="#b3cac7" fo:padding="0.0382in" fo:border-left="0.5pt solid #000000" fo:border-right="0.5pt solid #000000" fo:border-top="none" fo:border-bottom="0.5pt solid #000000">
        <style:background-image/>
      </style:table-cell-properties>
    </style:style>
    <style:style style:name="Table3.3" style:family="table-row">
      <style:table-row-properties style:min-row-height="0.3243in"/>
    </style:style>
    <style:style style:name="Table3.A3" style:family="table-cell">
      <style:table-cell-properties fo:background-color="#ffffd7" fo:padding="0.0382in" fo:border-left="0.5pt solid #000000" fo:border-right="none" fo:border-top="none" fo:border-bottom="0.5pt solid #000000">
        <style:background-image/>
      </style:table-cell-properties>
    </style:style>
    <style:style style:name="Table3.B3" style:family="table-cell">
      <style:table-cell-properties fo:background-color="#ffffd7" fo:padding="0.0382in" fo:border-left="0.5pt solid #000000" fo:border-right="0.5pt solid #000000" fo:border-top="none" fo:border-bottom="0.5pt solid #000000">
        <style:background-image/>
      </style:table-cell-properties>
    </style:style>
    <style:style style:name="Table3.A4" style:family="table-cell">
      <style:table-cell-properties fo:background-color="#ffdbb6" fo:padding="0.0382in" fo:border-left="0.5pt solid #000000" fo:border-right="none" fo:border-top="none" fo:border-bottom="0.5pt solid #000000">
        <style:background-image/>
      </style:table-cell-properties>
    </style:style>
    <style:style style:name="Table3.B4" style:family="table-cell">
      <style:table-cell-properties fo:background-color="#ffdbb6" fo:padding="0.0382in" fo:border-left="0.5pt solid #000000" fo:border-right="0.5pt solid #000000" fo:border-top="none" fo:border-bottom="0.5pt solid #000000">
        <style:background-image/>
      </style:table-cell-properties>
    </style:style>
    <style:style style:name="Table3.A5" style:family="table-cell">
      <style:table-cell-properties fo:background-color="#d4ea6b" fo:padding="0.0382in" fo:border-left="0.5pt solid #000000" fo:border-right="none" fo:border-top="none" fo:border-bottom="0.5pt solid #000000">
        <style:background-image/>
      </style:table-cell-properties>
    </style:style>
    <style:style style:name="Table3.B5" style:family="table-cell">
      <style:table-cell-properties fo:background-color="#d4ea6b" fo:padding="0.0382in" fo:border-left="0.5pt solid #000000" fo:border-right="0.5pt solid #000000" fo:border-top="none" fo:border-bottom="0.5pt solid #000000">
        <style:background-image/>
      </style:table-cell-properties>
    </style:style>
    <style:style style:name="Table3.A6" style:family="table-cell">
      <style:table-cell-properties fo:background-color="#fff5ce" fo:padding="0.0382in" fo:border-left="0.5pt solid #000000" fo:border-right="none" fo:border-top="none" fo:border-bottom="0.5pt solid #000000">
        <style:background-image/>
      </style:table-cell-properties>
    </style:style>
    <style:style style:name="Table3.B6" style:family="table-cell">
      <style:table-cell-properties fo:background-color="#fff5ce" fo:padding="0.0382in" fo:border-left="0.5pt solid #000000" fo:border-right="0.5pt solid #000000" fo:border-top="none" fo:border-bottom="0.5pt solid #000000">
        <style:background-image/>
      </style:table-cell-properties>
    </style:style>
    <style:style style:name="Table3.A7" style:family="table-cell">
      <style:table-cell-properties fo:background-color="#dddddd" fo:padding="0.0382in" fo:border-left="0.5pt solid #000000" fo:border-right="none" fo:border-top="none" fo:border-bottom="0.5pt solid #000000">
        <style:background-image/>
      </style:table-cell-properties>
    </style:style>
    <style:style style:name="Table3.B7" style:family="table-cell">
      <style:table-cell-properties fo:background-color="#dddddd" fo:padding="0.0382in" fo:border-left="0.5pt solid #000000" fo:border-right="0.5pt solid #000000" fo:border-top="none" fo:border-bottom="0.5pt solid #000000">
        <style:background-image/>
      </style:table-cell-properties>
    </style:style>
    <style:style style:name="Table3.8" style:family="table-row">
      <style:table-row-properties style:min-row-height="0.3097in"/>
    </style:style>
    <style:style style:name="Table3.A8" style:family="table-cell">
      <style:table-cell-properties fo:background-color="#acb20c" fo:padding="0.0382in" fo:border-left="0.5pt solid #000000" fo:border-right="none" fo:border-top="none" fo:border-bottom="0.5pt solid #000000">
        <style:background-image/>
      </style:table-cell-properties>
    </style:style>
    <style:style style:name="Table3.B8" style:family="table-cell">
      <style:table-cell-properties fo:background-color="#acb20c" fo:padding="0.0382in" fo:border-left="0.5pt solid #000000" fo:border-right="0.5pt solid #000000" fo:border-top="none" fo:border-bottom="0.5pt solid #000000">
        <style:background-image/>
      </style:table-cell-properties>
    </style:style>
    <style:style style:name="Table3.A9" style:family="table-cell">
      <style:table-cell-properties fo:background-color="#ffb66c" fo:padding="0.0382in" fo:border-left="0.5pt solid #000000" fo:border-right="none" fo:border-top="none" fo:border-bottom="0.5pt solid #000000">
        <style:background-image/>
      </style:table-cell-properties>
    </style:style>
    <style:style style:name="Table3.B9" style:family="table-cell">
      <style:table-cell-properties fo:background-color="#ffb66c" fo:padding="0.0382in" fo:border-left="0.5pt solid #000000" fo:border-right="0.5pt solid #000000" fo:border-top="none" fo:border-bottom="0.5pt solid #000000">
        <style:background-image/>
      </style:table-cell-properties>
    </style:style>
    <style:style style:name="Table3.A10" style:family="table-cell">
      <style:table-cell-properties fo:background-color="#729fcf" fo:padding="0.0382in" fo:border-left="0.5pt solid #000000" fo:border-right="none" fo:border-top="none" fo:border-bottom="0.5pt solid #000000">
        <style:background-image/>
      </style:table-cell-properties>
    </style:style>
    <style:style style:name="Table3.B10" style:family="table-cell">
      <style:table-cell-properties fo:background-color="#729fcf" fo:padding="0.0382in" fo:border-left="0.5pt solid #000000" fo:border-right="0.5pt solid #000000" fo:border-top="none" fo:border-bottom="0.5pt solid #000000">
        <style:background-image/>
      </style:table-cell-properties>
    </style:style>
    <style:style style:name="Table3.A11" style:family="table-cell">
      <style:table-cell-properties fo:background-color="#ff6d6d" fo:padding="0.0382in" fo:border-left="0.5pt solid #000000" fo:border-right="none" fo:border-top="none" fo:border-bottom="0.5pt solid #000000">
        <style:background-image/>
      </style:table-cell-properties>
    </style:style>
    <style:style style:name="Table3.B11" style:family="table-cell">
      <style:table-cell-properties fo:background-color="#ff6d6d" fo:padding="0.0382in" fo:border-left="0.5pt solid #000000" fo:border-right="0.5pt solid #000000" fo:border-top="none" fo:border-bottom="0.5pt solid #000000">
        <style:background-image/>
      </style:table-cell-properties>
    </style:style>
    <style:style style:name="Table3.A12" style:family="table-cell">
      <style:table-cell-properties fo:background-color="#e0c2cd" fo:padding="0.0382in" fo:border-left="0.5pt solid #000000" fo:border-right="none" fo:border-top="none" fo:border-bottom="0.5pt solid #000000">
        <style:background-image/>
      </style:table-cell-properties>
    </style:style>
    <style:style style:name="Table3.B12" style:family="table-cell">
      <style:table-cell-properties fo:background-color="#e0c2cd" fo:padding="0.0382in" fo:border-left="0.5pt solid #000000" fo:border-right="0.5pt solid #000000" fo:border-top="none" fo:border-bottom="0.5pt solid #000000">
        <style:background-image/>
      </style:table-cell-properties>
    </style:style>
    <style:style style:name="Table3.A13" style:family="table-cell">
      <style:table-cell-properties fo:background-color="#ffbf00" fo:padding="0.0382in" fo:border-left="0.5pt solid #000000" fo:border-right="none" fo:border-top="none" fo:border-bottom="0.5pt solid #000000">
        <style:background-image/>
      </style:table-cell-properties>
    </style:style>
    <style:style style:name="Table3.B13" style:family="table-cell">
      <style:table-cell-properties fo:background-color="#ffbf00" fo:padding="0.0382in" fo:border-left="0.5pt solid #000000" fo:border-right="0.5pt solid #000000" fo:border-top="none" fo:border-bottom="0.5pt solid #000000">
        <style:background-image/>
      </style:table-cell-properties>
    </style:style>
    <style:style style:name="Table1" style:family="table">
      <style:table-properties style:width="6.0667in" fo:margin-left="0.0042in" table:align="left" style:may-break-between-rows="true" style:writing-mode="lr-tb" table:border-model="collapsing"/>
    </style:style>
    <style:style style:name="Table1.A" style:family="table-column">
      <style:table-column-properties style:column-width="3.0563in"/>
    </style:style>
    <style:style style:name="Table1.B" style:family="table-column">
      <style:table-column-properties style:column-width="3.0104in"/>
    </style:style>
    <style:style style:name="Table1.1" style:family="table-row">
      <style:table-row-properties style:min-row-height="0.2521in"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A2" style:family="table-cell">
      <style:table-cell-properties fo:background-color="#ffffa6" fo:padding="0in" fo:border-left="0.75pt solid #00599d" fo:border-right="none" fo:border-top="none" fo:border-bottom="none" style:writing-mode="page">
        <style:background-image/>
      </style:table-cell-properties>
    </style:style>
    <style:style style:name="Table1.B2" style:family="table-cell">
      <style:table-cell-properties fo:background-color="#ffffa6" fo:padding="0in" fo:border-left="none" fo:border-right="0.75pt solid #00599d" fo:border-top="none" fo:border-bottom="none" style:writing-mode="page">
        <style:background-image/>
      </style:table-cell-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table-cell-properties fo:background-color="#dddddd" fo:padding="0in" fo:border-left="none" fo:border-right="0.75pt solid #00599d" fo:border-top="none" fo:border-bottom="none" style:writing-mode="page">
        <style:background-image/>
      </style:table-cell-properties>
    </style:style>
    <style:style style:name="Table1.4" style:family="table-row">
      <style:table-row-properties fo:keep-together="auto"/>
    </style:style>
    <style:style style:name="Table1.A4" style:family="table-cell">
      <style:table-cell-properties fo:background-color="#ffd428" fo:padding="0in" fo:border-left="0.75pt solid #00599d" fo:border-right="none" fo:border-top="0.75pt solid #00599d" fo:border-bottom="0.75pt solid #00599d" style:writing-mode="page">
        <style:background-image/>
      </style:table-cell-properties>
    </style:style>
    <style:style style:name="Table1.B4" style:family="table-cell">
      <style:table-cell-properties fo:background-color="#ffd428" fo:padding="0in" fo:border-left="none" fo:border-right="0.75pt solid #00599d" fo:border-top="0.75pt solid #00599d" fo:border-bottom="0.75pt solid #00599d" style:writing-mode="page">
        <style:background-image/>
      </style:table-cell-properties>
    </style:style>
    <style:style style:name="Table2" style:family="table">
      <style:table-properties style:width="6.9306in" table:align="margins" style:writing-mode="lr-tb"/>
    </style:style>
    <style:style style:name="Table2.A" style:family="table-column">
      <style:table-column-properties style:column-width="3.4653in" style:rel-column-width="32767*"/>
    </style:style>
    <style:style style:name="Table2.B" style:family="table-column">
      <style:table-column-properties style:column-width="3.4653in" style:rel-column-width="32768*"/>
    </style:style>
    <style:style style:name="Table2.A1" style:family="table-cell">
      <style:table-cell-properties style:border-line-width-left="0.0035in 0.0035in 0.0035in" style:border-line-width-top="0.0035in 0.0035in 0.0035in" style:border-line-width-bottom="0.0035in 0.0035in 0.0035in" fo:padding="0.0382in" fo:border-left="0.75pt double #000000" fo:border-right="none" fo:border-top="0.75pt double #000000" fo:border-bottom="0.75pt double #000000"/>
    </style:style>
    <style:style style:name="Table2.B1" style:family="table-cell">
      <style:table-cell-properties style:border-line-width="0.0035in 0.0035in 0.0035in" fo:padding="0.0382in" fo:border="0.75pt double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top="0in" fo:margin-bottom="0.0138in" style:contextual-spacing="false"/>
      <style:text-properties officeooo:paragraph-rsid="00095237"/>
    </style:style>
    <style:style style:name="P2" style:family="paragraph" style:parent-style-name="Text_20_body">
      <style:paragraph-properties fo:margin-top="0in" fo:margin-bottom="0.0138in" style:contextual-spacing="false"/>
      <style:text-properties officeooo:paragraph-rsid="00095237"/>
    </style:style>
    <style:style style:name="P3" style:family="paragraph" style:parent-style-name="Standard">
      <style:paragraph-properties fo:margin-top="0in" fo:margin-bottom="0.0138in" style:contextual-spacing="false"/>
    </style:style>
    <style:style style:name="P4" style:family="paragraph" style:parent-style-name="Standard">
      <style:paragraph-properties fo:margin-left="0.25in" fo:margin-right="0in" fo:margin-top="0in" fo:margin-bottom="0.0138in" style:contextual-spacing="false" fo:text-indent="0in" style:auto-text-indent="false"/>
    </style:style>
    <style:style style:name="P5" style:family="paragraph" style:parent-style-name="Standard">
      <style:paragraph-properties fo:margin-top="0in" fo:margin-bottom="0.0138in" style:contextual-spacing="false"/>
      <style:text-properties officeooo:paragraph-rsid="000bdddc"/>
    </style:style>
    <style:style style:name="P6" style:family="paragraph" style:parent-style-name="Standard">
      <style:paragraph-properties fo:margin-top="0in" fo:margin-bottom="0.0138in" style:contextual-spacing="false"/>
      <style:text-properties fo:color="#333333" loext:opacity="100%" fo:font-weight="normal" officeooo:rsid="000d88c5" officeooo:paragraph-rsid="000d88c5" style:font-weight-asian="normal" style:font-weight-complex="normal"/>
    </style:style>
    <style:style style:name="P7" style:family="paragraph" style:parent-style-name="Standard">
      <style:paragraph-properties fo:margin-top="0in" fo:margin-bottom="0.0138in" style:contextual-spacing="false"/>
      <style:text-properties fo:color="#333333" loext:opacity="100%" style:font-name="Times New Roman" fo:font-size="14pt" fo:font-weight="normal" officeooo:rsid="000d88c5" officeooo:paragraph-rsid="000d88c5" style:font-size-asian="14pt" style:font-weight-asian="normal" style:font-size-complex="14pt" style:font-weight-complex="normal"/>
    </style:style>
    <style:style style:name="P8" style:family="paragraph" style:parent-style-name="Standard">
      <style:paragraph-properties fo:margin-top="0in" fo:margin-bottom="0.0138in" style:contextual-spacing="false"/>
      <style:text-properties fo:color="#333333" loext:opacity="100%" style:font-name="Times New Roman" fo:font-size="14pt" fo:font-weight="bold" officeooo:rsid="000d88c5" officeooo:paragraph-rsid="001bff5e" style:font-size-asian="14pt" style:font-weight-asian="bold" style:font-size-complex="14pt" style:font-weight-complex="bold"/>
    </style:style>
    <style:style style:name="P9" style:family="paragraph" style:parent-style-name="Standard">
      <style:paragraph-properties fo:margin-top="0in" fo:margin-bottom="0.0138in" style:contextual-spacing="false"/>
      <style:text-properties fo:color="#333333" loext:opacity="100%" style:font-name="Times New Roman" fo:font-size="14pt" fo:font-weight="bold" officeooo:rsid="000d88c5" officeooo:paragraph-rsid="000d88c5" style:font-size-asian="14pt" style:font-weight-asian="bold" style:font-size-complex="14pt" style:font-weight-complex="bold"/>
    </style:style>
    <style:style style:name="P10" style:family="paragraph" style:parent-style-name="Standard">
      <style:paragraph-properties fo:margin-top="0in" fo:margin-bottom="0.0138in" style:contextual-spacing="false"/>
      <style:text-properties fo:color="#333333" loext:opacity="100%" style:font-name="Times New Roman" fo:font-weight="normal" officeooo:rsid="000d88c5" officeooo:paragraph-rsid="000d88c5" style:font-weight-asian="normal" style:font-weight-complex="normal"/>
    </style:style>
    <style:style style:name="P11" style:family="paragraph" style:parent-style-name="Standard">
      <style:paragraph-properties fo:margin-top="0in" fo:margin-bottom="0.0138in" style:contextual-spacing="false"/>
      <style:text-properties officeooo:paragraph-rsid="000d88c5"/>
    </style:style>
    <style:style style:name="P12" style:family="paragraph" style:parent-style-name="Standard">
      <style:paragraph-properties fo:margin-top="0in" fo:margin-bottom="0.0138in" style:contextual-spacing="false"/>
      <style:text-properties fo:font-variant="normal" fo:text-transform="none" fo:color="#273239" loext:opacity="100%" style:font-name="Times New Roman" fo:font-size="13.5pt" fo:letter-spacing="normal" fo:font-style="normal" fo:font-weight="normal" officeooo:rsid="000bdddc" officeooo:paragraph-rsid="000bdddc"/>
    </style:style>
    <style:style style:name="P13"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73239" loext:opacity="100%" style:font-name="Consolas3" fo:font-size="12pt" fo:letter-spacing="normal" fo:font-style="normal" fo:font-weight="normal" loext:padding="0in" loext:border="none"/>
    </style:style>
    <style:style style:name="P14"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73239" loext:opacity="100%" fo:letter-spacing="normal" loext:padding="0in" loext:border="none"/>
    </style:style>
    <style:style style:name="P1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73239" loext:opacity="100%" style:font-name="Nunito" fo:font-size="12pt" fo:letter-spacing="normal" fo:font-style="normal" fo:font-weight="normal" loext:padding="0in" loext:border="none"/>
    </style:style>
    <style:style style:name="P16" style:family="paragraph" style:parent-style-name="Text_20_body">
      <style:text-properties fo:font-variant="normal" fo:text-transform="none" fo:color="#273239" loext:opacity="100%" style:font-name="Nunito" fo:font-size="12pt" fo:letter-spacing="normal" fo:font-style="normal" fo:font-weight="normal" style:font-size-asian="14pt" style:font-size-complex="14pt" loext:padding="0in" loext:border="none"/>
    </style:style>
    <style:style style:name="P17" style:family="paragraph" style:parent-style-name="Text_20_body">
      <style:paragraph-properties fo:text-align="start" style:justify-single-word="false"/>
      <style:text-properties fo:font-variant="normal" fo:text-transform="none" fo:color="#374151" loext:opacity="100%" style:font-name="Times New Roman" fo:font-size="16pt" fo:letter-spacing="normal" fo:font-style="normal" fo:font-weight="normal" officeooo:paragraph-rsid="00095237" style:font-size-asian="16pt" style:font-size-complex="16pt"/>
    </style:style>
    <style:style style:name="P18" style:family="paragraph" style:parent-style-name="Heading_20_2">
      <style:paragraph-properties fo:margin-top="0in" fo:margin-bottom="0.0138in" style:contextual-spacing="false"/>
      <style:text-properties fo:font-variant="normal" fo:text-transform="none" fo:color="#000000" loext:opacity="100%" style:font-name="Heebo" fo:font-size="19.5pt" fo:letter-spacing="normal" fo:font-style="normal" fo:font-weight="normal"/>
    </style:style>
    <style:style style:name="P19" style:family="paragraph" style:parent-style-name="Standard">
      <style:paragraph-properties fo:margin-left="0.4925in" fo:margin-right="0in" fo:text-align="start" style:justify-single-word="false" fo:text-indent="0in" style:auto-text-indent="false"/>
      <style:text-properties fo:font-variant="normal" fo:text-transform="none" fo:color="#040c28" loext:opacity="100%" style:font-name="Google Sans" fo:font-size="12pt" fo:letter-spacing="normal" fo:font-style="normal" fo:font-weight="normal" officeooo:paragraph-rsid="001bff5e" fo:background-color="#5097ff" style:font-weight-asian="bold" style:font-weight-complex="bold"/>
    </style:style>
    <style:style style:name="P20" style:family="paragraph" style:parent-style-name="Standard">
      <style:paragraph-properties fo:margin-left="0.4925in" fo:margin-right="0in" fo:text-align="start" style:justify-single-word="false" fo:text-indent="0in" style:auto-text-indent="false"/>
      <style:text-properties fo:font-variant="normal" fo:text-transform="none" fo:color="#040c28" loext:opacity="100%" style:font-name="Google Sans" fo:font-size="12pt" fo:letter-spacing="normal" fo:font-style="normal" fo:font-weight="normal" officeooo:rsid="000099a2" officeooo:paragraph-rsid="001bff5e" fo:background-color="#5097ff" style:font-weight-asian="bold" style:font-weight-complex="bold"/>
    </style:style>
    <style:style style:name="P21" style:family="paragraph" style:parent-style-name="Standard">
      <style:paragraph-properties fo:margin-left="0.4925in" fo:margin-right="0in" fo:text-align="start" style:justify-single-word="false" fo:text-indent="0in" style:auto-text-indent="false"/>
      <style:text-properties fo:font-variant="normal" fo:text-transform="none" fo:color="#040c28" loext:opacity="100%" style:font-name="Google Sans" fo:font-size="12pt" fo:letter-spacing="normal" fo:font-style="normal" fo:font-weight="normal" officeooo:paragraph-rsid="001bff5e" fo:background-color="#ffffff" style:font-weight-asian="bold" style:font-weight-complex="bold"/>
    </style:style>
    <style:style style:name="P22" style:family="paragraph" style:parent-style-name="Text_20_body">
      <style:paragraph-properties fo:margin-left="0in" fo:margin-right="0in" fo:line-height="160%" fo:text-align="justify" style:justify-single-word="false" fo:orphans="2" fo:widows="2" fo:text-indent="0in" style:auto-text-indent="false" fo:padding="0in" fo:border="none"/>
      <style:text-properties fo:font-variant="normal" fo:text-transform="none" fo:color="#333333" loext:opacity="100%" style:font-name="Nunito" fo:font-size="13pt" fo:letter-spacing="normal" fo:font-style="normal" fo:font-weight="normal" officeooo:paragraph-rsid="001ceb4b"/>
    </style:style>
    <style:style style:name="P23" style:family="paragraph" style:parent-style-name="Text_20_body">
      <style:text-properties fo:font-variant="normal" fo:text-transform="none" fo:color="#333333" loext:opacity="100%" style:font-name="Heebo" fo:font-size="11pt" fo:letter-spacing="normal" fo:font-style="normal" fo:font-weight="bold" officeooo:rsid="001ceb4b" officeooo:paragraph-rsid="001ceb4b" style:font-size-asian="11pt" style:font-weight-asian="bold" style:font-size-complex="11pt" style:font-weight-complex="bold"/>
    </style:style>
    <style:style style:name="P24" style:family="paragraph" style:parent-style-name="Text_20_body">
      <style:text-properties fo:font-variant="normal" fo:text-transform="none" fo:color="#333333" loext:opacity="100%" style:font-name="Heebo" fo:font-size="10pt" fo:letter-spacing="normal" fo:font-style="normal" fo:font-weight="bold" officeooo:rsid="001ceb4b" officeooo:paragraph-rsid="001ceb4b" style:font-size-asian="8.75pt" style:font-weight-asian="bold" style:font-size-complex="10pt" style:font-weight-complex="bold"/>
    </style:style>
    <style:style style:name="P25" style:family="paragraph" style:parent-style-name="Text_20_body">
      <style:paragraph-properties fo:margin-left="0in" fo:margin-right="0in" fo:line-height="160%" fo:text-align="justify" style:justify-single-word="false" fo:orphans="2" fo:widows="2" fo:text-indent="0in" style:auto-text-indent="false" fo:padding="0in" fo:border="none"/>
      <style:text-properties fo:font-variant="normal" fo:text-transform="none" fo:color="#333333" loext:opacity="100%" style:font-name="Heebo" fo:font-size="13pt" fo:letter-spacing="normal" fo:font-style="normal" fo:font-weight="bold" officeooo:paragraph-rsid="001ceb4b" style:font-size-asian="13pt" style:font-weight-asian="bold" style:font-size-complex="13pt" style:font-weight-complex="bold"/>
    </style:style>
    <style:style style:name="P26" style:family="paragraph" style:parent-style-name="Heading_20_2">
      <style:paragraph-properties fo:margin-left="0in" fo:margin-right="0in" fo:margin-top="0in" fo:margin-bottom="0in" style:contextual-spacing="false" fo:line-height="125%" fo:text-align="start" style:justify-single-word="false" fo:orphans="2" fo:widows="2" fo:text-indent="0in" style:auto-text-indent="false" fo:padding="0in" fo:border="none"/>
      <style:text-properties fo:font-variant="normal" fo:text-transform="none" fo:color="#ff0000" loext:opacity="100%" style:font-name="Heebo" fo:font-size="21pt" fo:letter-spacing="normal" fo:font-style="normal" fo:font-weight="bold" style:font-weight-asian="bold" style:font-weight-complex="bold"/>
    </style:style>
    <style:style style:name="P27" style:family="paragraph" style:parent-style-name="Standard">
      <style:paragraph-properties fo:margin-top="0in" fo:margin-bottom="0.0138in" style:contextual-spacing="false"/>
      <style:text-properties fo:font-variant="normal" fo:text-transform="none" fo:color="#ff0000" loext:opacity="100%" style:font-name="Heebo" fo:font-size="21pt" fo:letter-spacing="normal" fo:font-style="normal" fo:font-weight="bold" style:font-weight-asian="bold" style:font-weight-complex="bold"/>
    </style:style>
    <style:style style:name="P28" style:family="paragraph" style:parent-style-name="Text_20_body">
      <style:text-properties fo:font-variant="normal" fo:text-transform="none" fo:color="#ff0000" loext:opacity="100%" style:font-name="Heebo" fo:font-size="21pt" fo:letter-spacing="normal" fo:font-style="normal" fo:font-weight="bold" style:font-weight-asian="bold" style:font-weight-complex="bold"/>
    </style:style>
    <style:style style:name="P29" style:family="paragraph" style:parent-style-name="Standard">
      <style:paragraph-properties fo:margin-left="0.4925in" fo:margin-right="0in" fo:text-align="start" style:justify-single-word="false" fo:text-indent="0in" style:auto-text-indent="false"/>
      <style:text-properties fo:font-variant="normal" fo:text-transform="none" fo:color="#4d5156" loext:opacity="100%" style:font-name="Google Sans" fo:font-size="12pt" fo:letter-spacing="normal" fo:language="en" fo:country="US" fo:font-style="normal" fo:font-weight="normal" officeooo:paragraph-rsid="001bff5e" fo:background-color="#ffffff" loext:padding="0in" loext:border="none"/>
    </style:style>
    <style:style style:name="P30" style:family="paragraph" style:parent-style-name="Heading_20_3">
      <style:paragraph-properties fo:margin-top="0in" fo:margin-bottom="0.0138in" style:contextual-spacing="false"/>
      <style:text-properties officeooo:rsid="00095237" officeooo:paragraph-rsid="0013ec4e"/>
    </style:style>
    <style:style style:name="P31" style:family="paragraph" style:parent-style-name="Standard">
      <style:paragraph-properties fo:margin-top="0in" fo:margin-bottom="0.0138in" style:contextual-spacing="false"/>
      <style:text-properties style:font-name="Times New Roman" fo:font-size="14pt" officeooo:rsid="00095237" officeooo:paragraph-rsid="00095237" style:font-size-asian="14pt" style:font-size-complex="14pt"/>
    </style:style>
    <style:style style:name="P32" style:family="paragraph" style:parent-style-name="Standard">
      <style:paragraph-properties fo:margin-top="0in" fo:margin-bottom="0.0138in" style:contextual-spacing="false"/>
      <style:text-properties style:font-name="Times New Roman" fo:font-size="14pt" officeooo:rsid="00095237" officeooo:paragraph-rsid="0010c9fb" style:font-size-asian="14pt" style:font-size-complex="14pt"/>
    </style:style>
    <style:style style:name="P33" style:family="paragraph" style:parent-style-name="Standard">
      <style:paragraph-properties fo:margin-left="0.25in" fo:margin-right="0in" fo:margin-top="0in" fo:margin-bottom="0.0138in" style:contextual-spacing="false" fo:text-indent="0in" style:auto-text-indent="false"/>
      <style:text-properties style:font-name="Times New Roman" fo:font-size="14pt" style:font-size-asian="14pt" style:font-size-complex="14pt"/>
    </style:style>
    <style:style style:name="P34" style:family="paragraph" style:parent-style-name="Standard">
      <style:paragraph-properties fo:margin-top="0in" fo:margin-bottom="0.0138in" style:contextual-spacing="false"/>
      <style:text-properties style:font-name="Times New Roman" fo:font-size="14pt" style:font-size-asian="14pt" style:font-size-complex="14pt"/>
    </style:style>
    <style:style style:name="P35" style:family="paragraph" style:parent-style-name="Standard">
      <style:paragraph-properties fo:margin-top="0in" fo:margin-bottom="0in" style:contextual-spacing="false" fo:line-height="100%"/>
      <style:text-properties style:font-name="Times New Roman" fo:font-size="14pt" style:font-size-asian="14pt" style:font-size-complex="14pt"/>
    </style:style>
    <style:style style:name="P36" style:family="paragraph" style:parent-style-name="Standard">
      <style:text-properties style:font-name="Times New Roman" fo:font-size="14pt" style:font-size-asian="14pt" style:font-size-complex="14pt"/>
    </style:style>
    <style:style style:name="P37" style:family="paragraph" style:parent-style-name="Standard">
      <style:paragraph-properties fo:margin-top="0in" fo:margin-bottom="0.0138in" style:contextual-spacing="false"/>
      <style:text-properties style:font-name="Times New Roman" fo:font-size="14pt" officeooo:paragraph-rsid="0013ec4e" style:font-size-asian="14pt" style:font-size-complex="14pt"/>
    </style:style>
    <style:style style:name="P38" style:family="paragraph" style:parent-style-name="Table_20_Contents">
      <style:text-properties style:font-name="Times New Roman" fo:font-size="14pt" style:font-size-asian="14pt" style:font-size-complex="14pt"/>
    </style:style>
    <style:style style:name="P39" style:family="paragraph" style:parent-style-name="Preformatted_20_Text">
      <style:text-properties style:font-name="Times New Roman" fo:font-size="14pt" style:font-size-asian="14pt" style:font-size-complex="14pt"/>
    </style:style>
    <style:style style:name="P40" style:family="paragraph" style:parent-style-name="Standard">
      <style:paragraph-properties fo:margin-top="0in" fo:margin-bottom="0in" style:contextual-spacing="false" fo:line-height="100%"/>
      <style:text-properties style:font-name="Times New Roman" fo:font-size="14pt" style:font-size-asian="14pt" style:font-name-complex="Consolas2" style:font-size-complex="14pt"/>
    </style:style>
    <style:style style:name="P41" style:family="paragraph" style:parent-style-name="Standard">
      <style:paragraph-properties fo:margin-left="0.25in" fo:margin-right="0in" fo:margin-top="0in" fo:margin-bottom="0.0138in" style:contextual-spacing="false" fo:text-indent="0in" style:auto-text-indent="false"/>
      <style:text-properties style:font-name="Times New Roman" fo:font-size="14pt" style:letter-kerning="true" style:font-size-asian="14pt" style:font-size-complex="14pt"/>
    </style:style>
    <style:style style:name="P42" style:family="paragraph" style:parent-style-name="Standard">
      <style:paragraph-properties fo:margin-top="0in" fo:margin-bottom="0.0138in" style:contextual-spacing="false"/>
      <style:text-properties style:font-name="Times New Roman" fo:font-size="14pt" fo:font-weight="bold" style:font-size-asian="14pt" style:font-weight-asian="bold" style:font-size-complex="14pt"/>
    </style:style>
    <style:style style:name="P43" style:family="paragraph" style:parent-style-name="Standard">
      <style:paragraph-properties fo:margin-top="0in" fo:margin-bottom="0.0138in" style:contextual-spacing="false"/>
      <style:text-properties style:font-name="Times New Roman" fo:font-size="14pt" style:text-underline-style="solid" style:text-underline-width="auto" style:text-underline-color="font-color" fo:font-weight="bold" style:font-size-asian="14pt" style:font-weight-asian="bold" style:font-size-complex="14pt"/>
    </style:style>
    <style:style style:name="P44" style:family="paragraph" style:parent-style-name="Standard">
      <style:paragraph-properties fo:margin-top="0in" fo:margin-bottom="0.0138in" style:contextual-spacing="false"/>
      <style:text-properties style:font-name="Times New Roman"/>
    </style:style>
    <style:style style:name="P45" style:family="paragraph" style:parent-style-name="Standard">
      <style:paragraph-properties fo:margin-top="0in" fo:margin-bottom="0.0138in" style:contextual-spacing="false" fo:text-align="center" style:justify-single-word="false" fo:padding-left="0.0555in" fo:padding-right="0.0555in" fo:padding-top="0.0417in" fo:padding-bottom="0.0138in" fo:border="0.51pt solid #000000" style:shadow="none"/>
      <style:text-properties style:font-name="Times New Roman"/>
    </style:style>
    <style:style style:name="P46" style:family="paragraph" style:parent-style-name="Standard">
      <style:paragraph-properties fo:margin-top="0in" fo:margin-bottom="0.0138in" style:contextual-spacing="false"/>
      <style:text-properties style:font-name="Times New Roman" officeooo:paragraph-rsid="000d88c5"/>
    </style:style>
    <style:style style:name="P47" style:family="paragraph" style:parent-style-name="Standard">
      <style:paragraph-properties fo:margin-left="0.25in" fo:margin-right="0in" fo:margin-top="0in" fo:margin-bottom="0.0138in" style:contextual-spacing="false" fo:text-indent="0in" style:auto-text-indent="false"/>
      <style:text-properties style:font-name="Times New Roman"/>
    </style:style>
    <style:style style:name="P48" style:family="paragraph" style:parent-style-name="Standard">
      <style:paragraph-properties fo:margin-top="0in" fo:margin-bottom="0.0138in" style:contextual-spacing="false"/>
      <style:text-properties style:font-name="Times New Roman" officeooo:paragraph-rsid="0012b9a0"/>
    </style:style>
    <style:style style:name="P49" style:family="paragraph" style:parent-style-name="Standard">
      <style:paragraph-properties fo:margin-left="0.25in" fo:margin-right="0in" fo:margin-top="0in" fo:margin-bottom="0.0138in" style:contextual-spacing="false" fo:text-indent="0in" style:auto-text-indent="false"/>
      <style:text-properties style:font-name="Times New Roman" fo:font-weight="normal" style:font-weight-asian="normal"/>
    </style:style>
    <style:style style:name="P50" style:family="paragraph" style:parent-style-name="Standard">
      <style:paragraph-properties fo:margin-top="0in" fo:margin-bottom="0.0138in" style:contextual-spacing="false"/>
      <style:text-properties style:font-name="Times New Roman" officeooo:paragraph-rsid="000bdddc"/>
    </style:style>
    <style:style style:name="P51" style:family="paragraph" style:parent-style-name="Standard">
      <style:paragraph-properties fo:margin-top="0in" fo:margin-bottom="0.0138in" style:contextual-spacing="false"/>
      <style:text-properties style:font-name="Times New Roman" officeooo:rsid="001867b8" officeooo:paragraph-rsid="001867b8"/>
    </style:style>
    <style:style style:name="P52" style:family="paragraph" style:parent-style-name="Text_20_body">
      <style:text-properties style:font-name="Times New Roman" officeooo:paragraph-rsid="00095237"/>
    </style:style>
    <style:style style:name="P53" style:family="paragraph" style:parent-style-name="Text_20_body">
      <style:text-properties style:font-name="Times New Roman"/>
    </style:style>
    <style:style style:name="P54" style:family="paragraph" style:parent-style-name="Text_20_body">
      <style:paragraph-properties fo:text-align="start" style:justify-single-word="false"/>
      <style:text-properties style:font-name="Times New Roman" fo:font-size="16pt" officeooo:paragraph-rsid="00095237" style:font-size-asian="16pt" style:font-size-complex="16pt"/>
    </style:style>
    <style:style style:name="P55" style:family="paragraph" style:parent-style-name="Standard">
      <style:paragraph-properties fo:margin-top="0in" fo:margin-bottom="0.0138in" style:contextual-spacing="false"/>
      <style:text-properties style:font-name="Times New Roman" style:text-underline-style="solid" style:text-underline-width="auto" style:text-underline-color="font-color" fo:font-weight="bold" style:font-weight-asian="bold"/>
    </style:style>
    <style:style style:name="P56" style:family="paragraph" style:parent-style-name="Table_20_Contents">
      <style:text-properties style:font-name="Times New Roman" fo:font-size="13pt" fo:font-weight="bold" officeooo:rsid="001bff5e" officeooo:paragraph-rsid="001bff5e" style:font-size-asian="13pt" style:font-weight-asian="bold" style:font-size-complex="13pt" style:font-weight-complex="bold"/>
    </style:style>
    <style:style style:name="P57" style:family="paragraph" style:parent-style-name="Standard">
      <style:paragraph-properties fo:margin-top="0in" fo:margin-bottom="0.0138in" style:contextual-spacing="false"/>
      <style:text-properties style:font-name="Times New Roman" officeooo:paragraph-rsid="001bff5e"/>
    </style:style>
    <style:style style:name="P58" style:family="paragraph" style:parent-style-name="Table_20_Contents">
      <style:text-properties style:font-name="Times New Roman" officeooo:paragraph-rsid="001bff5e"/>
    </style:style>
    <style:style style:name="P59" style:family="paragraph" style:parent-style-name="Table_20_Contents">
      <style:text-properties style:font-name="Times New Roman" officeooo:rsid="001bff5e" officeooo:paragraph-rsid="001bff5e"/>
    </style:style>
    <style:style style:name="P60" style:family="paragraph" style:parent-style-name="Table_20_Contents">
      <style:text-properties style:font-name="Times New Roman"/>
    </style:style>
    <style:style style:name="P61" style:family="paragraph" style:parent-style-name="Table_20_Contents">
      <style:text-properties style:font-name="Times New Roman" fo:font-size="15pt" fo:font-weight="bold" officeooo:rsid="001bff5e" officeooo:paragraph-rsid="001bff5e" fo:background-color="#ffff00" style:font-size-asian="15pt" style:font-weight-asian="bold" style:font-size-complex="15pt" style:font-weight-complex="bold"/>
    </style:style>
    <style:style style:name="P62" style:family="paragraph" style:parent-style-name="Table_20_Contents">
      <style:text-properties style:font-name="Times New Roman" fo:font-size="12pt" officeooo:rsid="001bff5e" officeooo:paragraph-rsid="001bff5e" style:font-size-asian="12pt" style:font-size-complex="12pt"/>
    </style:style>
    <style:style style:name="P63" style:family="paragraph" style:parent-style-name="Standard">
      <style:paragraph-properties fo:margin-top="0in" fo:margin-bottom="0.0138in" style:contextual-spacing="false"/>
      <style:text-properties style:font-name="Times New Roman" officeooo:rsid="001d748b" officeooo:paragraph-rsid="001d748b"/>
    </style:style>
    <style:style style:name="P64" style:family="paragraph" style:parent-style-name="Standard">
      <style:paragraph-properties fo:margin-top="0in" fo:margin-bottom="0.0138in" style:contextual-spacing="false"/>
      <style:text-properties style:font-name="Times New Roman" officeooo:paragraph-rsid="001d748b"/>
    </style:style>
    <style:style style:name="P65" style:family="paragraph" style:parent-style-name="Standard">
      <style:paragraph-properties fo:margin-top="0in" fo:margin-bottom="0.0138in" style:contextual-spacing="false"/>
      <style:text-properties fo:color="#ff0000" loext:opacity="100%" style:font-name="Times New Roman" style:text-underline-style="solid" style:text-underline-width="auto" style:text-underline-color="font-color" fo:font-weight="bold" style:font-weight-asian="bold"/>
    </style:style>
    <style:style style:name="P66" style:family="paragraph" style:parent-style-name="Standard">
      <style:paragraph-properties fo:margin-top="0in" fo:margin-bottom="0.0138in" style:contextual-spacing="false"/>
      <style:text-properties fo:color="#ff0000" loext:opacity="100%" style:font-name="Times New Roman" style:text-underline-style="solid" style:text-underline-width="auto" style:text-underline-color="font-color" fo:font-weight="bold" officeooo:rsid="000d88c5" officeooo:paragraph-rsid="000d88c5" style:font-weight-asian="bold"/>
    </style:style>
    <style:style style:name="P67" style:family="paragraph" style:parent-style-name="Standard">
      <style:paragraph-properties fo:margin-top="0in" fo:margin-bottom="0.0138in" style:contextual-spacing="false"/>
      <style:text-properties fo:color="#ff0000" loext:opacity="100%" style:font-name="Times New Roman" style:text-underline-style="solid" style:text-underline-width="auto" style:text-underline-color="font-color" fo:font-weight="bold" officeooo:rsid="000d88c5" officeooo:paragraph-rsid="001bff5e" style:font-weight-asian="bold"/>
    </style:style>
    <style:style style:name="P68" style:family="paragraph" style:parent-style-name="Standard">
      <style:paragraph-properties fo:margin-top="0in" fo:margin-bottom="0.0138in" style:contextual-spacing="false"/>
      <style:text-properties fo:color="#ff0000" loext:opacity="100%" style:font-name="Times New Roman" style:text-underline-style="solid" style:text-underline-width="auto" style:text-underline-color="font-color" fo:font-weight="bold" officeooo:paragraph-rsid="000d88c5" style:font-weight-asian="bold"/>
    </style:style>
    <style:style style:name="P69" style:family="paragraph" style:parent-style-name="Standard">
      <style:paragraph-properties fo:margin-top="0in" fo:margin-bottom="0.0138in" style:contextual-spacing="false"/>
      <style:text-properties fo:color="#ff0000" loext:opacity="100%" style:font-name="Times New Roman" fo:font-size="14pt" style:text-underline-style="solid" style:text-underline-width="auto" style:text-underline-color="font-color" fo:font-weight="bold" style:font-size-asian="14pt" style:font-weight-asian="bold" style:font-size-complex="14pt"/>
    </style:style>
    <style:style style:name="P70" style:family="paragraph" style:parent-style-name="Standard">
      <style:text-properties fo:color="#ff0000" loext:opacity="100%" style:font-name="Times New Roman" fo:font-size="14pt" style:text-underline-style="solid" style:text-underline-width="auto" style:text-underline-color="font-color" fo:font-weight="bold" style:letter-kerning="true" style:font-size-asian="14pt" style:font-weight-asian="bold" style:font-size-complex="14pt"/>
    </style:style>
    <style:style style:name="P71" style:family="paragraph" style:parent-style-name="Standard">
      <style:paragraph-properties fo:margin-top="0in" fo:margin-bottom="0.0138in" style:contextual-spacing="false"/>
      <style:text-properties fo:color="#ff0000" loext:opacity="100%" style:font-name="Times New Roman" fo:font-size="14pt" style:font-size-asian="14pt" style:font-size-complex="14pt"/>
    </style:style>
    <style:style style:name="P72" style:family="paragraph" style:parent-style-name="Standard">
      <style:paragraph-properties fo:margin-top="0in" fo:margin-bottom="0.0138in" style:contextual-spacing="false"/>
      <style:text-properties fo:color="#ff0000" loext:opacity="100%" style:font-name="Times New Roman" fo:font-size="14pt" style:text-underline-style="none" fo:font-weight="bold" style:font-size-asian="14pt" style:font-weight-asian="bold" style:font-size-complex="14pt"/>
    </style:style>
    <style:style style:name="P73" style:family="paragraph" style:parent-style-name="Standard">
      <style:paragraph-properties fo:margin-top="0in" fo:margin-bottom="0.0138in" style:contextual-spacing="false"/>
      <style:text-properties fo:color="#ff0000" loext:opacity="100%" style:font-name="Times New Roman" fo:font-size="14pt" fo:font-weight="bold"/>
    </style:style>
    <style:style style:name="P74" style:family="paragraph" style:parent-style-name="Standard">
      <style:paragraph-properties fo:margin-top="0in" fo:margin-bottom="0.0138in" style:contextual-spacing="false"/>
      <style:text-properties fo:color="#ff0000" loext:opacity="100%" style:font-name="Times New Roman" fo:font-size="13pt" style:text-underline-style="solid" style:text-underline-width="auto" style:text-underline-color="font-color" fo:font-weight="bold" officeooo:paragraph-rsid="0013ec4e" style:font-size-asian="13pt" style:font-weight-asian="bold" style:font-size-complex="13pt"/>
    </style:style>
    <style:style style:name="P75" style:family="paragraph" style:parent-style-name="Standard">
      <style:paragraph-properties fo:margin-top="0in" fo:margin-bottom="0.0138in" style:contextual-spacing="false"/>
      <style:text-properties fo:color="#ff0000" loext:opacity="100%" style:font-name="Times New Roman" fo:font-size="13pt" style:text-underline-style="solid" style:text-underline-width="auto" style:text-underline-color="font-color" fo:font-weight="bold" officeooo:rsid="000d88c5" officeooo:paragraph-rsid="001bff5e" style:font-size-asian="13pt" style:font-weight-asian="bold" style:font-size-complex="13pt"/>
    </style:style>
    <style:style style:name="P76" style:family="paragraph" style:parent-style-name="Standard">
      <style:paragraph-properties fo:margin-top="0in" fo:margin-bottom="0.0138in" style:contextual-spacing="false"/>
      <style:text-properties fo:color="#c9211e" loext:opacity="100%" style:font-name="Times New Roman" fo:font-size="14pt" fo:font-weight="bold" officeooo:rsid="000d88c5" style:font-size-asian="14pt" style:font-weight-asian="bold" style:font-size-complex="14pt" style:font-weight-complex="bold"/>
    </style:style>
    <style:style style:name="P77" style:family="paragraph" style:parent-style-name="Standard">
      <style:paragraph-properties fo:margin-top="0in" fo:margin-bottom="0.0138in" style:contextual-spacing="false"/>
      <style:text-properties fo:color="#c9211e" loext:opacity="100%" style:font-name="Times New Roman" fo:font-size="14pt" fo:font-style="italic" style:text-underline-style="solid" style:text-underline-width="auto" style:text-underline-color="font-color" fo:font-weight="bold" officeooo:rsid="000d88c5" officeooo:paragraph-rsid="0013ec4e" style:font-size-asian="14pt" style:font-style-asian="italic" style:font-weight-asian="bold" style:font-size-complex="14pt" style:font-style-complex="italic" style:font-weight-complex="bold"/>
    </style:style>
    <style:style style:name="P78" style:family="paragraph" style:parent-style-name="Standard">
      <style:paragraph-properties fo:margin-top="0in" fo:margin-bottom="0in" style:contextual-spacing="false" fo:line-height="100%"/>
      <style:text-properties fo:color="#c9211e" loext:opacity="100%" style:font-name="Times New Roman" fo:font-size="14pt" style:text-underline-style="solid" style:text-underline-width="auto" style:text-underline-color="font-color" fo:font-weight="bold" style:font-size-asian="14pt" style:font-weight-asian="bold" style:font-name-complex="Consolas2" style:font-size-complex="14pt" style:font-weight-complex="bold"/>
    </style:style>
    <style:style style:name="P79" style:family="paragraph" style:parent-style-name="Standard">
      <style:paragraph-properties fo:margin-top="0in" fo:margin-bottom="0.0138in" style:contextual-spacing="false"/>
      <style:text-properties fo:color="#c9211e" loext:opacity="100%" style:font-name="Times New Roman" style:text-underline-style="solid" style:text-underline-width="auto" style:text-underline-color="font-color" fo:font-weight="bold" style:font-weight-asian="bold"/>
    </style:style>
    <style:style style:name="P80" style:family="paragraph" style:parent-style-name="Standard">
      <style:paragraph-properties fo:margin-top="0in" fo:margin-bottom="0.0138in" style:contextual-spacing="false"/>
      <style:text-properties fo:color="#c9211e" loext:opacity="100%" style:font-name="Times New Roman" style:text-underline-style="solid" style:text-underline-width="auto" style:text-underline-color="font-color" fo:font-weight="bold" officeooo:rsid="001ceb4b" officeooo:paragraph-rsid="001ceb4b" style:font-weight-asian="bold" style:font-weight-complex="bold"/>
    </style:style>
    <style:style style:name="P81" style:family="paragraph" style:parent-style-name="Standard">
      <style:paragraph-properties fo:margin-top="0in" fo:margin-bottom="0.0138in" style:contextual-spacing="false"/>
      <style:text-properties fo:color="#000000" loext:opacity="100%" style:font-name="Times New Roman" fo:font-size="14pt" fo:font-weight="bold" officeooo:rsid="00095237" officeooo:paragraph-rsid="00095237" style:font-size-asian="14pt" style:font-weight-asian="bold" style:font-size-complex="14pt" style:font-weight-complex="bold"/>
    </style:style>
    <style:style style:name="P82" style:family="paragraph" style:parent-style-name="Standard">
      <style:paragraph-properties fo:margin-top="0in" fo:margin-bottom="0in" style:contextual-spacing="false" fo:line-height="100%"/>
      <style:text-properties fo:color="#000000" loext:opacity="100%" style:font-name="Times New Roman" fo:font-size="14pt" style:font-size-asian="14pt" style:font-name-complex="Consolas2" style:font-size-complex="14pt"/>
    </style:style>
    <style:style style:name="P83" style:family="paragraph" style:parent-style-name="Standard">
      <style:paragraph-properties fo:margin-left="0.4925in" fo:margin-right="0in" fo:text-align="start" style:justify-single-word="false" fo:text-indent="0in" style:auto-text-indent="false"/>
      <style:text-properties fo:color="#000000" loext:opacity="100%" fo:font-weight="bold" officeooo:paragraph-rsid="001bff5e" style:font-weight-asian="bold" style:font-weight-complex="bold"/>
    </style:style>
    <style:style style:name="P84" style:family="paragraph" style:parent-style-name="Standard">
      <style:paragraph-properties fo:margin-top="0in" fo:margin-bottom="0.0138in" style:contextual-spacing="false"/>
      <style:text-properties fo:color="#800080" loext:opacity="100%" style:font-name="Times New Roman" fo:font-size="14pt" fo:font-weight="bold" officeooo:rsid="00095237" officeooo:paragraph-rsid="00095237" style:font-size-asian="14pt" style:font-weight-asian="bold" style:font-size-complex="14pt" style:font-weight-complex="bold"/>
    </style:style>
    <style:style style:name="P85" style:family="paragraph" style:parent-style-name="Standard">
      <style:paragraph-properties fo:margin-top="0in" fo:margin-bottom="0.0138in" style:contextual-spacing="false"/>
      <style:text-properties fo:color="#800080" loext:opacity="100%" style:font-name="Times New Roman" fo:font-size="14pt" fo:font-weight="bold" officeooo:rsid="00095237" officeooo:paragraph-rsid="0013ec4e" style:font-size-asian="14pt" style:font-weight-asian="bold" style:font-size-complex="14pt" style:font-weight-complex="bold"/>
    </style:style>
    <style:style style:name="P86" style:family="paragraph" style:parent-style-name="Standard">
      <style:paragraph-properties fo:margin-top="0in" fo:margin-bottom="0in" style:contextual-spacing="false" fo:line-height="100%"/>
      <style:text-properties fo:color="#646464" loext:opacity="100%" style:font-name="Times New Roman" fo:font-size="14pt" style:font-size-asian="14pt" style:font-name-complex="Consolas2" style:font-size-complex="14pt"/>
    </style:style>
    <style:style style:name="P87" style:family="paragraph" style:parent-style-name="Standard">
      <style:paragraph-properties fo:margin-left="0.4925in" fo:margin-right="0in" fo:text-align="start" style:justify-single-word="false" fo:text-indent="0in" style:auto-text-indent="false"/>
      <style:text-properties fo:font-weight="bold" officeooo:paragraph-rsid="001bff5e"/>
    </style:style>
    <style:style style:name="P88" style:family="paragraph" style:parent-style-name="Standard">
      <style:paragraph-properties fo:margin-left="0.4925in" fo:margin-right="0in" fo:text-align="start" style:justify-single-word="false" fo:text-indent="0in" style:auto-text-indent="false"/>
      <style:text-properties officeooo:paragraph-rsid="001bff5e" fo:background-color="#ffffff"/>
    </style:style>
    <style:style style:name="P89" style:family="paragraph" style:parent-style-name="Standard">
      <style:paragraph-properties fo:margin-top="0in" fo:margin-bottom="0.0138in" style:contextual-spacing="false"/>
      <style:text-properties fo:color="#002060" loext:opacity="100%" style:font-name="Times New Roman" fo:font-weight="bold" style:font-weight-asian="bold"/>
    </style:style>
    <style:style style:name="P90" style:family="paragraph" style:parent-style-name="Standard">
      <style:paragraph-properties fo:margin-top="0in" fo:margin-bottom="0.0138in" style:contextual-spacing="false"/>
      <style:text-properties fo:color="#002060" loext:opacity="100%" style:font-name="Times New Roman" fo:font-weight="bold" officeooo:rsid="001bff5e" officeooo:paragraph-rsid="001bff5e" style:font-weight-asian="bold"/>
    </style:style>
    <style:style style:name="P91" style:family="paragraph" style:parent-style-name="Table_20_Contents">
      <style:text-properties fo:color="#002060" loext:opacity="100%" style:font-name="Times New Roman" fo:font-weight="bold" officeooo:rsid="001bff5e" officeooo:paragraph-rsid="001bff5e" style:font-weight-asian="bold"/>
    </style:style>
    <style:style style:name="P92" style:family="paragraph" style:parent-style-name="Standard">
      <style:text-properties fo:color="#002060" loext:opacity="100%" style:font-name="Times New Roman" fo:font-weight="bold" officeooo:rsid="001bff5e" officeooo:paragraph-rsid="001bff5e" style:font-weight-asian="bold"/>
    </style:style>
    <style:style style:name="P93" style:family="paragraph" style:parent-style-name="Standard">
      <style:paragraph-properties fo:margin-top="0in" fo:margin-bottom="0.0138in" style:contextual-spacing="false"/>
      <style:text-properties fo:color="#002060" loext:opacity="100%" style:font-name="Times New Roman" fo:font-weight="bold" officeooo:paragraph-rsid="001bff5e" style:font-weight-asian="bold"/>
    </style:style>
    <style:style style:name="P94" style:family="paragraph" style:parent-style-name="Standard">
      <style:paragraph-properties fo:margin-top="0in" fo:margin-bottom="0.0138in" style:contextual-spacing="false"/>
      <style:text-properties fo:color="#002060" loext:opacity="100%" style:font-name="Times New Roman" fo:font-weight="bold" officeooo:rsid="001ceb4b" officeooo:paragraph-rsid="001ceb4b" style:font-weight-asian="bold"/>
    </style:style>
    <style:style style:name="P95" style:family="paragraph" style:parent-style-name="Table_20_Contents">
      <style:text-properties fo:color="#1c1c1c" loext:opacity="100%" style:font-name="Times New Roman" fo:font-size="13pt" fo:font-weight="bold" officeooo:rsid="001bff5e" officeooo:paragraph-rsid="001bff5e" style:font-size-asian="13pt" style:font-weight-asian="bold" style:font-size-complex="13pt" style:font-weight-complex="bold"/>
    </style:style>
    <style:style style:name="P96" style:family="paragraph" style:parent-style-name="Standard">
      <style:paragraph-properties fo:margin-top="0in" fo:margin-bottom="0.0138in" style:contextual-spacing="false"/>
      <style:text-properties fo:color="#1c1c1c" loext:opacity="100%" style:font-name="Times New Roman" officeooo:paragraph-rsid="001d748b"/>
    </style:style>
    <style:style style:name="P97" style:family="paragraph" style:parent-style-name="Table_20_Contents">
      <style:text-properties officeooo:paragraph-rsid="001ceb4b"/>
    </style:style>
    <style:style style:name="P98" style:family="paragraph" style:parent-style-name="Text_20_body">
      <style:text-properties officeooo:paragraph-rsid="001ceb4b"/>
    </style:style>
    <style:style style:name="P99" style:family="paragraph" style:parent-style-name="Text_20_body">
      <style:paragraph-properties fo:text-align="start" style:justify-single-word="false"/>
      <style:text-properties officeooo:paragraph-rsid="00095237"/>
    </style:style>
    <style:style style:name="P100" style:family="paragraph" style:parent-style-name="Standard">
      <style:paragraph-properties fo:margin-top="0in" fo:margin-bottom="0in" style:contextual-spacing="false" fo:line-height="100%"/>
      <style:text-properties fo:color="#2aa198" loext:opacity="100%" style:font-name="Times New Roman" fo:font-size="14pt" style:font-size-asian="14pt" style:font-name-complex="Consolas2" style:font-size-complex="14pt"/>
    </style:style>
    <style:style style:name="P101" style:family="paragraph" style:parent-style-name="Standard">
      <style:paragraph-properties fo:margin-left="0in" fo:margin-right="0in" fo:margin-top="0in" fo:margin-bottom="0in" style:contextual-spacing="false" fo:text-indent="0in" style:auto-text-indent="false"/>
    </style:style>
    <style:style style:name="P102" style:family="paragraph" style:parent-style-name="Standard">
      <style:paragraph-properties fo:margin-top="0in" fo:margin-bottom="0.0138in" style:contextual-spacing="false"/>
      <style:text-properties officeooo:paragraph-rsid="001d748b"/>
    </style:style>
    <style:style style:name="P103" style:family="paragraph" style:parent-style-name="Standard">
      <style:paragraph-properties fo:margin-top="0in" fo:margin-bottom="0.0138in" style:contextual-spacing="false"/>
      <style:text-properties officeooo:paragraph-rsid="001867b8"/>
    </style:style>
    <style:style style:name="P104" style:family="paragraph" style:parent-style-name="Text_20_body">
      <style:text-properties officeooo:rsid="001ceb4b" officeooo:paragraph-rsid="001ceb4b"/>
    </style:style>
    <style:style style:name="P105" style:family="paragraph" style:parent-style-name="Heading_20_3" style:list-style-name="L9">
      <style:paragraph-properties fo:margin-top="0in" fo:margin-bottom="0.0138in" style:contextual-spacing="false"/>
      <style:text-properties officeooo:paragraph-rsid="00095237"/>
    </style:style>
    <style:style style:name="P106" style:family="paragraph" style:parent-style-name="Heading_20_3" style:list-style-name="L14">
      <style:paragraph-properties fo:margin-top="0in" fo:margin-bottom="0.0138in" style:contextual-spacing="false"/>
      <style:text-properties fo:font-variant="normal" fo:text-transform="none" fo:color="#273239" loext:opacity="100%" style:font-name="Times New Roman" fo:font-size="13.5pt" fo:letter-spacing="normal" fo:font-style="normal" fo:font-weight="normal" officeooo:paragraph-rsid="000bdddc"/>
    </style:style>
    <style:style style:name="P107" style:family="paragraph" style:parent-style-name="Heading_20_4" style:list-style-name="L9">
      <style:paragraph-properties fo:margin-top="0in" fo:margin-bottom="0.0138in" style:contextual-spacing="false"/>
      <style:text-properties officeooo:paragraph-rsid="00095237"/>
    </style:style>
    <style:style style:name="P108" style:family="paragraph" style:parent-style-name="List_20_Paragraph" style:list-style-name="WWNum9">
      <style:text-properties style:font-name="Times New Roman" fo:font-size="14pt" style:font-size-asian="14pt" style:font-size-complex="14pt"/>
    </style:style>
    <style:style style:name="P109" style:family="paragraph" style:parent-style-name="List_20_Paragraph" style:list-style-name="WWNum9">
      <style:paragraph-properties fo:margin-top="0in" fo:margin-bottom="0.0138in" style:contextual-spacing="true"/>
      <style:text-properties style:font-name="Times New Roman" fo:font-size="14pt" style:font-size-asian="14pt" style:font-size-complex="14pt"/>
    </style:style>
    <style:style style:name="P110" style:family="paragraph" style:parent-style-name="List_20_Paragraph" style:list-style-name="WWNum7">
      <style:text-properties style:font-name="Times New Roman" fo:font-size="14pt" style:font-size-asian="14pt" style:font-size-complex="14pt"/>
    </style:style>
    <style:style style:name="P111" style:family="paragraph" style:parent-style-name="List_20_Paragraph" style:list-style-name="WWNum4">
      <style:paragraph-properties fo:margin-top="0in" fo:margin-bottom="0.0138in" style:contextual-spacing="true"/>
      <style:text-properties style:font-name="Times New Roman" fo:font-size="14pt" style:font-size-asian="14pt" style:font-size-complex="14pt"/>
    </style:style>
    <style:style style:name="P112" style:family="paragraph" style:parent-style-name="List_20_Paragraph" style:list-style-name="WWNum6">
      <style:paragraph-properties fo:margin-top="0in" fo:margin-bottom="0.0138in" style:contextual-spacing="true"/>
    </style:style>
    <style:style style:name="P113" style:family="paragraph" style:parent-style-name="List_20_Paragraph" style:list-style-name="L8">
      <style:paragraph-properties fo:margin-top="0in" fo:margin-bottom="0.0138in" style:contextual-spacing="true"/>
      <style:text-properties officeooo:paragraph-rsid="00095237"/>
    </style:style>
    <style:style style:name="P114" style:family="paragraph" style:parent-style-name="Standard">
      <style:paragraph-properties fo:margin-top="0in" fo:margin-bottom="0.0138in" style:contextual-spacing="false"/>
      <style:text-properties fo:color="#ff0000" loext:opacity="100%" style:font-name="Times New Roman" style:text-underline-style="solid" style:text-underline-width="auto" style:text-underline-color="font-color" fo:font-weight="bold" officeooo:rsid="001d748b" officeooo:paragraph-rsid="001d748b" style:font-weight-asian="bold"/>
    </style:style>
    <style:style style:name="P115" style:family="paragraph" style:parent-style-name="Standard">
      <style:paragraph-properties fo:margin-top="0in" fo:margin-bottom="0.0138in" style:contextual-spacing="false"/>
      <style:text-properties fo:color="#ff0000" loext:opacity="100%" style:font-name="Times New Roman" style:text-underline-style="solid" style:text-underline-width="auto" style:text-underline-color="font-color" fo:font-weight="bold" officeooo:paragraph-rsid="001d748b" style:font-weight-asian="bold"/>
    </style:style>
    <style:style style:name="P116" style:family="paragraph" style:parent-style-name="Standard">
      <style:paragraph-properties fo:margin-top="0in" fo:margin-bottom="0.0138in" style:contextual-spacing="false"/>
      <style:text-properties fo:color="#ff0000" loext:opacity="100%" style:font-name="Times New Roman" fo:font-size="14pt" style:text-underline-style="none" fo:font-weight="bold" officeooo:paragraph-rsid="001d748b" style:font-size-asian="14pt" style:font-weight-asian="bold" style:font-size-complex="14pt"/>
    </style:style>
    <style:style style:name="P117" style:family="paragraph" style:parent-style-name="Standard">
      <style:paragraph-properties fo:margin-top="0in" fo:margin-bottom="0.0138in" style:contextual-spacing="false"/>
      <style:text-properties fo:color="#1c1c1c" loext:opacity="100%" style:font-name="Times New Roman" style:text-underline-style="none" fo:font-weight="bold" officeooo:rsid="001d748b" officeooo:paragraph-rsid="001d748b" style:font-weight-asian="bold"/>
    </style:style>
    <style:style style:name="P118" style:family="paragraph" style:parent-style-name="Standard" style:list-style-name="L2">
      <style:paragraph-properties fo:margin-left="0.4925in" fo:margin-right="0in" fo:text-align="start" style:justify-single-word="false" fo:text-indent="-0.25in" style:auto-text-indent="false"/>
      <style:text-properties fo:color="#000000" loext:opacity="100%" fo:font-weight="bold" officeooo:paragraph-rsid="001bff5e" style:font-weight-asian="bold" style:font-weight-complex="bold"/>
    </style:style>
    <style:style style:name="P119" style:family="paragraph" style:parent-style-name="Standard" style:list-style-name="L3">
      <style:paragraph-properties fo:margin-left="0.4925in" fo:margin-right="0in" fo:text-align="start" style:justify-single-word="false" fo:text-indent="-0.25in" style:auto-text-indent="false"/>
      <style:text-properties fo:color="#000000" loext:opacity="100%" fo:font-weight="bold" officeooo:paragraph-rsid="001bff5e" fo:background-color="#ffffff" style:font-weight-asian="bold" style:font-weight-complex="bold"/>
    </style:style>
    <style:style style:name="P120" style:family="paragraph" style:parent-style-name="Standard" style:list-style-name="L1">
      <style:paragraph-properties fo:margin-top="0in" fo:margin-bottom="0.0138in" style:contextual-spacing="false" fo:text-align="start"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paragraph-rsid="00095237" style:font-size-asian="14pt" style:font-style-asian="normal" style:font-weight-asian="normal" style:font-size-complex="14pt" style:font-style-complex="normal" style:font-weight-complex="normal" style:text-overline-style="none" style:text-overline-color="font-color"/>
    </style:style>
    <style:style style:name="P121" style:family="paragraph" style:parent-style-name="Standard" style:list-style-name="L2">
      <style:paragraph-properties fo:margin-left="0.4925in" fo:margin-right="0in" fo:text-align="start" style:justify-single-word="false" fo:text-indent="-0.25in" style:auto-text-indent="false"/>
      <style:text-properties fo:font-variant="normal" fo:text-transform="none" fo:color="#4d5156" loext:opacity="100%" style:font-name="Google Sans" fo:font-size="12pt" fo:letter-spacing="normal" fo:font-style="normal" fo:font-weight="bold" officeooo:paragraph-rsid="001bff5e" style:font-weight-asian="bold" style:font-weight-complex="bold"/>
    </style:style>
    <style:style style:name="P122" style:family="paragraph" style:parent-style-name="Standard" style:list-style-name="L3">
      <style:paragraph-properties fo:margin-left="0.4925in" fo:margin-right="0in" fo:text-align="start" style:justify-single-word="false" fo:text-indent="-0.25in" style:auto-text-indent="false"/>
      <style:text-properties fo:font-variant="normal" fo:text-transform="none" fo:color="#040c28" loext:opacity="100%" style:font-name="Google Sans" fo:font-size="12pt" fo:letter-spacing="normal" fo:font-style="normal" fo:font-weight="normal" officeooo:paragraph-rsid="001bff5e" fo:background-color="#ffffff" style:font-weight-asian="bold" style:font-weight-complex="bold"/>
    </style:style>
    <style:style style:name="P123" style:family="paragraph" style:parent-style-name="Standard" style:list-style-name="L5">
      <style:paragraph-properties fo:margin-left="0.4925in" fo:margin-right="0in" fo:text-align="start" style:justify-single-word="false" fo:text-indent="-0.25in" style:auto-text-indent="false"/>
      <style:text-properties fo:font-variant="normal" fo:text-transform="none" fo:color="#040c28" loext:opacity="100%" style:font-name="Google Sans" fo:font-size="12pt" fo:letter-spacing="normal" fo:font-style="normal" fo:font-weight="normal" officeooo:rsid="000099a2" officeooo:paragraph-rsid="001bff5e" fo:background-color="#ffffff" style:font-weight-asian="bold" style:font-weight-complex="bold"/>
    </style:style>
    <style:style style:name="P124" style:family="paragraph" style:parent-style-name="Standard" style:list-style-name="L3">
      <style:paragraph-properties fo:margin-left="0.4925in" fo:margin-right="0in" fo:text-align="start" style:justify-single-word="false" fo:text-indent="-0.25in" style:auto-text-indent="false"/>
      <style:text-properties fo:font-variant="normal" fo:text-transform="none" fo:color="#111111" loext:opacity="100%" style:font-name="Google Sans" fo:font-size="12pt" fo:letter-spacing="normal" fo:font-style="normal" fo:font-weight="normal" officeooo:paragraph-rsid="001bff5e" fo:background-color="#ffffff" style:font-weight-asian="bold" style:font-weight-complex="bold"/>
    </style:style>
    <style:style style:name="P125" style:family="paragraph" style:parent-style-name="Standard">
      <style:paragraph-properties fo:margin-top="0in" fo:margin-bottom="0.0138in" style:contextual-spacing="false"/>
      <style:text-properties fo:font-variant="normal" fo:text-transform="none" fo:color="#ff0000" loext:opacity="100%" style:font-name="Heebo" fo:font-size="21pt" fo:letter-spacing="normal" fo:font-style="normal" style:text-underline-style="none" fo:font-weight="bold" officeooo:paragraph-rsid="001d748b" style:font-size-asian="14pt" style:font-weight-asian="bold" style:font-size-complex="14pt" style:font-weight-complex="bold"/>
    </style:style>
    <style:style style:name="P126" style:family="paragraph" style:parent-style-name="Standard">
      <style:paragraph-properties fo:margin-top="0in" fo:margin-bottom="0.0138in" style:contextual-spacing="false"/>
      <style:text-properties fo:font-variant="normal" fo:text-transform="none" fo:color="#ff0000" loext:opacity="100%" style:font-name="Heebo" fo:font-size="21pt" fo:letter-spacing="normal" fo:font-style="normal" fo:font-weight="bold" officeooo:paragraph-rsid="001d748b" style:font-weight-asian="bold" style:font-weight-complex="bold"/>
    </style:style>
    <style:style style:name="P127" style:family="paragraph" style:parent-style-name="Standard" style:list-style-name="L14">
      <style:paragraph-properties fo:margin-top="0in" fo:margin-bottom="0.0138in" style:contextual-spacing="false"/>
      <style:text-properties fo:font-variant="normal" fo:text-transform="none" fo:color="#273239" loext:opacity="100%" style:font-name="Times New Roman" fo:font-size="12.75pt" fo:letter-spacing="normal" fo:font-style="normal" fo:font-weight="normal" officeooo:paragraph-rsid="000bdddc"/>
    </style:style>
    <style:style style:name="P128" style:family="paragraph" style:parent-style-name="Standard" style:list-style-name="L4"/>
    <style:style style:name="P129" style:family="paragraph" style:parent-style-name="Standard" style:list-style-name="L6">
      <style:paragraph-properties fo:margin-left="0.4925in" fo:margin-right="0in" fo:text-align="start" style:justify-single-word="false" fo:text-indent="-0.25in" style:auto-text-indent="false"/>
      <style:text-properties style:text-underline-style="none" fo:font-weight="bold" officeooo:paragraph-rsid="001bff5e" fo:background-color="#ffffff"/>
    </style:style>
    <style:style style:name="P130" style:family="paragraph" style:parent-style-name="Standard" style:list-style-name="L6">
      <style:paragraph-properties fo:margin-left="0in" fo:margin-right="0in" fo:text-align="start" style:justify-single-word="false" fo:text-indent="0in" style:auto-text-indent="false"/>
      <style:text-properties officeooo:paragraph-rsid="001bff5e"/>
    </style:style>
    <style:style style:name="P131" style:family="paragraph" style:parent-style-name="Standard" style:list-style-name="L7">
      <style:paragraph-properties fo:text-align="start" style:justify-single-word="false"/>
      <style:text-properties fo:font-size="14pt" officeooo:paragraph-rsid="001bff5e" fo:background-color="#ffffff" style:font-size-asian="14pt" style:font-size-complex="14pt"/>
    </style:style>
    <style:style style:name="P132" style:family="paragraph" style:parent-style-name="Standard" style:list-style-name="L7">
      <style:paragraph-properties fo:text-align="start" style:justify-single-word="false"/>
      <style:text-properties fo:font-size="14pt" officeooo:paragraph-rsid="001bff5e" style:font-size-asian="14pt" style:font-size-complex="14pt"/>
    </style:style>
    <style:style style:name="P133" style:family="paragraph" style:parent-style-name="Standard">
      <style:paragraph-properties fo:margin-top="0in" fo:margin-bottom="0.0138in" style:contextual-spacing="false"/>
      <style:text-properties fo:color="#333333" loext:opacity="100%" style:font-name="Times New Roman" fo:font-size="14pt" fo:font-weight="bold" officeooo:rsid="000d88c5" officeooo:paragraph-rsid="000d88c5" style:font-size-asian="14pt" style:font-weight-asian="bold" style:font-size-complex="14pt" style:font-weight-complex="bold"/>
    </style:style>
    <style:style style:name="P134" style:family="paragraph" style:parent-style-name="Standard">
      <style:paragraph-properties fo:margin-top="0in" fo:margin-bottom="0.0138in" style:contextual-spacing="false"/>
      <style:text-properties fo:color="#333333" loext:opacity="100%" style:font-name="Times New Roman" fo:font-size="14pt" fo:font-weight="normal" officeooo:paragraph-rsid="000d88c5" style:font-size-asian="14pt" style:font-weight-asian="normal" style:font-size-complex="14pt" style:font-weight-complex="normal"/>
    </style:style>
    <style:style style:name="P135" style:family="paragraph" style:parent-style-name="Standard">
      <style:paragraph-properties fo:margin-top="0in" fo:margin-bottom="0in" style:contextual-spacing="false" fo:line-height="100%"/>
      <style:text-properties fo:color="#008080" loext:opacity="100%" style:font-name="Times New Roman" fo:font-size="14pt" style:font-size-asian="14pt" style:font-name-complex="Consolas2" style:font-size-complex="14pt"/>
    </style:style>
    <style:style style:name="P136" style:family="paragraph" style:parent-style-name="Standard">
      <style:paragraph-properties fo:margin-left="0.25in" fo:margin-right="0in" fo:margin-top="0in" fo:margin-bottom="0.0138in" style:contextual-spacing="false" fo:text-indent="0in" style:auto-text-indent="false"/>
      <style:text-properties style:font-name="Times New Roman" fo:font-size="14pt" fo:font-weight="bold" style:font-size-asian="14pt" style:font-weight-asian="bold" style:font-size-complex="14pt"/>
    </style:style>
    <style:style style:name="P137" style:family="paragraph" style:parent-style-name="Standard">
      <style:paragraph-properties fo:margin-top="0in" fo:margin-bottom="0.0138in" style:contextual-spacing="false"/>
      <style:text-properties style:font-name="Times New Roman" fo:font-size="14pt" officeooo:rsid="00095237" officeooo:paragraph-rsid="001d748b" style:font-size-asian="14pt" style:font-size-complex="14pt"/>
    </style:style>
    <style:style style:name="P138" style:family="paragraph" style:parent-style-name="Standard" style:list-style-name="L14">
      <style:paragraph-properties fo:margin-top="0in" fo:margin-bottom="0.0138in" style:contextual-spacing="false"/>
      <style:text-properties style:font-name="Times New Roman"/>
    </style:style>
    <style:style style:name="P139" style:family="paragraph" style:parent-style-name="Standard" style:list-style-name="L14">
      <style:paragraph-properties fo:margin-top="0in" fo:margin-bottom="0.0138in" style:contextual-spacing="false"/>
      <style:text-properties style:font-name="Times New Roman" officeooo:paragraph-rsid="000bdddc"/>
    </style:style>
    <style:style style:name="P140" style:family="paragraph" style:parent-style-name="Standard" style:list-style-name="L14">
      <style:paragraph-properties fo:margin-top="0in" fo:margin-bottom="0.0138in" style:contextual-spacing="false"/>
      <style:text-properties style:font-name="Times New Roman" officeooo:rsid="000bdddc" officeooo:paragraph-rsid="000bdddc"/>
    </style:style>
    <style:style style:name="P141" style:family="paragraph" style:parent-style-name="Standard" style:list-style-name="L12">
      <style:paragraph-properties fo:margin-top="0in" fo:margin-bottom="0.0138in" style:contextual-spacing="false"/>
    </style:style>
    <style:style style:name="P142" style:family="paragraph" style:parent-style-name="Standard" style:list-style-name="L13">
      <style:paragraph-properties fo:margin-top="0in" fo:margin-bottom="0.0138in" style:contextual-spacing="false"/>
    </style:style>
    <style:style style:name="P143" style:family="paragraph" style:parent-style-name="Standard">
      <style:paragraph-properties fo:margin-top="0in" fo:margin-bottom="0.0138in" style:contextual-spacing="false"/>
      <style:text-properties fo:color="#ed4c05" loext:opacity="100%" style:font-name="Times New Roman" fo:font-size="20pt" fo:font-style="italic" fo:font-weight="bold" style:font-size-asian="20pt" style:font-style-asian="italic" style:font-weight-asian="bold" style:font-size-complex="20pt" style:font-style-complex="italic" style:font-weight-complex="bold"/>
    </style:style>
    <style:style style:name="P144" style:family="paragraph" style:parent-style-name="Standard">
      <style:paragraph-properties fo:margin-top="0in" fo:margin-bottom="0.0138in" style:contextual-spacing="false"/>
      <style:text-properties fo:color="#002060" loext:opacity="100%" style:font-name="Times New Roman" fo:font-weight="bold" officeooo:rsid="001ebcc5" officeooo:paragraph-rsid="001ebcc5" style:font-weight-asian="bold"/>
    </style:style>
    <style:style style:name="P145" style:family="paragraph" style:parent-style-name="Table_20_Contents" style:list-style-name="L1">
      <style:paragraph-properties fo:margin-top="0.0398in" fo:margin-bottom="0.0398in" style:contextual-spacing="false" fo:line-height="150%" fo:text-align="start" style:justify-single-word="false"/>
      <style:text-properties fo:color="#ffffff" loext:opacity="100%" style:text-outline="false" style:text-line-through-style="none" style:text-line-through-type="none" style:font-name="Times New Roman" fo:font-size="14pt" fo:font-style="normal" fo:text-shadow="none" style:text-underline-style="none" fo:font-weight="bold" officeooo:paragraph-rsid="00095237" style:font-size-asian="14pt" style:font-style-asian="normal" style:font-weight-asian="bold" style:font-size-complex="14pt" style:font-style-complex="normal" style:font-weight-complex="bold" style:text-overline-style="none" style:text-overline-color="font-color"/>
    </style:style>
    <style:style style:name="P146"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47" style:family="paragraph" style:parent-style-name="Table_20_Contents" style:list-style-name="L1">
      <style:paragraph-properties fo:text-align="start" style:justify-single-word="false" fo:orphans="2" fo:widows="2"/>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48"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Times New Roman" fo:font-size="14pt" fo:font-style="normal" fo:text-shadow="none" style:text-underline-style="none" fo:font-weight="bold" officeooo:paragraph-rsid="00095237" style:font-size-asian="14pt" style:font-style-asian="normal" style:font-weight-asian="bold" style:font-size-complex="14pt" style:font-style-complex="normal" style:font-weight-complex="bold" style:text-overline-style="none" style:text-overline-color="font-color"/>
    </style:style>
    <style:style style:name="P149"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50" style:family="paragraph" style:parent-style-name="Table_20_Contents">
      <style:text-properties officeooo:rsid="001ebcc5" officeooo:paragraph-rsid="001ebcc5"/>
    </style:style>
    <style:style style:name="P151" style:family="paragraph" style:parent-style-name="Text_20_body" style:list-style-name="L10">
      <style:text-properties officeooo:paragraph-rsid="00095237"/>
    </style:style>
    <style:style style:name="P152" style:family="paragraph" style:parent-style-name="Text_20_body" style:list-style-name="L10">
      <style:text-properties style:font-name="Times New Roman" fo:font-size="16pt" officeooo:paragraph-rsid="00095237" style:font-size-asian="16pt" style:font-size-complex="16pt"/>
    </style:style>
    <style:style style:name="P153" style:family="paragraph" style:parent-style-name="Text_20_body" style:list-style-name="L11">
      <style:text-properties style:font-name="Times New Roman" fo:font-size="14pt" style:font-size-asian="14pt" style:font-size-complex="14pt"/>
    </style:style>
    <style:style style:name="P154" style:family="paragraph" style:parent-style-name="Text_20_body" style:list-style-name="L11">
      <style:text-properties style:font-name="Times New Roman" fo:font-size="14pt" officeooo:paragraph-rsid="00095237" style:font-size-asian="14pt" style:font-size-complex="14pt"/>
    </style:style>
    <style:style style:name="P155" style:family="paragraph" style:parent-style-name="Text_20_body" style:list-style-name="L15">
      <style:text-properties style:font-name="Times New Roman"/>
    </style:style>
    <style:style style:name="P156" style:family="paragraph" style:parent-style-name="Text_20_body" style:list-style-name="L11">
      <style:text-properties officeooo:paragraph-rsid="00095237"/>
    </style:style>
    <style:style style:name="P157" style:family="paragraph" style:parent-style-name="Text_20_body" style:list-style-name="L12">
      <style:paragraph-properties fo:margin-top="0in" fo:margin-bottom="0.0138in" style:contextual-spacing="false"/>
      <style:text-properties officeooo:paragraph-rsid="00095237"/>
    </style:style>
    <style:style style:name="P158" style:family="paragraph" style:parent-style-name="Text_20_body" style:list-style-name="L15">
      <loext:graphic-properties draw:fill="none" draw:fill-color="#ffffff" draw:opacity="100%"/>
      <style:paragraph-properties fo:margin-top="0in" fo:margin-bottom="0in" style:contextual-spacing="false" fo:orphans="2" fo:widows="2" fo:background-color="transparent" fo:padding="0in" fo:border="none"/>
      <style:text-properties fo:font-variant="normal" fo:text-transform="none" fo:color="#383737" loext:opacity="100%" style:font-name="Times New Roman" fo:font-size="12pt" fo:letter-spacing="normal" fo:font-style="normal" fo:font-weight="normal"/>
    </style:style>
    <style:style style:name="P159" style:family="paragraph">
      <style:paragraph-properties fo:text-align="center"/>
    </style:style>
    <style:style style:name="P160" style:family="paragraph">
      <style:paragraph-properties fo:text-align="center" style:writing-mode="lr-tb"/>
    </style:style>
    <style:style style:name="P161" style:family="paragraph">
      <style:paragraph-properties fo:margin-top="0in" fo:margin-bottom="0in" fo:line-height="100%"/>
      <style:text-properties style:font-name="Times New Roman" fo:font-size="14pt" style:font-name-complex="Times New Roman" style:font-size-complex="14pt"/>
    </style:style>
    <style:style style:name="P162" style:family="paragraph">
      <loext:graphic-properties draw:fill-color="#000000"/>
      <style:paragraph-properties fo:margin-top="0in" fo:margin-bottom="0in" fo:line-height="100%" style:writing-mode="lr-tb"/>
      <style:text-properties style:font-name="Times New Roman" fo:font-size="14pt" style:font-name-complex="Times New Roman" style:font-size-complex="14pt"/>
    </style:style>
    <style:style style:name="P163" style:family="paragraph">
      <style:paragraph-properties fo:margin-top="0in" fo:margin-bottom="0.0138in" fo:line-height="100%"/>
      <style:text-properties style:font-name="Times New Roman" fo:font-size="14pt" style:font-name-complex="Times New Roman" style:font-size-complex="14pt"/>
    </style:style>
    <style:style style:name="P164" style:family="paragraph">
      <style:paragraph-properties style:writing-mode="lr-tb"/>
    </style:style>
    <style:style style:name="P165" style:family="paragraph">
      <style:text-properties fo:color="#000000" loext:opacity="100%"/>
    </style:style>
    <style:style style:name="P166" style:family="paragraph">
      <style:paragraph-properties style:writing-mode="lr-tb"/>
      <style:text-properties fo:color="#000000" loext:opacity="100%" loext:color-lum-mod="100%" loext:color-lum-off="0%"/>
    </style:style>
    <style:style style:name="P167" style:family="paragraph">
      <style:text-properties fo:color="#ffffff" loext:opacity="100%" fo:font-weight="bold" style:font-weight-asian="bold" style:font-weight-complex="bold"/>
    </style:style>
    <style:style style:name="P168" style:family="paragraph">
      <loext:graphic-properties draw:fill-color="#666666"/>
      <style:paragraph-properties style:writing-mode="lr-tb"/>
      <style:text-properties fo:color="#ffffff" loext:opacity="100%" loext:color-lum-mod="100%" loext:color-lum-off="0%" fo:font-weight="bold" style:font-weight-asian="bold" style:font-weight-complex="bold"/>
    </style:style>
    <style:style style:name="P169" style:family="paragraph">
      <style:paragraph-properties fo:text-align="center" style:text-autospace="none"/>
      <style:text-properties style:font-name="Consolas" fo:font-size="10pt" style:font-name-asian="Consolas" style:font-size-asian="10pt" style:font-name-complex="Consolas" style:font-size-complex="10pt"/>
    </style:style>
    <style:style style:name="P170" style:family="paragraph">
      <loext:graphic-properties draw:fill-color="#fff5ce"/>
      <style:paragraph-properties fo:text-align="center" style:text-autospace="none" style:writing-mode="lr-tb"/>
      <style:text-properties style:font-name="Consolas" fo:font-size="10pt" style:font-name-asian="Consolas" style:font-size-asian="10pt" style:font-name-complex="Consolas" style:font-size-complex="10pt"/>
    </style:style>
    <style:style style:name="P171" style:family="paragraph">
      <loext:graphic-properties draw:fill-color="#ffd7d7"/>
      <style:paragraph-properties fo:text-align="center" style:text-autospace="none" style:writing-mode="lr-tb"/>
      <style:text-properties style:font-name="Consolas" fo:font-size="10pt" style:font-name-asian="Consolas" style:font-size-asian="10pt" style:font-name-complex="Consolas" style:font-size-complex="10pt"/>
    </style:style>
    <style:style style:name="P172" style:family="paragraph">
      <style:paragraph-properties fo:text-align="center"/>
      <style:text-properties fo:font-size="14pt" fo:font-weight="bold" style:font-size-asian="14pt" style:font-weight-asian="bold" style:font-size-complex="14pt" style:font-weight-complex="bold"/>
    </style:style>
    <style:style style:name="P173" style:family="paragraph">
      <style:paragraph-properties fo:text-align="center" style:writing-mode="lr-tb"/>
      <style:text-properties fo:font-size="14pt" fo:font-weight="bold" style:font-size-asian="14pt" style:font-weight-asian="bold" style:font-size-complex="14pt" style:font-weight-complex="bold"/>
    </style:style>
    <style:style style:name="P174" style:family="paragraph">
      <style:paragraph-properties fo:text-align="center"/>
      <style:text-properties fo:font-size="14pt" style:font-size-asian="14pt" style:font-size-complex="14pt"/>
    </style:style>
    <style:style style:name="P175" style:family="paragraph">
      <style:paragraph-properties fo:text-align="center" style:writing-mode="lr-tb"/>
      <style:text-properties fo:font-size="14pt" style:font-size-asian="14pt" style:font-size-complex="14pt"/>
    </style:style>
    <style:style style:name="P176" style:family="paragraph">
      <style:paragraph-properties fo:margin-top="0in" fo:margin-bottom="0.0138in" fo:text-align="center"/>
      <style:text-properties fo:color="#c9211e" loext:opacity="100%" style:font-name="Bodoni MT Black" fo:font-size="11pt"/>
    </style:style>
    <style:style style:name="P177" style:family="paragraph">
      <style:paragraph-properties fo:margin-top="0in" fo:margin-bottom="0.0138in" fo:text-align="center" style:writing-mode="lr-tb"/>
      <style:text-properties fo:color="#c9211e" loext:opacity="100%" loext:color-lum-mod="100%" loext:color-lum-off="0%" style:font-name="Bodoni MT Black" fo:font-size="11pt"/>
    </style:style>
    <style:style style:name="P178" style:family="paragraph">
      <style:paragraph-properties fo:text-align="center"/>
      <style:text-properties fo:font-size="11pt"/>
    </style:style>
    <style:style style:name="P179" style:family="paragraph">
      <loext:graphic-properties draw:fill-color="#dedce6"/>
      <style:paragraph-properties fo:text-align="center" style:writing-mode="lr-tb"/>
      <style:text-properties fo:font-size="11pt"/>
    </style:style>
    <style:style style:name="P180" style:family="paragraph">
      <loext:graphic-properties draw:fill-color="#e8f2a1"/>
      <style:paragraph-properties fo:text-align="center" style:writing-mode="lr-tb"/>
      <style:text-properties fo:font-size="14pt" style:font-size-asian="14pt" style:font-size-complex="14pt"/>
    </style:style>
    <style:style style:name="P181" style:family="paragraph">
      <loext:graphic-properties draw:fill-color="#ffffd7"/>
      <style:paragraph-properties style:writing-mode="lr-tb"/>
    </style:style>
    <style:style style:name="P182" style:family="paragraph">
      <style:paragraph-properties fo:margin-left="1.25in" fo:margin-right="0in" fo:margin-top="0in" fo:margin-bottom="0.0138in" fo:text-align="center" fo:text-indent="0in"/>
      <style:text-properties fo:color="#2a6099" loext:opacity="100%" style:font-name="Nunito" fo:font-size="12pt" fo:font-weight="bold" style:font-weight-asian="bold" style:font-name-complex="Nunito" style:font-weight-complex="bold"/>
    </style:style>
    <style:style style:name="P183" style:family="paragraph">
      <loext:graphic-properties draw:fill-color="#ffa6a6"/>
      <style:paragraph-properties fo:margin-left="1.25in" fo:margin-right="0in" fo:margin-top="0in" fo:margin-bottom="0.0138in" fo:text-align="center" fo:text-indent="0in" style:writing-mode="lr-tb"/>
      <style:text-properties fo:color="#2a6099" loext:opacity="100%" loext:color-lum-mod="100%" loext:color-lum-off="0%" style:font-name="Nunito" fo:font-size="12pt" fo:font-weight="bold" style:font-weight-asian="bold" style:font-name-complex="Nunito" style:font-weight-complex="bold"/>
    </style:style>
    <style:style style:name="T1" style:family="text">
      <style:text-properties fo:color="#ff0000" loext:opacity="100%" style:text-underline-style="solid" style:text-underline-width="auto" style:text-underline-color="font-color"/>
    </style:style>
    <style:style style:name="T2" style:family="text">
      <style:text-properties fo:color="#ff0000" loext:opacity="100%" style:text-underline-style="solid" style:text-underline-width="auto" style:text-underline-color="font-color" fo:font-weight="bold" style:font-weight-asian="bold"/>
    </style:style>
    <style:style style:name="T3" style:family="text">
      <style:text-properties fo:color="#ff0000" loext:opacity="100%" style:text-underline-style="solid" style:text-underline-width="auto" style:text-underline-color="font-color" fo:font-weight="bold" style:letter-kerning="true" style:font-weight-asian="bold"/>
    </style:style>
    <style:style style:name="T4" style:family="text">
      <style:text-properties fo:color="#ff0000" loext:opacity="100%" style:font-name="Times New Roman" fo:font-size="14pt" fo:font-weight="bold" style:font-size-asian="14pt" style:font-weight-asian="bold" style:font-size-complex="14pt"/>
    </style:style>
    <style:style style:name="T5" style:family="text">
      <style:text-properties fo:color="#ff0000" loext:opacity="100%" style:font-name="Times New Roman" fo:font-size="14pt" style:font-size-asian="14pt" style:font-size-complex="14pt"/>
    </style:style>
    <style:style style:name="T6" style:family="text">
      <style:text-properties fo:color="#ff0000" loext:opacity="100%" style:font-name="Times New Roman" fo:font-size="14pt" style:text-underline-style="solid" style:text-underline-width="auto" style:text-underline-color="font-color" fo:font-weight="bold" style:font-size-asian="14pt" style:font-weight-asian="bold" style:font-size-complex="14pt"/>
    </style:style>
    <style:style style:name="T7" style:family="text">
      <style:text-properties fo:color="#ff0000" loext:opacity="100%" style:font-name="Times New Roman" style:text-underline-style="solid" style:text-underline-width="auto" style:text-underline-color="font-color" fo:font-weight="bold" style:font-weight-asian="bold"/>
    </style:style>
    <style:style style:name="T8" style:family="text">
      <style:text-properties fo:color="#ff0000" loext:opacity="100%" loext:padding="0.0193in" loext:border="0.06pt solid #d9d9e3"/>
    </style:style>
    <style:style style:name="T9" style:family="text">
      <style:text-properties fo:color="#002060" loext:opacity="100%"/>
    </style:style>
    <style:style style:name="T10" style:family="text">
      <style:text-properties fo:color="#002060" loext:opacity="100%" fo:font-weight="bold" style:font-weight-asian="bold"/>
    </style:style>
    <style:style style:name="T11" style:family="text">
      <style:text-properties fo:color="#002060" loext:opacity="100%" fo:font-weight="bold" officeooo:rsid="001bff5e" style:font-weight-asian="bold"/>
    </style:style>
    <style:style style:name="T12" style:family="text">
      <style:text-properties fo:color="#002060" loext:opacity="100%" officeooo:rsid="001cc4b4"/>
    </style:style>
    <style:style style:name="T13" style:family="text">
      <style:text-properties fo:font-weight="bold" style:font-weight-asian="bold"/>
    </style:style>
    <style:style style:name="T14" style:family="text">
      <style:text-properties style:text-underline-style="solid" style:text-underline-width="auto" style:text-underline-color="font-color"/>
    </style:style>
    <style:style style:name="T15" style:family="text">
      <style:text-properties fo:color="#000000" loext:opacity="100%"/>
    </style:style>
    <style:style style:name="T16" style:family="text">
      <style:text-properties fo:color="#000000" loext:opacity="100%" fo:font-style="italic" style:font-style-asian="italic" style:font-style-complex="italic"/>
    </style:style>
    <style:style style:name="T17" style:family="text">
      <style:text-properties fo:color="#000000" loext:opacity="100%" style:font-name-complex="Consolas2"/>
    </style:style>
    <style:style style:name="T18" style:family="text">
      <style:text-properties fo:color="#000000" loext:opacity="100%" fo:background-color="#d4d4d4" loext:char-shading-value="0" style:font-name-complex="Consolas2"/>
    </style:style>
    <style:style style:name="T19" style:family="text">
      <style:text-properties fo:color="#000000" loext:opacity="100%" style:font-name="Heebo" fo:font-size="8.25pt" fo:font-weight="bold" officeooo:rsid="001ceb4b" style:font-weight-asian="bold" style:font-weight-complex="bold"/>
    </style:style>
    <style:style style:name="T20" style:family="text">
      <style:text-properties fo:color="#000000" loext:opacity="100%" style:font-name="Heebo" fo:font-size="10pt" fo:font-weight="bold" officeooo:rsid="001ceb4b" style:font-size-asian="10pt" style:font-weight-asian="bold" style:font-size-complex="10pt" style:font-weight-complex="bold"/>
    </style:style>
    <style:style style:name="T21" style:family="text">
      <style:text-properties fo:color="#008080" loext:opacity="100%" style:font-name-complex="Consolas2"/>
    </style:style>
    <style:style style:name="T22" style:family="text">
      <style:text-properties fo:color="#646464" loext:opacity="100%"/>
    </style:style>
    <style:style style:name="T23" style:family="text">
      <style:text-properties fo:color="#646464" loext:opacity="100%" style:font-name-complex="Consolas2"/>
    </style:style>
    <style:style style:name="T24" style:family="text">
      <style:text-properties fo:color="#646464" loext:opacity="100%" fo:background-color="#d4d4d4" loext:char-shading-value="0" style:font-name-complex="Consolas2"/>
    </style:style>
    <style:style style:name="T25" style:family="text">
      <style:text-properties fo:color="#7f0055" loext:opacity="100%" fo:font-weight="bold" style:font-weight-asian="bold" style:font-weight-complex="bold"/>
    </style:style>
    <style:style style:name="T26" style:family="text">
      <style:text-properties fo:color="#7f0055" loext:opacity="100%" fo:font-weight="bold" style:font-weight-asian="bold" style:font-name-complex="Consolas2" style:font-weight-complex="bold"/>
    </style:style>
    <style:style style:name="T27" style:family="text">
      <style:text-properties fo:color="#7f0055" loext:opacity="100%" fo:font-weight="bold" fo:background-color="#d4d4d4" loext:char-shading-value="0" style:font-weight-asian="bold" style:font-name-complex="Consolas2" style:font-weight-complex="bold"/>
    </style:style>
    <style:style style:name="T28" style:family="text">
      <style:text-properties fo:color="#0000c0" loext:opacity="100%" fo:font-style="italic" fo:font-weight="bold" style:font-style-asian="italic" style:font-weight-asian="bold" style:font-name-complex="Consolas2" style:font-style-complex="italic" style:font-weight-complex="bold"/>
    </style:style>
    <style:style style:name="T29" style:family="text">
      <style:text-properties fo:color="#0000c0" loext:opacity="100%" style:font-name-complex="Consolas2"/>
    </style:style>
    <style:style style:name="T30" style:family="text">
      <style:text-properties fo:color="#2aa198" loext:opacity="100%" style:font-name-complex="Consolas2"/>
    </style:style>
    <style:style style:name="T31" style:family="text">
      <style:text-properties fo:color="#3f7f5f" loext:opacity="100%" style:font-name-complex="Consolas2"/>
    </style:style>
    <style:style style:name="T32" style:family="text">
      <style:text-properties fo:color="#3f7f5f" loext:opacity="100%" style:text-underline-style="solid" style:text-underline-width="auto" style:text-underline-color="font-color" style:font-name-complex="Consolas2"/>
    </style:style>
    <style:style style:name="T33" style:family="text">
      <style:text-properties fo:color="#6a3e3e" loext:opacity="100%" style:font-name-complex="Consolas2"/>
    </style:style>
    <style:style style:name="T34" style:family="text">
      <style:text-properties fo:color="#2a00ff" loext:opacity="100%"/>
    </style:style>
    <style:style style:name="T35" style:family="text">
      <style:text-properties fo:color="#2a00ff" loext:opacity="100%" style:font-name-complex="Consolas2"/>
    </style:style>
    <style:style style:name="T36" style:family="text">
      <style:text-properties fo:background-color="#e8f2fe" loext:char-shading-value="0"/>
    </style:style>
    <style:style style:name="T37" style:family="text">
      <style:text-properties fo:background-color="#d4d4d4" loext:char-shading-value="0"/>
    </style:style>
    <style:style style:name="T38" style:family="text">
      <style:text-properties fo:font-weight="normal" style:font-weight-asian="normal" style:font-weight-complex="normal"/>
    </style:style>
    <style:style style:name="T39" style:family="text">
      <style:text-properties officeooo:rsid="00095237"/>
    </style:style>
    <style:style style:name="T40" style:family="text">
      <style:text-properties fo:color="#3465a4" loext:opacity="100%" style:text-underline-style="none" fo:font-weight="bold" officeooo:rsid="00095237" style:font-weight-asian="bold" style:font-weight-complex="bold"/>
    </style:style>
    <style:style style:name="T41" style:family="text">
      <style:text-properties fo:color="#273239" loext:opacity="100%" style:font-name="Times New Roman" fo:font-size="16pt" fo:letter-spacing="normal" style:font-size-asian="16pt" style:font-size-complex="16pt" loext:padding="0in" loext:border="none"/>
    </style:style>
    <style:style style:name="T42" style:family="text">
      <style:text-properties fo:color="#273239" loext:opacity="100%" style:font-name="Times New Roman" fo:font-size="16pt" fo:letter-spacing="normal" fo:font-style="italic" fo:font-weight="bold" style:font-size-asian="16pt" style:font-size-complex="16pt" loext:padding="0in" loext:border="none"/>
    </style:style>
    <style:style style:name="T43" style:family="text">
      <style:text-properties fo:font-variant="normal" fo:text-transform="none" fo:color="#273239" loext:opacity="100%" fo:letter-spacing="normal"/>
    </style:style>
    <style:style style:name="T44" style:family="text">
      <style:text-properties fo:font-variant="normal" fo:text-transform="none" fo:color="#273239" loext:opacity="100%" fo:letter-spacing="normal" fo:font-style="normal" fo:font-weight="normal"/>
    </style:style>
    <style:style style:name="T45" style:family="text">
      <style:text-properties fo:font-variant="normal" fo:text-transform="none" fo:color="#273239" loext:opacity="100%" fo:letter-spacing="normal" fo:font-style="normal" fo:font-weight="normal" officeooo:rsid="00095237"/>
    </style:style>
    <style:style style:name="T46" style:family="text">
      <style:text-properties fo:font-variant="normal" fo:text-transform="none" fo:color="#273239" loext:opacity="100%" fo:letter-spacing="normal" officeooo:rsid="00095237"/>
    </style:style>
    <style:style style:name="T47" style:family="text">
      <style:text-properties fo:font-variant="normal" fo:text-transform="none" fo:color="#273239" loext:opacity="100%" fo:font-size="12.75pt" fo:letter-spacing="normal" fo:font-style="normal" fo:font-weight="normal"/>
    </style:style>
    <style:style style:name="T48" style:family="text">
      <style:text-properties fo:font-variant="normal" fo:text-transform="none" fo:color="#273239" loext:opacity="100%" fo:font-size="12.75pt" fo:letter-spacing="normal" fo:font-style="normal" fo:font-weight="normal" officeooo:rsid="000bdddc"/>
    </style:style>
    <style:style style:name="T49" style:family="text">
      <style:text-properties fo:font-variant="normal" fo:text-transform="none" fo:color="#273239" loext:opacity="100%" style:font-name="Times New Roman" fo:letter-spacing="normal"/>
    </style:style>
    <style:style style:name="T50" style:family="text">
      <style:text-properties fo:font-variant="normal" fo:text-transform="none" fo:color="#273239" loext:opacity="100%" style:font-name="Times New Roman" fo:font-size="13.5pt" fo:letter-spacing="normal" fo:font-style="normal" fo:font-weight="normal" officeooo:rsid="000bdddc"/>
    </style:style>
    <style:style style:name="T51" style:family="text">
      <style:text-properties fo:font-variant="normal" fo:text-transform="none" fo:color="#273239" loext:opacity="100%" style:font-name="Times New Roman" fo:font-size="12.75pt" fo:letter-spacing="normal" fo:font-style="normal" fo:font-weight="normal"/>
    </style:style>
    <style:style style:name="T52" style:family="text">
      <style:text-properties fo:font-variant="normal" fo:text-transform="none" fo:color="#273239" loext:opacity="100%" style:font-name="Times New Roman" fo:font-size="12.75pt" fo:letter-spacing="normal" fo:font-style="normal" fo:font-weight="normal" loext:padding="0in" loext:border="none"/>
    </style:style>
    <style:style style:name="T53" style:family="text">
      <style:text-properties fo:font-variant="normal" fo:text-transform="none" fo:color="#273239" loext:opacity="100%" style:font-name="Times New Roman" fo:font-size="12.75pt" fo:letter-spacing="normal" fo:font-style="normal" fo:font-weight="bold" style:font-weight-asian="bold" style:font-weight-complex="bold" loext:padding="0in" loext:border="none"/>
    </style:style>
    <style:style style:name="T54" style:family="text">
      <style:text-properties fo:font-variant="normal" fo:text-transform="none" fo:color="#273239" loext:opacity="100%" style:font-name="Times New Roman" fo:font-size="12.75pt" fo:letter-spacing="normal" fo:font-style="normal" fo:font-weight="bold" loext:padding="0in" loext:border="none"/>
    </style:style>
    <style:style style:name="T55" style:family="text">
      <style:text-properties fo:font-variant="normal" fo:text-transform="none" fo:color="#273239" loext:opacity="100%" style:font-name="Times New Roman" fo:font-size="14pt" fo:letter-spacing="normal" style:font-size-asian="14pt" style:font-size-complex="14pt" loext:padding="0in" loext:border="none"/>
    </style:style>
    <style:style style:name="T56" style:family="text">
      <style:text-properties fo:font-variant="normal" fo:text-transform="none" fo:color="#273239" loext:opacity="100%" style:font-name="Times New Roman" fo:font-size="14pt" fo:letter-spacing="normal" fo:font-style="normal" fo:font-weight="bold" style:font-size-asian="14pt" style:font-size-complex="14pt" loext:padding="0in" loext:border="none"/>
    </style:style>
    <style:style style:name="T57" style:family="text">
      <style:text-properties fo:font-variant="normal" fo:text-transform="none" fo:color="#273239" loext:opacity="100%" style:font-name="Times New Roman" fo:font-size="14pt" fo:letter-spacing="normal" fo:font-style="normal" fo:font-weight="bold" officeooo:rsid="00095237" style:font-size-asian="14pt" style:font-size-complex="14pt" loext:padding="0in" loext:border="none"/>
    </style:style>
    <style:style style:name="T58" style:family="text">
      <style:text-properties fo:font-variant="normal" fo:text-transform="none" fo:color="#273239" loext:opacity="100%" style:font-name="Times New Roman" fo:font-size="14pt" fo:letter-spacing="normal" fo:font-style="normal" fo:font-weight="normal" style:font-size-asian="14pt" style:font-size-complex="14pt" loext:padding="0in" loext:border="none"/>
    </style:style>
    <style:style style:name="T59" style:family="text">
      <style:text-properties fo:font-variant="normal" fo:text-transform="none" fo:color="#273239" loext:opacity="100%" style:font-name="Times New Roman" fo:font-size="16pt" fo:letter-spacing="normal" fo:font-style="normal" fo:font-weight="bold" style:font-size-asian="16pt" style:font-size-complex="16pt" loext:padding="0in" loext:border="none"/>
    </style:style>
    <style:style style:name="T60" style:family="text">
      <style:text-properties fo:font-variant="normal" fo:text-transform="none" fo:color="#273239" loext:opacity="100%" style:font-name="Times New Roman" fo:font-size="16pt" fo:letter-spacing="normal" fo:font-style="normal" fo:font-weight="bold" style:font-size-asian="16pt" style:font-weight-asian="bold" style:font-size-complex="16pt" style:font-weight-complex="bold" loext:padding="0in" loext:border="none"/>
    </style:style>
    <style:style style:name="T61" style:family="text">
      <style:text-properties fo:font-variant="normal" fo:text-transform="none" fo:color="#273239" loext:opacity="100%" style:font-name="Times New Roman" fo:font-size="16pt" fo:letter-spacing="normal" fo:font-style="normal" fo:font-weight="normal" style:font-size-asian="16pt" style:font-size-complex="16pt" loext:padding="0in" loext:border="none"/>
    </style:style>
    <style:style style:name="T62" style:family="text">
      <style:text-properties fo:font-variant="normal" fo:text-transform="none" fo:color="#273239" loext:opacity="100%" style:font-name="Times New Roman" fo:font-size="16pt" fo:letter-spacing="normal" style:font-size-asian="16pt" style:font-size-complex="16pt" loext:padding="0in" loext:border="none"/>
    </style:style>
    <style:style style:name="T63" style:family="text">
      <style:text-properties fo:font-variant="normal" fo:text-transform="none" fo:color="#273239" loext:opacity="100%" style:font-name="Nunito" fo:font-size="12pt" fo:letter-spacing="normal" fo:font-style="normal" fo:font-weight="normal"/>
    </style:style>
    <style:style style:name="T64" style:family="text">
      <style:text-properties fo:font-variant="normal" fo:text-transform="none" fo:color="#374151" loext:opacity="100%" fo:letter-spacing="normal"/>
    </style:style>
    <style:style style:name="T65" style:family="text">
      <style:text-properties fo:font-variant="normal" fo:text-transform="none" fo:color="#374151" loext:opacity="100%" fo:letter-spacing="normal" fo:font-style="normal" fo:font-weight="normal"/>
    </style:style>
    <style:style style:name="T66" style:family="text">
      <style:text-properties fo:font-variant="normal" fo:text-transform="none" fo:color="#374151" loext:opacity="100%" fo:letter-spacing="normal" fo:font-style="normal" fo:font-weight="normal" officeooo:rsid="00095237"/>
    </style:style>
    <style:style style:name="T67" style:family="text">
      <style:text-properties fo:font-variant="normal" fo:text-transform="none" fo:color="#374151" loext:opacity="100%" style:font-name="Google Sans" fo:font-size="14pt" fo:letter-spacing="normal" fo:font-style="normal" style:text-underline-style="none" fo:background-color="#ffffff" loext:char-shading-value="0" style:font-size-asian="14pt" style:font-weight-asian="bold" style:font-size-complex="14pt" style:font-weight-complex="bold" loext:padding="0.0193in" loext:border="0.06pt solid #d9d9e3"/>
    </style:style>
    <style:style style:name="T68" style:family="text">
      <style:text-properties fo:font-variant="normal" fo:text-transform="none" fo:color="#374151" loext:opacity="100%" style:font-name="S hne" fo:font-size="14pt" fo:letter-spacing="normal" fo:font-style="normal" style:text-underline-style="none" fo:font-weight="normal" fo:background-color="#ffffff" loext:char-shading-value="0" style:font-size-asian="14pt" style:font-weight-asian="bold" style:font-size-complex="14pt" style:font-weight-complex="bold"/>
    </style:style>
    <style:style style:name="T69" style:family="text">
      <style:text-properties fo:font-variant="normal" fo:text-transform="none" fo:color="#374151" loext:opacity="100%" style:font-name="S hne" fo:font-size="14pt" fo:letter-spacing="normal" fo:font-style="normal" fo:font-weight="normal" style:font-size-asian="14pt" style:font-size-complex="14pt"/>
    </style:style>
    <style:style style:name="T70" style:family="text">
      <style:text-properties fo:font-variant="normal" fo:text-transform="none" fo:color="#374151" loext:opacity="100%" style:font-name="S hne" fo:letter-spacing="normal" fo:font-style="normal" fo:font-weight="normal"/>
    </style:style>
    <style:style style:name="T71" style:family="text">
      <style:text-properties fo:font-variant="normal" fo:text-transform="none" fo:color="#374151" loext:opacity="100%" style:font-name="S hne" fo:letter-spacing="normal" fo:font-style="normal" fo:font-weight="normal" fo:background-color="#ffffff" loext:char-shading-value="0"/>
    </style:style>
    <style:style style:name="T72" style:family="text">
      <style:text-properties fo:font-variant="normal" fo:text-transform="none" fo:color="#374151" loext:opacity="100%" style:font-name="S hne1" fo:font-size="14pt" fo:letter-spacing="normal" fo:font-style="normal" fo:font-weight="normal" style:font-size-asian="14pt" style:font-size-complex="14pt"/>
    </style:style>
    <style:style style:name="T73" style:family="text">
      <style:text-properties fo:font-variant="normal" fo:text-transform="none" fo:color="#374151" loext:opacity="100%" style:font-name="Times New Roman" fo:font-size="16pt" fo:letter-spacing="normal" fo:font-style="normal" fo:font-weight="normal" style:font-size-asian="16pt" style:font-size-complex="16pt"/>
    </style:style>
    <style:style style:name="T74" style:family="text">
      <style:text-properties fo:font-variant="normal" fo:text-transform="none" fo:color="#000000" loext:opacity="100%" fo:font-size="13.5pt" fo:letter-spacing="normal" fo:font-style="normal" fo:font-weight="bold" style:font-weight-asian="bold" style:font-weight-complex="bold" loext:padding="0in" loext:border="none"/>
    </style:style>
    <style:style style:name="T75" style:family="text">
      <style:text-properties fo:font-variant="normal" fo:text-transform="none" fo:color="#000000" loext:opacity="100%" style:font-name="Heebo" fo:font-size="21pt" fo:letter-spacing="normal" fo:font-style="normal" fo:font-weight="bold" style:font-weight-asian="bold" style:font-weight-complex="bold"/>
    </style:style>
    <style:style style:name="T76" style:family="text">
      <style:text-properties fo:font-variant="normal" fo:text-transform="none" fo:color="#000000" loext:opacity="100%" style:font-name="Nunito" fo:font-size="12pt" fo:letter-spacing="normal" fo:font-style="normal" fo:font-weight="normal"/>
    </style:style>
    <style:style style:name="T77" style:family="text">
      <style:text-properties fo:font-variant="normal" fo:text-transform="none" fo:color="#000000" loext:opacity="100%" style:font-name="Nunito" fo:font-size="12pt" fo:letter-spacing="normal" fo:font-style="normal" fo:font-weight="normal" style:font-weight-asian="bold" style:font-weight-complex="bold"/>
    </style:style>
    <style:style style:name="T78" style:family="text">
      <style:text-properties fo:font-variant="normal" fo:text-transform="none" fo:color="#a7074b" loext:opacity="100%" fo:letter-spacing="normal" fo:font-style="normal" fo:font-weight="bold" style:font-weight-asian="bold" style:font-weight-complex="bold"/>
    </style:style>
    <style:style style:name="T79" style:family="text">
      <style:text-properties fo:font-variant="normal" fo:text-transform="none" fo:color="#2a6099" loext:opacity="100%" style:font-name="Times New Roman" fo:font-size="12.75pt" fo:letter-spacing="normal" fo:font-style="normal" fo:font-weight="bold" style:font-weight-asian="bold" style:font-weight-complex="bold" loext:padding="0in" loext:border="none"/>
    </style:style>
    <style:style style:name="T80" style:family="text">
      <style:text-properties fo:font-variant="normal" fo:text-transform="none" fo:color="#650953" loext:opacity="100%" fo:font-size="12.75pt" fo:letter-spacing="normal" fo:font-style="normal" fo:font-weight="bold" fo:background-color="#ffff00" loext:char-shading-value="0" style:font-weight-asian="bold" style:font-weight-complex="bold"/>
    </style:style>
    <style:style style:name="T81" style:family="text">
      <style:text-properties fo:font-variant="normal" fo:text-transform="none" fo:color="#383737" loext:opacity="100%" fo:font-size="12pt" fo:letter-spacing="normal" fo:font-style="normal" fo:font-weight="normal"/>
    </style:style>
    <style:style style:name="T82" style:family="text">
      <style:text-properties fo:font-variant="normal" fo:text-transform="none" fo:color="#383737" loext:opacity="100%" fo:font-size="12pt" fo:letter-spacing="normal" fo:font-style="normal" fo:font-weight="bold" style:font-weight-asian="bold" style:font-weight-complex="bold"/>
    </style:style>
    <style:style style:name="T83" style:family="text">
      <style:text-properties fo:font-variant="normal" fo:text-transform="none" fo:color="#202124" loext:opacity="100%" style:font-name="Google Sans" fo:font-size="15pt" fo:letter-spacing="normal" fo:font-style="normal" fo:font-weight="normal"/>
    </style:style>
    <style:style style:name="T84" style:family="text">
      <style:text-properties fo:font-variant="normal" fo:text-transform="none" fo:color="#202124" loext:opacity="100%" style:font-name="Google Sans" fo:font-size="12pt" fo:letter-spacing="normal" fo:font-style="normal" fo:font-weight="bold" style:font-weight-asian="bold"/>
    </style:style>
    <style:style style:name="T85" style:family="text">
      <style:text-properties fo:font-variant="normal" fo:text-transform="none" fo:color="#202124" loext:opacity="100%" style:font-name="Google Sans" fo:font-size="12pt" fo:letter-spacing="normal" fo:font-style="normal" fo:font-weight="bold" officeooo:rsid="001d748b" style:font-weight-asian="bold"/>
    </style:style>
    <style:style style:name="T86" style:family="text">
      <style:text-properties fo:font-variant="normal" fo:text-transform="none" fo:color="#4d5156" loext:opacity="100%" style:font-name="Google Sans" fo:font-size="12pt" fo:letter-spacing="normal" fo:font-style="normal"/>
    </style:style>
    <style:style style:name="T87" style:family="text">
      <style:text-properties fo:font-variant="normal" fo:text-transform="none" fo:color="#4d5156" loext:opacity="100%" style:font-name="Google Sans" fo:font-size="12pt" fo:letter-spacing="normal" fo:font-style="normal" fo:font-weight="normal"/>
    </style:style>
    <style:style style:name="T88" style:family="text">
      <style:text-properties fo:font-variant="normal" fo:text-transform="none" fo:color="#4d5156" loext:opacity="100%" style:font-name="Google Sans" fo:font-size="12pt" fo:letter-spacing="normal" fo:font-style="normal" fo:font-weight="normal" style:font-weight-asian="bold"/>
    </style:style>
    <style:style style:name="T89" style:family="text">
      <style:text-properties fo:font-variant="normal" fo:text-transform="none" fo:color="#4d5156" loext:opacity="100%" style:font-name="Google Sans" fo:font-size="12pt" fo:letter-spacing="normal" fo:font-style="normal" fo:font-weight="bold" style:font-weight-asian="bold"/>
    </style:style>
    <style:style style:name="T90" style:family="text">
      <style:text-properties fo:font-variant="normal" fo:text-transform="none" fo:color="#4d5156" loext:opacity="100%" style:font-name="Google Sans" fo:font-size="12pt" fo:letter-spacing="normal" fo:language="en" fo:country="US" fo:font-style="normal" fo:font-weight="normal" fo:background-color="#ffffff" loext:char-shading-value="0" style:font-weight-asian="bold" style:font-weight-complex="bold" loext:padding="0in" loext:border="none"/>
    </style:style>
    <style:style style:name="T91" style:family="text">
      <style:text-properties fo:font-variant="normal" fo:text-transform="none" fo:color="#040c28" loext:opacity="100%" style:font-name="Google Sans" fo:font-size="12pt" fo:letter-spacing="normal" fo:font-style="normal" fo:font-weight="normal"/>
    </style:style>
    <style:style style:name="T92" style:family="text">
      <style:text-properties fo:font-variant="normal" fo:text-transform="none" fo:color="#040c28" loext:opacity="100%" style:font-name="Google Sans" fo:font-size="12pt" fo:letter-spacing="normal" fo:font-style="normal" fo:font-weight="normal" fo:background-color="#5097ff" loext:char-shading-value="0"/>
    </style:style>
    <style:style style:name="T93" style:family="text">
      <style:text-properties fo:font-variant="normal" fo:text-transform="none" fo:color="#040c28" loext:opacity="100%" style:font-name="Google Sans" fo:font-size="12pt" fo:letter-spacing="normal" fo:font-style="normal" fo:font-weight="normal" fo:background-color="#5097ff" loext:char-shading-value="0" style:font-weight-asian="bold"/>
    </style:style>
    <style:style style:name="T94" style:family="text">
      <style:text-properties fo:font-variant="normal" fo:text-transform="none" fo:color="#040c28" loext:opacity="100%" style:font-name="Google Sans" fo:font-size="12pt" fo:letter-spacing="normal" fo:font-style="normal" fo:font-weight="normal" fo:background-color="#ffffff" loext:char-shading-value="0"/>
    </style:style>
    <style:style style:name="T95" style:family="text">
      <style:text-properties fo:font-variant="normal" fo:text-transform="none" fo:color="#040c28" loext:opacity="100%" style:font-name="Google Sans" fo:font-size="12pt" fo:letter-spacing="normal" fo:font-style="normal" fo:font-weight="normal" fo:background-color="#ffffff" loext:char-shading-value="0" style:font-weight-asian="bold" style:font-weight-complex="bold"/>
    </style:style>
    <style:style style:name="T96" style:family="text">
      <style:text-properties fo:font-variant="normal" fo:text-transform="none" fo:color="#040c28" loext:opacity="100%" style:font-name="Google Sans" fo:font-size="12pt" fo:letter-spacing="normal" fo:language="en" fo:country="US" fo:font-style="normal" fo:font-weight="bold" fo:background-color="#ffffff" loext:char-shading-value="0" style:font-weight-asian="bold" style:font-weight-complex="bold" loext:padding="0in" loext:border="none"/>
    </style:style>
    <style:style style:name="T97" style:family="text">
      <style:text-properties fo:font-variant="normal" fo:text-transform="none" fo:color="#040c28" loext:opacity="100%" style:font-name="Google Sans" fo:font-size="15pt" fo:letter-spacing="normal" fo:font-style="normal" fo:font-weight="normal" fo:background-color="#ffffff" loext:char-shading-value="0"/>
    </style:style>
    <style:style style:name="T98" style:family="text">
      <style:text-properties fo:font-variant="normal" fo:text-transform="none" fo:color="#111111" loext:opacity="100%" style:font-name="Google Sans" fo:font-size="12pt" fo:letter-spacing="normal" fo:font-style="normal" fo:font-weight="normal" fo:background-color="#ffffff" loext:char-shading-value="0"/>
    </style:style>
    <style:style style:name="T99" style:family="text">
      <style:text-properties fo:font-variant="normal" fo:text-transform="none" fo:color="#ff0000" loext:opacity="100%" style:font-name="Google Sans" fo:font-size="12pt" fo:letter-spacing="normal" fo:font-style="normal" style:text-underline-style="solid" style:text-underline-width="auto" style:text-underline-color="font-color" fo:background-color="#ffffff" loext:char-shading-value="0" style:font-weight-asian="bold" style:font-weight-complex="bold"/>
    </style:style>
    <style:style style:name="T100" style:family="text">
      <style:text-properties fo:font-variant="normal" fo:text-transform="none" fo:color="#ff0000" loext:opacity="100%" style:font-name="Google Sans" fo:font-size="12pt" fo:letter-spacing="normal" fo:font-style="normal" style:text-underline-style="solid" style:text-underline-width="auto" style:text-underline-color="font-color" officeooo:rsid="000099a2" fo:background-color="#ffffff" loext:char-shading-value="0" style:font-weight-asian="bold" style:font-weight-complex="bold"/>
    </style:style>
    <style:style style:name="T101" style:family="text">
      <style:text-properties fo:font-variant="normal" fo:text-transform="none" fo:color="#ff0000" loext:opacity="100%" style:font-name="Google Sans" fo:font-size="12pt" fo:letter-spacing="normal" fo:font-style="normal" style:text-underline-style="solid" style:text-underline-width="auto" style:text-underline-color="font-color" fo:background-color="#ffffff" loext:char-shading-value="0" loext:padding="0.0193in" loext:border="0.06pt solid #d9d9e3"/>
    </style:style>
    <style:style style:name="T102" style:family="text">
      <style:text-properties fo:font-variant="normal" fo:text-transform="none" fo:color="#ff0000" loext:opacity="100%" style:font-name="Google Sans" fo:font-size="12pt" fo:letter-spacing="normal" fo:font-style="normal" style:text-underline-style="none" fo:font-weight="bold" fo:background-color="#ffffff" loext:char-shading-value="0" style:font-weight-asian="bold" style:font-weight-complex="bold"/>
    </style:style>
    <style:style style:name="T103" style:family="text">
      <style:text-properties fo:font-variant="normal" fo:text-transform="none" fo:color="#ff0000" loext:opacity="100%" style:font-name="Google Sans" fo:font-size="14pt" fo:letter-spacing="normal" fo:font-style="normal" style:text-underline-style="none" fo:background-color="#ffffff" loext:char-shading-value="0" style:font-size-asian="14pt" style:font-weight-asian="bold" style:font-size-complex="14pt" style:font-weight-complex="bold"/>
    </style:style>
    <style:style style:name="T104" style:family="text">
      <style:text-properties fo:font-variant="normal" fo:text-transform="none" fo:color="#ff0000" loext:opacity="100%" style:font-name="Google Sans" fo:font-size="14pt" fo:letter-spacing="normal" fo:font-style="normal" style:text-underline-style="none" fo:background-color="#ffffff" loext:char-shading-value="0" style:font-size-asian="14pt" style:font-weight-asian="bold" style:font-size-complex="14pt" style:font-weight-complex="bold" loext:padding="0in" loext:border="none"/>
    </style:style>
    <style:style style:name="T105" style:family="text">
      <style:text-properties fo:font-variant="normal" fo:text-transform="none" fo:color="#ff0000" loext:opacity="100%" style:font-name="Heebo" fo:font-size="21pt" fo:letter-spacing="normal" fo:font-style="normal" fo:font-weight="bold" style:font-weight-asian="bold" style:font-weight-complex="bold"/>
    </style:style>
    <style:style style:name="T106" style:family="text">
      <style:text-properties fo:font-variant="normal" fo:text-transform="none" fo:color="#ff0000" loext:opacity="100%" style:font-name="Heebo" fo:font-size="11pt" fo:letter-spacing="normal" fo:font-style="normal" fo:font-weight="bold" officeooo:rsid="001ceb4b" style:font-size-asian="11pt" style:font-weight-asian="bold" style:font-size-complex="11pt" style:font-weight-complex="bold"/>
    </style:style>
    <style:style style:name="T107" style:family="text">
      <style:text-properties fo:font-variant="normal" fo:text-transform="none" fo:color="#3a3a3a" loext:opacity="100%" style:font-name="Roboto" fo:font-size="12.75pt" fo:letter-spacing="normal" fo:font-style="normal" fo:font-weight="normal" style:font-weight-asian="bold" style:font-weight-complex="bold"/>
    </style:style>
    <style:style style:name="T108" style:family="text">
      <style:text-properties fo:font-variant="normal" fo:text-transform="none" fo:color="#3a3a3a" loext:opacity="100%" style:font-name="Roboto" fo:font-size="12.75pt" fo:letter-spacing="normal" fo:font-style="normal" fo:font-weight="normal" officeooo:rsid="000099a2" style:font-weight-asian="bold" style:font-weight-complex="bold"/>
    </style:style>
    <style:style style:name="T109" style:family="text">
      <style:text-properties fo:font-variant="normal" fo:text-transform="none" fo:color="#3a3a3a" loext:opacity="100%" style:font-name="Roboto" fo:font-size="12.75pt" fo:letter-spacing="normal" fo:font-style="normal" fo:font-weight="normal" officeooo:rsid="001bff5e" style:font-weight-asian="bold" style:font-weight-complex="bold"/>
    </style:style>
    <style:style style:name="T110" style:family="text">
      <style:text-properties fo:font-variant="normal" fo:text-transform="none" fo:color="#c9211e" loext:opacity="100%" style:font-name="Google Sans" fo:font-size="14pt" fo:letter-spacing="normal" fo:font-style="normal" style:text-underline-style="solid" style:text-underline-width="auto" style:text-underline-color="font-color" fo:font-weight="bold" officeooo:rsid="000099a2" style:font-size-asian="14pt" style:font-weight-asian="bold" style:font-size-complex="14pt" style:font-weight-complex="bold"/>
    </style:style>
    <style:style style:name="T111" style:family="text">
      <style:text-properties fo:font-variant="normal" fo:text-transform="none" fo:color="#c9211e" loext:opacity="100%" style:font-name="Google Sans" fo:font-size="14pt" fo:letter-spacing="normal" fo:font-style="normal" fo:font-weight="bold" officeooo:rsid="000099a2" style:font-size-asian="14pt" style:font-weight-asian="bold" style:font-size-complex="14pt" style:font-weight-complex="bold"/>
    </style:style>
    <style:style style:name="T112" style:family="text">
      <style:text-properties fo:font-variant="normal" fo:text-transform="none" style:font-name="Google Sans" fo:font-size="14pt" fo:letter-spacing="normal" fo:font-style="normal" style:font-size-asian="14pt" style:font-size-complex="14pt"/>
    </style:style>
    <style:style style:name="T113" style:family="text">
      <style:text-properties fo:font-variant="normal" fo:text-transform="none" style:font-name="Google Sans" fo:letter-spacing="normal" fo:font-style="normal"/>
    </style:style>
    <style:style style:name="T114" style:family="text">
      <style:text-properties fo:font-variant="normal" fo:text-transform="none" style:font-name="Google Sans" fo:letter-spacing="normal" fo:font-style="normal" fo:background-color="#5097ff" loext:char-shading-value="0"/>
    </style:style>
    <style:style style:name="T115" style:family="text">
      <style:text-properties fo:font-variant="normal" fo:text-transform="none" fo:color="#333333" loext:opacity="100%" style:font-name="arial" fo:font-size="10.5pt" fo:letter-spacing="normal" fo:font-style="normal" fo:font-weight="normal"/>
    </style:style>
    <style:style style:name="T116" style:family="text">
      <style:text-properties fo:font-variant="normal" fo:text-transform="none" fo:color="#333333" loext:opacity="100%" fo:letter-spacing="normal"/>
    </style:style>
    <style:style style:name="T117" style:family="text">
      <style:text-properties fo:font-variant="normal" fo:text-transform="none" style:font-name="Heebo" fo:font-size="21pt" fo:letter-spacing="normal" fo:font-style="normal" style:font-weight-asian="bold" style:font-weight-complex="bold"/>
    </style:style>
    <style:style style:name="T118" style:family="text">
      <style:text-properties fo:font-variant="normal" fo:text-transform="none" fo:color="#008000" loext:opacity="100%" style:text-line-through-style="none" style:text-line-through-type="none" style:font-name="Nunito" fo:font-size="12pt" fo:letter-spacing="normal" fo:font-style="normal" style:text-underline-style="none" fo:font-weight="normal" style:text-blinking="false" style:font-weight-asian="bold" style:font-weight-complex="bold"/>
    </style:style>
    <style:style style:name="T119" style:family="text">
      <style:text-properties fo:color="#c9211e" loext:opacity="100%" fo:font-weight="bold" officeooo:rsid="000bdddc" style:font-weight-asian="bold"/>
    </style:style>
    <style:style style:name="T120" style:family="text">
      <style:text-properties fo:color="#c9211e" loext:opacity="100%" fo:font-weight="bold" style:font-weight-asian="bold" style:font-weight-complex="bold"/>
    </style:style>
    <style:style style:name="T121" style:family="text">
      <style:text-properties fo:color="#c9211e" loext:opacity="100%" fo:font-weight="bold" officeooo:rsid="001d167c" style:font-weight-asian="bold" style:font-weight-complex="bold"/>
    </style:style>
    <style:style style:name="T122" style:family="text">
      <style:text-properties fo:color="#c9211e" loext:opacity="100%" fo:font-size="14pt" fo:font-weight="bold" officeooo:rsid="000d88c5" style:font-size-asian="14pt" style:font-weight-asian="bold" style:font-size-complex="14pt" style:font-weight-complex="bold"/>
    </style:style>
    <style:style style:name="T123" style:family="text">
      <style:text-properties fo:color="#c9211e" loext:opacity="100%" officeooo:rsid="000bdddc"/>
    </style:style>
    <style:style style:name="T124" style:family="text">
      <style:text-properties fo:color="#00a933" loext:opacity="100%" style:font-name="Times New Roman" fo:font-size="16pt" fo:font-weight="bold" officeooo:rsid="00095237" fo:background-color="#ff8000" loext:char-shading-value="0" style:font-size-asian="16pt" style:font-weight-asian="bold" style:font-size-complex="16pt" style:font-weight-complex="bold"/>
    </style:style>
    <style:style style:name="T125" style:family="text">
      <style:text-properties fo:font-size="14pt" style:font-size-asian="14pt" style:font-size-complex="14pt"/>
    </style:style>
    <style:style style:name="T126" style:family="text">
      <style:text-properties fo:font-size="14pt" officeooo:rsid="000bdddc" style:font-size-asian="14pt" style:font-size-complex="14pt"/>
    </style:style>
    <style:style style:name="T127" style:family="text">
      <style:text-properties fo:font-size="14pt" style:text-underline-style="none" style:font-size-asian="14pt" style:font-size-complex="14pt" loext:padding="0in" loext:border="none"/>
    </style:style>
    <style:style style:name="T128" style:family="text">
      <style:text-properties officeooo:rsid="000bdddc"/>
    </style:style>
    <style:style style:name="T129" style:family="text">
      <style:text-properties fo:font-size="20pt" style:font-size-asian="20pt" style:font-size-complex="20pt"/>
    </style:style>
    <style:style style:name="T130" style:family="text">
      <style:text-properties fo:font-size="15pt" officeooo:rsid="000bdddc" style:font-size-asian="15pt" style:font-size-complex="15pt"/>
    </style:style>
    <style:style style:name="T131" style:family="text">
      <style:text-properties fo:font-size="15pt" fo:font-weight="bold" officeooo:rsid="001bff5e" style:font-size-asian="15pt" style:font-weight-asian="bold" style:font-size-complex="15pt" style:font-weight-complex="bold"/>
    </style:style>
    <style:style style:name="T132" style:family="text">
      <style:text-properties fo:color="#a7074b" loext:opacity="100%" fo:font-size="20pt" fo:font-weight="bold" style:font-size-asian="20pt" style:font-weight-asian="bold" style:font-size-complex="20pt" style:font-weight-complex="bold"/>
    </style:style>
    <style:style style:name="T133" style:family="text">
      <style:text-properties fo:color="#650953" loext:opacity="100%" fo:font-size="26pt" fo:font-weight="bold" officeooo:rsid="000bdddc" style:font-size-asian="22.75pt" style:font-weight-asian="bold" style:font-size-complex="26pt" style:font-weight-complex="bold"/>
    </style:style>
    <style:style style:name="T134" style:family="text">
      <style:text-properties fo:color="#333333" loext:opacity="100%"/>
    </style:style>
    <style:style style:name="T135" style:family="text">
      <style:text-properties fo:color="#333333" loext:opacity="100%" fo:font-size="14pt" fo:font-weight="normal" style:font-size-asian="14pt" style:font-weight-asian="normal" style:font-size-complex="14pt" style:font-weight-complex="normal"/>
    </style:style>
    <style:style style:name="T136" style:family="text">
      <style:text-properties fo:color="#333333" loext:opacity="100%" fo:font-size="14pt" fo:font-weight="normal" officeooo:rsid="000d88c5" style:font-size-asian="14pt" style:font-weight-asian="normal" style:font-size-complex="14pt" style:font-weight-complex="normal"/>
    </style:style>
    <style:style style:name="T137" style:family="text">
      <style:text-properties fo:color="#333333" loext:opacity="100%" style:font-name="Times New Roman" fo:font-size="14pt" fo:font-weight="normal" officeooo:rsid="000d88c5" style:font-size-asian="14pt" style:font-weight-asian="normal" style:font-size-complex="14pt" style:font-weight-complex="normal"/>
    </style:style>
    <style:style style:name="T138" style:family="text">
      <style:text-properties officeooo:rsid="000f2793"/>
    </style:style>
    <style:style style:name="T139" style:family="text">
      <style:text-properties style:font-name="Times New Roman"/>
    </style:style>
    <style:style style:name="T140" style:family="text">
      <style:text-properties style:font-name="Times New Roman" fo:font-size="14pt" style:font-size-asian="14pt" style:font-size-complex="14pt"/>
    </style:style>
    <style:style style:name="T141" style:family="text">
      <style:text-properties style:font-name="Times New Roman" fo:font-size="14pt" style:font-size-asian="14pt" style:font-size-complex="14pt" loext:padding="0.0193in" loext:border="0.06pt solid #d9d9e3"/>
    </style:style>
    <style:style style:name="T142" style:family="text">
      <style:text-properties style:font-name="Times New Roman" fo:font-size="14pt" officeooo:rsid="00095237" style:font-size-asian="14pt" style:font-size-complex="14pt"/>
    </style:style>
    <style:style style:name="T143" style:family="text">
      <style:text-properties style:font-name="Times New Roman" fo:font-size="14pt" fo:font-weight="normal" style:font-size-asian="14pt" style:font-weight-asian="normal" style:font-size-complex="14pt"/>
    </style:style>
    <style:style style:name="T144" style:family="text">
      <style:text-properties style:font-name="Times New Roman" fo:font-size="14pt" fo:font-weight="bold" style:font-size-asian="14pt" style:font-weight-asian="bold" style:font-size-complex="14pt"/>
    </style:style>
    <style:style style:name="T145" style:family="text">
      <style:text-properties style:font-name="Times New Roman" fo:font-size="14pt" style:text-underline-style="solid" style:text-underline-width="auto" style:text-underline-color="font-color" style:font-size-asian="14pt" style:font-size-complex="14pt"/>
    </style:style>
    <style:style style:name="T146" style:family="text">
      <style:text-properties style:font-name="Times New Roman" fo:font-size="16pt" style:font-size-asian="16pt" style:font-size-complex="16pt"/>
    </style:style>
    <style:style style:name="T147" style:family="text">
      <style:text-properties style:font-name="Times New Roman" fo:font-size="16pt" officeooo:rsid="00095237" style:font-size-asian="16pt" style:font-size-complex="16pt"/>
    </style:style>
    <style:style style:name="T148" style:family="text">
      <style:text-properties style:font-name="Times New Roman" officeooo:rsid="001867b8"/>
    </style:style>
    <style:style style:name="T149" style:family="text">
      <style:text-properties style:font-name="Times New Roman" fo:font-size="13pt" fo:font-weight="bold" officeooo:rsid="001ceb4b" style:font-size-asian="13pt" style:font-weight-asian="bold" style:font-size-complex="13pt" style:font-weight-complex="bold"/>
    </style:style>
    <style:style style:name="T150" style:family="text">
      <style:text-properties style:font-name="Times New Roman" fo:font-weight="bold" style:font-weight-asian="bold"/>
    </style:style>
    <style:style style:name="T151" style:family="text">
      <style:text-properties style:font-name-complex="Consolas2"/>
    </style:style>
    <style:style style:name="T152" style:family="text">
      <style:text-properties style:letter-kerning="true"/>
    </style:style>
    <style:style style:name="T153" style:family="text">
      <style:text-properties officeooo:rsid="001bff5e"/>
    </style:style>
    <style:style style:name="T154" style:family="text">
      <style:text-properties officeooo:rsid="001cc4b4"/>
    </style:style>
    <style:style style:name="T155" style:family="text">
      <style:text-properties fo:color="#1c1c1c" loext:opacity="100%"/>
    </style:style>
    <style:style style:name="T156" style:family="text">
      <style:text-properties fo:color="#1c1c1c" loext:opacity="100%" officeooo:rsid="001cc4b4"/>
    </style:style>
    <style:style style:name="T157" style:family="text">
      <style:text-properties officeooo:rsid="001ceb4b"/>
    </style:style>
    <style:style style:name="T158" style:family="text">
      <style:text-properties style:text-underline-style="none" fo:font-weight="bold" officeooo:rsid="001d748b" style:font-weight-asian="bold"/>
    </style:style>
    <style:style style:name="T159" style:family="text">
      <style:text-properties fo:font-size="21pt" style:font-weight-asian="bold" style:font-weight-complex="bold"/>
    </style:style>
    <style:style style:name="T160" style:family="text">
      <style:text-properties style:font-name="Heebo" fo:font-weight="bold" officeooo:rsid="001ceb4b" style:font-size-asian="13pt" style:font-weight-asian="bold" style:font-size-complex="13pt" style:font-weight-complex="bold"/>
    </style:style>
    <style:style style:name="T161" style:family="text">
      <style:text-properties fo:color="#666600" loext:opacity="100%" style:font-name="Heebo" fo:font-size="8.25pt" fo:font-weight="bold" officeooo:rsid="001ceb4b" style:font-weight-asian="bold" style:font-weight-complex="bold"/>
    </style:style>
    <style:style style:name="T162" style:family="text">
      <style:text-properties fo:color="#666600" loext:opacity="100%" style:font-name="Heebo" fo:font-size="10pt" fo:font-weight="bold" officeooo:rsid="001ceb4b" style:font-size-asian="10pt" style:font-weight-asian="bold" style:font-size-complex="10pt" style:font-weight-complex="bold"/>
    </style:style>
    <style:style style:name="T163" style:family="text">
      <style:text-properties fo:color="#660066" loext:opacity="100%" style:font-name="Heebo" fo:font-size="8.25pt" fo:font-weight="bold" officeooo:rsid="001ceb4b" style:font-weight-asian="bold" style:font-weight-complex="bold"/>
    </style:style>
    <style:style style:name="T164" style:family="text">
      <style:text-properties fo:color="#006666" loext:opacity="100%" style:font-name="Heebo" fo:font-size="8.25pt" fo:font-weight="bold" officeooo:rsid="001ceb4b" style:font-weight-asian="bold" style:font-weight-complex="bold"/>
    </style:style>
    <style:style style:name="T165" style:family="text">
      <style:text-properties officeooo:rsid="001d748b"/>
    </style:style>
    <style:style style:name="T166" style:family="text">
      <style:text-properties fo:color="#ed4c05" loext:opacity="100%" fo:font-size="20pt" fo:font-style="italic" fo:font-weight="bold" style:font-size-asian="20pt" style:font-style-asian="italic" style:font-weight-asian="bold" style:font-size-complex="20pt" style:font-style-complex="italic" style:font-weight-complex="bold"/>
    </style:style>
    <style:style style:name="T167" style:family="text">
      <style:text-properties loext:padding="0in" loext:border="none"/>
    </style:style>
    <style:style style:name="T168" style:family="text">
      <style:text-properties style:font-name="Consolas3" fo:font-size="12pt" fo:font-style="normal" fo:font-weight="normal"/>
    </style:style>
    <style:style style:name="T169" style:family="text">
      <style:text-properties fo:font-size="16pt" fo:font-weight="bold" style:font-size-asian="16pt" style:font-weight-asian="bold" style:font-size-complex="16pt" style:font-weight-complex="bold"/>
    </style:style>
    <style:style style:name="T170" style:family="text">
      <style:text-properties fo:color="#158466" loext:opacity="100%" style:font-name="Times New Roman" fo:font-size="14pt" fo:font-weight="bold" style:font-weight-asian="bold" style:font-name-complex="Times New Roman" style:font-size-complex="14pt" style:font-weight-complex="bold"/>
    </style:style>
    <style:style style:name="T171" style:family="text">
      <style:text-properties fo:color="#000000" loext:opacity="100%" style:font-name="Times New Roman" fo:font-size="14pt" style:font-name-complex="Times New Roman" style:font-size-complex="14pt"/>
    </style:style>
    <style:style style:name="T172" style:family="text">
      <style:text-properties fo:color="#bf0041" loext:opacity="100%" style:font-name="Times New Roman" fo:font-size="14pt" fo:font-weight="bold" style:font-weight-asian="bold" style:font-name-complex="Times New Roman" style:font-size-complex="14pt" style:font-weight-complex="bold"/>
    </style:style>
    <style:style style:name="T173" style:family="text">
      <style:text-properties fo:color="#c9211e" loext:opacity="100%" style:font-name="Times New Roman" fo:font-size="14pt" style:font-name-complex="Times New Roman" style:font-size-complex="14pt"/>
    </style:style>
    <style:style style:name="T174" style:family="text">
      <style:text-properties fo:color="#008080" loext:opacity="100%" style:font-name="Times New Roman" fo:font-size="14pt" style:font-name-complex="Times New Roman" style:font-size-complex="14pt"/>
    </style:style>
    <style:style style:name="T175" style:family="text">
      <style:text-properties fo:color="#3f7f7f" loext:opacity="100%" style:font-name="Times New Roman" fo:font-size="14pt" style:font-name-complex="Times New Roman" style:font-size-complex="14pt"/>
    </style:style>
    <style:style style:name="T176" style:family="text">
      <style:text-properties fo:color="#c9211e" loext:opacity="100%" style:font-name="Times New Roman" fo:font-size="14pt" fo:font-weight="bold" style:font-weight-asian="bold" style:font-name-complex="Times New Roman" style:font-size-complex="14pt" style:font-weight-complex="bold"/>
    </style:style>
    <style:style style:name="T177" style:family="text">
      <style:text-properties fo:color="#000000" loext:opacity="100%" fo:font-weight="bold" style:font-weight-asian="bold" style:font-weight-complex="bold"/>
    </style:style>
    <style:style style:name="T178" style:family="text">
      <style:text-properties fo:color="#000000" loext:opacity="100%" fo:font-weight="bold" fo:background-color="#ffff00" style:font-weight-asian="bold" style:font-weight-complex="bold"/>
    </style:style>
    <style:style style:name="T179" style:family="text">
      <style:text-properties fo:color="#ffffff" loext:opacity="100%" fo:font-weight="bold" style:font-weight-asian="bold" style:font-weight-complex="bold"/>
    </style:style>
    <style:style style:name="T180" style:family="text">
      <style:text-properties fo:color="#000000" loext:opacity="100%" style:font-name="Consolas" fo:font-size="10pt" style:font-name-asian="Consolas" style:font-size-asian="10pt" style:font-name-complex="Consolas" style:font-size-complex="10pt"/>
    </style:style>
    <style:style style:name="T181" style:family="text">
      <style:text-properties fo:color="#2aa198" loext:opacity="100%" style:font-name="Consolas" fo:font-size="10pt" style:font-name-asian="Consolas" style:font-size-asian="10pt" style:font-name-complex="Consolas" style:font-size-complex="10pt"/>
    </style:style>
    <style:style style:name="T182" style:family="text">
      <style:text-properties fo:color="#268bd2" loext:opacity="100%" style:font-name="Consolas" fo:font-size="10pt" style:font-name-asian="Consolas" style:font-size-asian="10pt" style:font-name-complex="Consolas" style:font-size-complex="10pt"/>
    </style:style>
    <style:style style:name="T183" style:family="text">
      <style:text-properties fo:font-size="14pt" fo:font-weight="bold" style:font-size-asian="14pt" style:font-weight-asian="bold" style:font-size-complex="14pt" style:font-weight-complex="bold"/>
    </style:style>
    <style:style style:name="T184" style:family="text">
      <style:text-properties fo:color="#c9211e" loext:opacity="100%" style:font-name="Bodoni MT Black" fo:font-size="14pt" style:font-size-complex="14pt"/>
    </style:style>
    <style:style style:name="T185" style:family="text">
      <style:text-properties fo:font-size="11pt"/>
    </style:style>
    <style:style style:name="T186" style:family="text">
      <style:text-properties fo:color="#800080" loext:opacity="100%" fo:font-size="16pt" fo:font-weight="bold" style:font-size-asian="16pt" style:font-weight-asian="bold" style:font-size-complex="16pt" style:font-weight-complex="bold"/>
    </style:style>
    <style:style style:name="T187" style:family="text">
      <style:text-properties fo:color="#800080" loext:opacity="100%"/>
    </style:style>
    <style:style style:name="T188" style:family="text">
      <style:text-properties fo:color="#2a6099" loext:opacity="100%" style:font-name="Nunito" fo:font-size="12pt" fo:font-weight="bold" style:font-weight-asian="bold" style:font-name-complex="Nunito" style:font-weight-complex="bold"/>
    </style:style>
    <style:style style:name="T189" style:family="text">
      <style:text-properties fo:color="#c9211e" loext:opacity="100%" style:font-name="Nunito" fo:font-size="12pt" fo:font-weight="bold" fo:background-color="#ffff00" style:font-weight-asian="bold" style:font-name-complex="Nunito" style:font-weight-complex="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textarea-horizontal-align="justify" draw:textarea-vertical-align="middle" draw:auto-grow-height="false" fo:min-height="0.8209in" fo:min-width="3.6398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000000" draw:textarea-horizontal-align="justify" draw:textarea-vertical-align="middle" draw:auto-grow-height="false" fo:min-height="1.4772in" fo:min-width="4.728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000000" draw:textarea-horizontal-align="justify" draw:textarea-vertical-align="middle" draw:auto-grow-height="false" fo:min-height="1.2693in" fo:min-width="4.5217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color="#000000" draw:textarea-horizontal-align="justify" draw:textarea-vertical-align="middle" draw:auto-grow-height="false" fo:min-height="1.3846in" fo:min-width="3.8571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201in" draw:marker-start-width="0.1689in" draw:marker-end-width="0.1689in" draw:fill-color="#000000" draw:textarea-horizontal-align="justify" draw:textarea-vertical-align="middle" draw:auto-grow-height="false" fo:min-height="1.2925in" fo:min-width="3.9154in" fo:padding-top="0.0098in" fo:padding-bottom="0.0098in" fo:padding-left="0.0098in" fo:padding-right="0.0098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1457in" fo:min-width="0.2638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3709in" fo:min-width="7.0028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666666" draw:textarea-horizontal-align="justify" draw:textarea-vertical-align="middle" draw:auto-grow-height="false" fo:min-height="0.7429in" fo:min-width="6.9563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fff5ce" draw:textarea-horizontal-align="justify" draw:textarea-vertical-align="middle" draw:auto-grow-height="false" fo:min-height="0.8898in" fo:min-width="4.1362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ffd7d7" draw:textarea-horizontal-align="justify" draw:textarea-vertical-align="middle" draw:auto-grow-height="false" fo:min-height="1.2008in" fo:min-width="5.0134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1.2591in" fo:min-width="4.0181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1.1756in" fo:min-width="5.1744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textarea-horizontal-align="justify" draw:textarea-vertical-align="middle" draw:auto-grow-height="false" fo:min-height="0.3445in" fo:min-width="2.8516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color="#dedce6" draw:textarea-horizontal-align="justify" draw:textarea-vertical-align="middle" draw:auto-grow-height="false" fo:min-height="4.1728in" fo:min-width="6.2445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color="#e8f2a1" draw:textarea-horizontal-align="justify" draw:textarea-vertical-align="middle" draw:auto-grow-height="false" fo:min-height="0.6752in" fo:min-width="5.3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201in" svg:stroke-color="#f10d0c" draw:marker-start-width="0.1689in" draw:marker-end-width="0.1689in" draw:fill-color="#ffffd7" draw:textarea-horizontal-align="justify" draw:textarea-vertical-align="middle" draw:auto-grow-height="false" fo:min-height="0.55in" fo:min-width="3.6972in" fo:padding-top="0.0098in" fo:padding-bottom="0.0098in" fo:padding-left="0.0098in" fo:padding-right="0.0098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fill-color="#ffa6a6" draw:textarea-horizontal-align="justify" draw:textarea-vertical-align="middle" draw:auto-grow-height="false" fo:min-height="0.3827in" fo:min-width="6.061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Contents:</text:p>
      <text:p text:style-name="P89"/>
      <text:p text:style-name="P44"><text:span text:style-name="T10">J query -js library//</text:span><text:span text:style-name="T119">Not Done</text:span></text:p>
      <text:p text:style-name="P93">Bootstrap –framework//<text:span text:style-name="T123">Not Done</text:span></text:p>
      <text:p text:style-name="P44"/>
      <table:table table:name="Table3" table:style-name="Table3">
        <table:table-column table:style-name="Table3.A"/>
        <table:table-column table:style-name="Table3.B"/>
        <table:table-row>
          <table:table-cell table:style-name="Table3.A1" office:value-type="string">
            <text:p text:style-name="P61"><text:s text:c="25"/>Title</text:p>
          </table:table-cell>
          <table:table-cell table:style-name="Table3.B1" office:value-type="string">
            <text:p text:style-name="P60"><text:s text:c="36"/><text:span text:style-name="T131">Topics</text:span></text:p>
          </table:table-cell>
        </table:table-row>
        <table:table-row table:style-name="Table3.2">
          <table:table-cell table:style-name="Table3.A2" office:value-type="string">
            <text:p text:style-name="P56">1.Java</text:p>
          </table:table-cell>
          <table:table-cell table:style-name="Table3.B2" office:value-type="string">
            <text:p text:style-name="P62">a)Core Java b)Advance Java c)JSP</text:p>
          </table:table-cell>
        </table:table-row>
        <table:table-row table:style-name="Table3.3">
          <table:table-cell table:style-name="Table3.A3" office:value-type="string">
            <text:p text:style-name="P56">2.Frame Works &amp; Servlets</text:p>
          </table:table-cell>
          <table:table-cell table:style-name="Table3.B3" office:value-type="string">
            <text:p text:style-name="P58"><text:span text:style-name="T11">Spring ,</text:span><text:span text:style-name="T10">Springboot,</text:span><text:span text:style-name="T11">Microservices</text:span></text:p>
          </table:table-cell>
        </table:table-row>
        <table:table-row>
          <table:table-cell table:style-name="Table3.A4" office:value-type="string">
            <text:p text:style-name="P56">3)Bug Fixing</text:p>
          </table:table-cell>
          <table:table-cell table:style-name="Table3.B4" office:value-type="string">
            <text:p text:style-name="P59">Debugging</text:p>
          </table:table-cell>
        </table:table-row>
        <table:table-row>
          <table:table-cell table:style-name="Table3.A5" office:value-type="string">
            <text:p text:style-name="P56">4)Front-end</text:p>
          </table:table-cell>
          <table:table-cell table:style-name="Table3.B5" office:value-type="string">
            <text:p text:style-name="P59">HTML,CSS,JAVASCRIPT,REACT</text:p>
          </table:table-cell>
        </table:table-row>
        <table:table-row>
          <table:table-cell table:style-name="Table3.A6" office:value-type="string">
            <text:p text:style-name="P56">5)<text:span text:style-name="T9">Message Queues </text:span><text:span text:style-name="T12">Services</text:span></text:p>
          </table:table-cell>
          <table:table-cell table:style-name="Table3.B6" office:value-type="string">
            <text:p text:style-name="P59">Apache Kafka,<text:span text:style-name="T120">Rabbit MQ,</text:span><text:span text:style-name="T121">Putty</text:span></text:p>
          </table:table-cell>
        </table:table-row>
        <table:table-row>
          <table:table-cell table:style-name="Table3.A7" office:value-type="string">
            <text:p text:style-name="P56">6)DataBases</text:p>
          </table:table-cell>
          <table:table-cell table:style-name="Table3.B7" office:value-type="string">
            <text:p text:style-name="P93">Mysql -database,PostgresSQL -database</text:p>
            <text:p text:style-name="P93">MongoDb –database,<text:span text:style-name="T153">Oracle,Redis <text:s/>-cache ,</text:span></text:p>
            <text:p text:style-name="P90">ScyllaDB Cassandra.</text:p>
          </table:table-cell>
        </table:table-row>
        <table:table-row table:style-name="Table3.8">
          <table:table-cell table:style-name="Table3.A8" office:value-type="string">
            <text:p text:style-name="P56">7)Servers</text:p>
          </table:table-cell>
          <table:table-cell table:style-name="Table3.B8" office:value-type="string">
            <text:p text:style-name="P93">Eureka Server</text:p>
          </table:table-cell>
        </table:table-row>
        <table:table-row>
          <table:table-cell table:style-name="Table3.A9" office:value-type="string">
            <text:p text:style-name="P56">8)GateWays</text:p>
          </table:table-cell>
          <table:table-cell table:style-name="Table3.B9" office:value-type="string">
            <text:p text:style-name="P90">Spring cloud gateways</text:p>
          </table:table-cell>
        </table:table-row>
        <table:table-row>
          <table:table-cell table:style-name="Table3.A10" office:value-type="string">
            <text:p text:style-name="P56">9)Spring <text:span text:style-name="T9">Application Testing</text:span></text:p>
          </table:table-cell>
          <table:table-cell table:style-name="Table3.B10" office:value-type="string">
            <text:p text:style-name="P92">Postman – Test the Rest Api’s</text:p>
            <text:p text:style-name="P91"><draw:line text:anchor-type="paragraph" draw:z-index="12" draw:name="Line 1" draw:style-name="gr6" draw:text-style-name="P159" svg:x1="0.0118in" svg:y1="-0.0606in" svg:x2="3.3882in" svg:y2="-0.0717in"><text:p/></draw:line>Swagger <text:s/>- Provide Documentation of Rest Api</text:p>
          </table:table-cell>
        </table:table-row>
        <table:table-row>
          <table:table-cell table:style-name="Table3.A11" office:value-type="string">
            <text:p text:style-name="P56">10)Build Tool</text:p>
          </table:table-cell>
          <table:table-cell table:style-name="Table3.B11" office:value-type="string">
            <text:p text:style-name="P90">Maven,Gradle.</text:p>
          </table:table-cell>
        </table:table-row>
        <table:table-row>
          <table:table-cell table:style-name="Table3.A12" office:value-type="string">
            <text:p text:style-name="P95">11)<text:span text:style-name="T154">D</text:span>eployment Tool</text:p>
          </table:table-cell>
          <table:table-cell table:style-name="Table3.B12" office:value-type="string">
            <text:p text:style-name="P90">Docker- deveops Tool</text:p>
          </table:table-cell>
        </table:table-row>
        <table:table-row>
          <table:table-cell table:style-name="Table3.A13" office:value-type="string">
            <text:p text:style-name="P56">12)<text:span text:style-name="T156">S</text:span><text:span text:style-name="T155">ource control</text:span></text:p>
          </table:table-cell>
          <table:table-cell table:style-name="Table3.B13" office:value-type="string">
            <text:p text:style-name="P90">Git &amp; GitHub,Tortoise Svn</text:p>
          </table:table-cell>
        </table:table-row>
        <table:table-row>
          <table:table-cell table:style-name="Table3.A3" office:value-type="string">
            <text:p text:style-name="P97"><text:span text:style-name="T149">13)IDLE( </text:span><text:span text:style-name="T97">Integrated Development and Learning Environment</text:span><text:span text:style-name="T83">)</text:span> </text:p>
          </table:table-cell>
          <table:table-cell table:style-name="Table3.B3" office:value-type="string">
            <text:p text:style-name="P94">Ellipse,STS,Intellij</text:p>
          </table:table-cell>
        </table:table-row>
        <table:table-row>
          <table:table-cell table:style-name="Table3.A3" office:value-type="string">
            <text:p text:style-name="P150">14)Code Review </text:p>
          </table:table-cell>
          <table:table-cell table:style-name="Table3.B3" office:value-type="string">
            <text:p text:style-name="P144">Sonar Cubes</text:p>
          </table:table-cell>
        </table:table-row>
      </table:table>
      <text:p text:style-name="P44"/>
      <text:p text:style-name="P65"/>
      <text:p text:style-name="P114">Java Version &amp; LTS Product</text:p>
      <text:p text:style-name="P117">1 . jdk8-LTS, <text:s/>Jdk-11, Jdk-17 &amp; Latestjdk-21,industry Standards jdk-8</text:p>
      <text:p text:style-name="P96"><text:span text:style-name="T158">2.</text:span><text:span text:style-name="T84">Is Java 1.8 the same as Java 8?</text:span></text:p>
      <text:p text:style-name="P102"><text:soft-page-break/><text:span text:style-name="T85">Ans:</text:span><text:span text:style-name="T89"> </text:span><text:span text:style-name="T88">Yes. </text:span><text:span text:style-name="T93">Oracle uses the version string 1.8 to refer to Java 8</text:span><text:span text:style-name="T84"> </text:span></text:p>
      <text:p text:style-name="P101"><text:span text:style-name="T7">Terminal Commands:</text:span></text:p>
      <text:p text:style-name="P44"><text:span text:style-name="T13">systemctel <text:s/>restart <text:s/>tomcat</text:span> <text:s text:c="21"/>-for tomcat restart <text:s/></text:p>
      <text:p text:style-name="P44"><text:span text:style-name="T13">systemctel <text:s/>start <text:s text:c="2"/>tomcat</text:span> <text:s text:c="24"/>-for tomcat start</text:p>
      <text:p text:style-name="P44"><text:span text:style-name="T13">systemctel <text:s/>stop <text:s/>tomcat</text:span> <text:s text:c="25"/>-for tomcat stop</text:p>
      <text:p text:style-name="P44"><text:span text:style-name="T13">ifconfig <text:s/></text:span><text:s text:c="55"/>- for check ip address</text:p>
      <text:p text:style-name="P44"><text:span text:style-name="T13">tail -f <text:s/>/opt/tomcat/logs/catalina.out</text:span> <text:s/>- for check logs</text:p>
      <text:p text:style-name="P44"><text:span text:style-name="T13">ssh <text:s text:c="2"/>username@ipaddress</text:span> <text:s text:c="20"/>- connect to another system</text:p>
      <text:p text:style-name="P44"><text:span text:style-name="T13">ping <text:s text:c="2"/>10.10.10.98</text:span> <text:s text:c="36"/>- for ping ip address</text:p>
      <text:p text:style-name="P44"><text:span text:style-name="T13">history </text:span><text:s text:c="55"/>- for checking history</text:p>
      <text:p text:style-name="P44"><text:span text:style-name="T13">clear</text:span> <text:s text:c="59"/>- for clear the screen</text:p>
      <text:p text:style-name="P44"><text:span text:style-name="T13">cd <text:s text:c="64"/></text:span>- for change directory</text:p>
      <text:p text:style-name="P44"><text:span text:style-name="T13">ls <text:s text:c="65"/></text:span>-for see all folders and files availabel in directory</text:p>
      <text:p text:style-name="P44"><text:span text:style-name="T13">pwd</text:span> <text:s text:c="59"/>- for show the current working directory</text:p>
      <text:p text:style-name="P44"><text:span text:style-name="T13">mkdir <text:s/>&lt;</text:span>directory name<text:span text:style-name="T13">&gt;</text:span> <text:s text:c="23"/>- for create new directory</text:p>
      <text:p text:style-name="P44"><text:span text:style-name="T13">rmdir <text:s/>&lt;</text:span>directory name<text:span text:style-name="T13">&gt;</text:span> <text:s text:c="23"/>- for delete <text:s/>directory </text:p>
      <text:p text:style-name="P44"><text:span text:style-name="T13">touch <text:s/>&lt;</text:span>file name<text:span text:style-name="T13">&gt;</text:span> <text:s text:c="33"/>- for create the new file</text:p>
      <text:p text:style-name="P44"><text:span text:style-name="T13">cat <text:s text:c="2"/>&lt;</text:span>file name<text:span text:style-name="T13">&gt; <text:s text:c="38"/></text:span>-for display content or file</text:p>
      <text:p text:style-name="P44"><text:span text:style-name="T13">rm <text:s/>&lt;</text:span>file name<text:span text:style-name="T13">&gt; <text:s text:c="37"/></text:span>- for remove the file</text:p>
      <text:p text:style-name="P44"><text:span text:style-name="T13">head <text:s/>&lt;</text:span>file name<text:span text:style-name="T13">&gt;</text:span> <text:s text:c="34"/>-for displays the first 10 lines of a file</text:p>
      <text:p text:style-name="P44"><text:span text:style-name="T13">tail <text:s/>&lt;</text:span>file name<text:span text:style-name="T13">&gt;</text:span> <text:s text:c="37"/>-for displays the last 10 lines of a file </text:p>
      <text:p text:style-name="P44"><text:span text:style-name="T13">locate <text:s/>&lt;</text:span>file name<text:span text:style-name="T13">&gt;</text:span> <text:s text:c="31"/>-for search the file </text:p>
      <text:p text:style-name="P44"><text:span text:style-name="T13">telnet <text:s/>192.168.1.180 <text:s text:c="2"/>9760 <text:s text:c="14"/>- </text:span>for socket connection</text:p>
      <text:p text:style-name="P44"><text:span text:style-name="T13">../ <text:s text:c="3"/></text:span><text:s text:c="57"/>- for <text:s/>see the back directorys</text:p>
      <text:p text:style-name="P44"><text:span text:style-name="T13">cd ..</text:span> <text:s text:c="57"/>- for back to previous directory</text:p>
      <text:p text:style-name="P44"><text:span text:style-name="T13">vim <text:s text:c="2"/>bpclconfig.properties</text:span> <text:s text:c="15"/>- open the perticular file</text:p>
      <text:p text:style-name="P44"><text:span text:style-name="T13">Esc -&gt; :qa</text:span> <text:s text:c="47"/>- exit a file without editing</text:p>
      <text:p text:style-name="P44"><text:span text:style-name="T13">Esc -&gt; I -&gt; edit -&gt;Esc -&gt;:wq!</text:span> <text:s text:c="16"/>- save the edited file </text:p>
      <text:p text:style-name="P44"><text:span text:style-name="T13">cd /mnt/c</text:span> <text:s text:c="46"/>- for navigate to linux terminal to access windows c drive</text:p>
      <text:p text:style-name="P44"/>
      <text:p text:style-name="P80">Spring &amp; Springboot <text:s/>Latest Version</text:p>
      <text:p text:style-name="P51">Spring Latest Version:6.0.1</text:p>
      <text:p text:style-name="P103"><text:span text:style-name="T148">Springboot Latest Version:</text:span><text:span text:style-name="Emphasis"><text:span text:style-name="T115">Spring Boot3.1.3</text:span></text:span><text:span text:style-name="T116"> </text:span><text:span text:style-name="T115">.</text:span><text:span text:style-name="T134"> </text:span></text:p>
      <text:p text:style-name="P44"/>
      <text:p text:style-name="P65">windows commands:</text:p>
      <text:p text:style-name="P44"><text:span text:style-name="T13">ipconfig</text:span> <text:s text:c="19"/>-for check ip address</text:p>
      <text:p text:style-name="P44"><text:span text:style-name="T13">systeminfo</text:span> <text:s text:c="13"/>-for getting total system information</text:p>
      <text:p text:style-name="P44"><text:span text:style-name="T13">cls <text:s text:c="28"/>-</text:span>for clear the screen</text:p>
      <text:p text:style-name="P63">win+R <text:s/>MRT <text:s text:c="11"/>Malicious Remove Tool</text:p>
      <text:p text:style-name="P63"><text:s text:c="22"/></text:p>
      <text:p text:style-name="P63"><text:s text:c="4"/><text:span text:style-name="T2">Putty</text:span></text:p>
      <text:p text:style-name="P65">Push data to kafka topic manually :</text:p>
      <text:p text:style-name="P44">1. connect to kafka server using putty.</text:p>
      <text:p text:style-name="P44">2. Enter username and password</text:p>
      <text:p text:style-name="P44">3. Go to path <text:s/><text:span text:style-name="T13">cd <text:s/>/home/kafka/kafka/bin</text:span></text:p>
      <text:p text:style-name="P44">4. <text:s text:c="3"/><text:span text:style-name="T13">./kafka-console-producer.sh --broker-list 10.10.10.98:9092 --topic <text:s/>&lt;</text:span>topicName<text:span text:style-name="T13">&gt;</text:span></text:p>
      <text:p text:style-name="P115"><text:soft-page-break/></text:p>
      <text:p text:style-name="P115">Git:</text:p>
      <text:p text:style-name="P64">1<text:span text:style-name="T13">. git init</text:span> <text:s text:c="47"/>-Create a Repository for a Blank</text:p>
      <text:p text:style-name="P64">2. <text:span text:style-name="T13">git add &lt;</text:span>file name<text:span text:style-name="T13">&gt;</text:span> <text:s text:c="24"/>- adds files to the staging area</text:p>
      <text:p text:style-name="P64">3. <text:span text:style-name="T13">git status</text:span> <text:s text:c="42"/>-list all the untracked files </text:p>
      <text:p text:style-name="P64">4. <text:span text:style-name="T13">git branch</text:span> <text:s text:c="40"/>- to check current branch</text:p>
      <text:p text:style-name="P64">5. <text:span text:style-name="T13">git checkout &lt;</text:span>branch<text:span text:style-name="T13"> </text:span>name<text:span text:style-name="T13">&gt;</text:span> <text:s text:c="6"/>- <text:s/>to switch <text:s/>branch</text:p>
      <text:p text:style-name="P64"/>
      <text:p text:style-name="P65"/>
      <text:p text:style-name="P65">Windows Subsystem for Linux (WSL) :</text:p>
      <text:p text:style-name="P44">It provides a native integration of Linux tools and utilities alongside Windows applications,</text:p>
      <text:p text:style-name="P44">making it easier for developers and system administrators to work with both <text:s/>environments <text:s/>simultaneously.</text:p>
      <text:p text:style-name="P44">1. apps&amp;features -&gt;optional features -&gt;more window features-&gt;enable 'windows subsystem of linux'</text:p>
      <text:p text:style-name="P44">2. microsoft store-&gt; install ubuntuu.</text:p>
      <text:p text:style-name="P65"/>
      <text:p text:style-name="P44"><text:span text:style-name="T2">Docker</text:span><text:span text:style-name="T1">:</text:span></text:p>
      <text:p text:style-name="P44">Docker is a platform for packaging, deploying, and running applications.without any compatibility issues.</text:p>
      <text:p text:style-name="P44">Docker is a container management service.Used for easy deployment process.</text:p>
      <text:p text:style-name="P45"><text:span text:style-name="T13">Dockerfile <text:s/></text:span>Build-----&gt;<text:span text:style-name="T13"> <text:s text:c="2"/>dockerimage <text:s text:c="3"/></text:span>Run------&gt;<text:span text:style-name="T13"> <text:s text:c="2"/>docker container</text:span></text:p>
      <text:p text:style-name="P55">Download &amp; installation of Docker:­­­­­­­­­</text:p>
      <text:p text:style-name="P44">Go to official website download &amp; install <text:s/>docker and sign in with username and password.</text:p>
      <text:p text:style-name="P44">User name : <text:span text:style-name="T138">ravulabikshapathi</text:span></text:p>
      <text:p text:style-name="P44">Password: <text:s text:c="2"/><text:span text:style-name="T138">docker</text:span>@123</text:p>
      <text:p text:style-name="P79">Steps To use:</text:p>
      <text:p text:style-name="P44">1. Develop the spring boot application.</text:p>
      <text:p text:style-name="P44">2. Create the Dockerfile .</text:p>
      <text:p text:style-name="P44">3. Goto project folder directory and open cmd.</text:p>
      <text:p text:style-name="P44">4. Build the image from Dockerfile using <text:s/><text:span text:style-name="T13">docker <text:s/>build <text:s/>-t <text:s text:c="2"/>&lt;</text:span>imagename<text:span text:style-name="T13">&gt; <text:s/>. <text:s text:c="3"/></text:span><text:s/></text:p>
      <text:p text:style-name="P44">5 .Run the <text:s/>image <text:s/>using <text:s/><text:span text:style-name="T13">docker run –p 9090:9090 &lt;</text:span>imagename<text:span text:style-name="T13">&gt; </text:span><text:s/></text:p>
      <text:p text:style-name="P44"><text:s/></text:p>
      <text:p text:style-name="P55">commands:</text:p>
      <text:p text:style-name="P44"><text:span text:style-name="T13">docker -v</text:span> <text:s text:c="42"/>- for checking version</text:p>
      <text:p text:style-name="P44"><text:span text:style-name="T13">docker help <text:s text:c="37"/>- </text:span>display all docker info</text:p>
      <text:p text:style-name="P44"><text:span text:style-name="T13">docker login <text:s text:c="35"/>-</text:span> login into docker</text:p>
      <text:p text:style-name="P44"><text:span text:style-name="T13">docker <text:s/>build <text:s/>-t <text:s text:c="2"/>imagename <text:s/>. <text:s/></text:span>- <text:s/>duild the docker image <text:s/>from docker file(here . is docker file directoy)</text:p>
      <text:p text:style-name="P44"><text:span text:style-name="T13">docker images</text:span> <text:s text:c="32"/>- for view all <text:s/>images</text:p>
      <text:p text:style-name="P44"><text:span text:style-name="T13">docker <text:s/>run <text:s/>-p <text:s/>9090:9090 <text:s/>imagename <text:s text:c="2"/>- </text:span>command for run the image<text:span text:style-name="T13"> <text:s/></text:span></text:p>
      <text:p text:style-name="P44"><text:span text:style-name="T13">docker rmi imageId</text:span> <text:s text:c="22"/>- for removing docker image</text:p>
      <text:p text:style-name="P44"><text:span text:style-name="T13">docker create imageId <text:s text:c="16"/></text:span><text:s/>- create container for perticular image</text:p>
      <text:p text:style-name="P44"><text:span text:style-name="T13">docker ps <text:s/>-a</text:span> <text:s text:c="34"/>- <text:s/>for view the all containers</text:p>
      <text:p text:style-name="P44"><text:span text:style-name="T13">docker start containerId</text:span> <text:s text:c="14"/>- for start the perticular container</text:p>
      <text:p text:style-name="P44"><text:span text:style-name="T13">docker stop <text:s/>ContainerID</text:span> <text:s text:c="13"/>-for stop the perticular container</text:p>
      <text:p text:style-name="P44"><text:span text:style-name="T13">docker rm ContainerID</text:span> <text:s text:c="16"/>- for remove the perticular container</text:p>
      <text:p text:style-name="P3"><text:span text:style-name="T150">docker ps</text:span><text:span text:style-name="T139"> <text:s text:c="40"/>- for view the running container</text:span></text:p>
      <text:list text:style-name="L2">
        <text:list-header>
          <text:p text:style-name="P121"/>
        </text:list-header>
        <text:list-item>
          <text:p text:style-name="P118"><text:soft-page-break/><text:span text:style-name="T86">ScyllaDB </text:span><text:span text:style-name="T87"> </text:span><text:span text:style-name="T94">provides an advanced I/O scheduler to manage concurrency, balancing overall throughput with lowest latencies while accessing persistent storage.</text:span></text:p>
        </text:list-item>
        <text:list-item>
          <text:p text:style-name="P118"><text:span text:style-name="T98"> ScyllaDB runs over the same HTTP/HTTPS style connection and supports the drivers and JSON-style queries that DynamoDB does. </text:span><text:span text:style-name="T92"> </text:span></text:p>
        </text:list-item>
      </text:list>
      <text:p text:style-name="P83"><draw:custom-shape text:anchor-type="paragraph" draw:z-index="9" draw:name="Shape 13" draw:style-name="gr9" draw:text-style-name="P168" svg:width="6.9567in" svg:height="0.7433in" svg:x="-0.0217in" svg:y="0.1264in"><text:p text:style-name="P167"><text:span text:style-name="T179"/></text:p><text:p text:style-name="P167"><text:span text:style-name="T179"><text:s text:c="8"/></text:span><text:span text:style-name="T179">ScyllaDB's primary data model is CQL-based, it also offers support for storing </text:span></text:p><text:p text:style-name="P167"><text:span text:style-name="T179"><text:s text:c="7"/></text:span><text:span text:style-name="T179">JSON data. This means you can store JSON documents as values within columns </text:span></text:p><text:p text:style-name="P167"><text:span text:style-name="T179"><text:s text:c="7"/></text:span><text:span text:style-name="T179">of specific data types (e.g., text or varchar). </text:span></text:p><text:p text:style-name="P167"><text:span text:style-name="T179"/></text:p><draw:enhanced-geometry svg:viewBox="0 0 21600 21600" draw:type="rectangle" draw:enhanced-path="M 0 0 L 21600 0 21600 21600 0 21600 0 0 Z N"/></draw:custom-shape><text:span text:style-name="T92"/></text:p>
      <text:p text:style-name="P19"/>
      <text:p text:style-name="P19"/>
      <text:p text:style-name="P19"/>
      <text:p text:style-name="P83"><draw:custom-shape text:anchor-type="paragraph" draw:z-index="10" draw:name="Shape 14" draw:style-name="gr8" draw:text-style-name="P166" svg:width="7.0031in" svg:height="0.3713in" svg:x="-0.0563in" svg:y="0.1028in"><text:p text:style-name="P165"><text:span text:style-name="T177"><text:s/></text:span><text:span text:style-name="T120">Note</text:span><text:span text:style-name="T177">: </text:span><text:span text:style-name="T178">JSON support is more about allowing you to store JSON data within a CQL-based schema.</text:span></text:p><draw:enhanced-geometry svg:viewBox="0 0 21600 21600" draw:type="rectangle" draw:enhanced-path="M 0 0 L 21600 0 21600 21600 0 21600 0 0 Z N"/></draw:custom-shape><text:span text:style-name="T92"/></text:p>
      <text:p text:style-name="P19"/>
      <text:p text:style-name="P19"/>
      <text:list text:style-name="L3">
        <text:list-item>
          <text:p text:style-name="P119"><text:span text:style-name="T91">Data is distributed across clustered servers per CPU core and free from resource sharing operations</text:span><text:span text:style-name="T87">. </text:span></text:p>
          <text:p text:style-name="P122"/>
        </text:list-item>
        <text:list-item>
          <text:p text:style-name="P124">Capable of 1M+ ops per server, ScyllaDB scales linearly from gigabytes to petabytes easily, without interruption. </text:p>
        </text:list-item>
      </text:list>
      <text:p text:style-name="P29"/>
      <text:section text:style-name="Sect1" text:name="u17wZIzlKv2cseMP5uO10Aw__11">
        <text:list text:style-name="L4">
          <text:list-header>
            <text:p text:style-name="P128"><text:span text:style-name="T95"><text:s/></text:span><text:span text:style-name="T90">ScyllaDB is a </text:span><text:span text:style-name="T96">wide-column NoSQL database</text:span><text:span text:style-name="T90"> fully compatible with Apache Cassandra and Amazon DynamoDB.</text:span><text:span text:style-name="T95"> </text:span></text:p>
          </text:list-header>
        </text:list>
      </text:section>
      <text:p text:style-name="P21"/>
      <text:list text:style-name="L5">
        <text:list-item>
          <text:p text:style-name="P123">ScyllaDB Data modeling different from Relational DataBase Modeling.</text:p>
        </text:list-item>
        <text:list-item>
          <text:p text:style-name="P123">ScyllaDB based Around Queries.</text:p>
        </text:list-item>
      </text:list>
      <text:p text:style-name="P20"/>
      <text:p text:style-name="P87"><text:span text:style-name="T99">CQL, </text:span><text:span text:style-name="T100">CQLSH</text:span><text:span text:style-name="T99">, and Basic CQL Syntax</text:span></text:p>
      <text:list text:style-name="L6">
        <text:list-header>
          <text:p text:style-name="P129"><text:span text:style-name="T107">C</text:span><text:span text:style-name="T108">assandra Query Language(CQL):: </text:span><text:span text:style-name="T109">It i</text:span><text:span text:style-name="T107">s a query language that is used to interface with ScyllaDB. It allows us to perform basic functions such as insert, update, select, delete, create, and so on.</text:span></text:p>
          <text:p text:style-name="P130"><text:span text:style-name="T102"><text:s/></text:span><text:span text:style-name="Strong_20_Emphasis"><text:span text:style-name="T101">CQL-Based Data Model:</text:span></text:span><text:span text:style-name="Strong_20_Emphasis"><text:span text:style-name="T67"> <text:s/></text:span></text:span><text:span text:style-name="T68">ScyllaDB uses a CQL-based data model as its primary way of defining tables, schemas, and interacting with data. CQL is similar to SQL and is used to create tables, define column families, set data types, and perform CRUD (Create, Read, Update, Delete) operations on data.</text:span><text:span text:style-name="T103"> </text:span></text:p>
          <text:p text:style-name="P130"><text:soft-page-break/><text:span text:style-name="T104"><text:s text:c="3"/></text:span><text:span text:style-name="T127"><text:s text:c="5"/></text:span><text:span text:style-name="Strong_20_Emphasis"><text:span text:style-name="T8">Structured Data:</text:span></text:span><text:span text:style-name="T64"> </text:span><text:span text:style-name="T69">In a CQL-based model, data is structured and organized into <text:s text:c="6"/>tables with predefined columns and data types. Each row in a table adheres to the schema defined for that table.</text:span><text:span text:style-name="T125"> </text:span></text:p>
        </text:list-header>
      </text:list>
      <text:p text:style-name="P88"><text:span text:style-name="T110">CQLSH</text:span><text:span text:style-name="T111">: </text:span><text:span text:style-name="T72">CQLSH (Cassandra Query Language Shell) is a command-line tool that is used to interact with Apache Cassandra and ScyllaDB databases using the CQL (Cassandra Query Language).</text:span><text:span text:style-name="T112"> </text:span></text:p>
      <text:list text:style-name="L7">
        <text:list-item>
          <text:p text:style-name="P131"><text:span text:style-name="T70">It provides a way to execute CQL commands and queries against the database, perform administrative tasks, and manage database operations.</text:span><text:span text:style-name="T113"> </text:span></text:p>
        </text:list-item>
        <text:list-item>
          <text:p text:style-name="P132"><text:span text:style-name="T71">CQLSH to execute various database operations, including creating keyspaces, defining column families (tables), inserting, updating, and deleting data, querying data, and creating secondary indexes.</text:span><text:span text:style-name="T114"> </text:span></text:p>
        </text:list-item>
      </text:list>
      <text:p text:style-name="P77">Scylla DB Using Docker</text:p>
      <text:p text:style-name="P7">step-1: Install Docker on windows</text:p>
      <text:p text:style-name="P7">Step-2: login docker Account on Desktop.</text:p>
      <text:p text:style-name="P7">Step-3:install python <text:span text:style-name="T165">for Library Support</text:span></text:p>
      <text:p text:style-name="P6"><text:span text:style-name="T140">step-4:download cqlsh </text:span><text:a xlink:type="simple" xlink:href="https://downloads.datastax.com/enterprise/cqlsh-astra-20221114-bin.tar.gz" text:style-name="Internet_20_link" text:visited-style-name="Visited_20_Internet_20_Link"><text:span text:style-name="T140">https://downloads.datastax.com/enterprise/cqlsh-astra-20221114-bin.tar.gz</text:span></text:a></text:p>
      <text:p text:style-name="P7">step-5:open cmd type docker login</text:p>
      <text:p text:style-name="P7">Step-6:enter docker username &amp; password</text:p>
      <text:p text:style-name="P10"><draw:custom-shape text:anchor-type="paragraph" draw:z-index="4" draw:name="Shape 7" draw:style-name="gr14" draw:text-style-name="P177" svg:width="2.8516in" svg:height="0.3449in" svg:x="3.8827in" svg:y="0.1299in"><text:p text:style-name="P176"><text:span text:style-name="T184">docker pull scylladb/scylla</text:span></text:p><draw:enhanced-geometry svg:viewBox="0 0 21600 21600" draw:type="rectangle" draw:enhanced-path="M 0 0 L 21600 0 21600 21600 0 21600 0 0 Z N"/></draw:custom-shape><text:span text:style-name="T125"/></text:p>
      <text:p text:style-name="P10"><draw:custom-shape text:anchor-type="paragraph" draw:z-index="11" draw:name="Shape 9" draw:style-name="gr7" draw:text-style-name="P164" svg:width="0.2642in" svg:height="0.1461in" svg:x="3.6189in" svg:y="0.0402in"><text:p/><draw:enhanced-geometry svg:viewBox="0 0 21600 21600" draw:type="rectangle" draw:enhanced-path="M 0 0 L 21600 0 21600 21600 0 21600 0 0 Z N"/></draw:custom-shape><text:span text:style-name="T125">step-7:pull the scylla dockerimage on cmd <text:s/>by </text:span></text:p>
      <text:p text:style-name="P11"><text:span text:style-name="T137">step-8:</text:span><text:span text:style-name="Strong_20_Emphasis"><text:span text:style-name="T141">Run the ScyllaDB Container</text:span></text:span><text:span text:style-name="T140"> </text:span></text:p>
      <text:p text:style-name="P44"><draw:custom-shape text:anchor-type="paragraph" draw:z-index="5" draw:name="Shape 8" draw:style-name="gr13" draw:text-style-name="P175" svg:width="5.1748in" svg:height="1.176in" svg:x="1.5575in" svg:y="0.0535in"><text:p text:style-name="P174"><text:span text:style-name="T125">docker run -d --name scylla-container --network scylla-net \</text:span></text:p><text:p text:style-name="P174"><text:span text:style-name="T125"><text:s text:c="2"/></text:span><text:span text:style-name="T125">-p 9042:9042 -p 7000:7000 -p 7001:7001 -p 7199:7199 \</text:span></text:p><text:p text:style-name="P174"><text:span text:style-name="T125"><text:s text:c="2"/></text:span><text:span text:style-name="T125">-e SCYLLA_API_ADDRESS=0.0.0.0 \</text:span></text:p><text:p text:style-name="P174"><text:span text:style-name="T125"><text:s text:c="2"/></text:span><text:span text:style-name="T125">scylladb/scylla</text:span></text:p><text:p text:style-name="P174"><text:span text:style-name="T125"/></text:p><draw:enhanced-geometry svg:viewBox="0 0 21600 21600" draw:type="rectangle" draw:enhanced-path="M 0 0 L 21600 0 21600 21600 0 21600 0 0 Z N"/></draw:custom-shape><text:span text:style-name="T122"/></text:p>
      <text:p text:style-name="P76"/>
      <text:p text:style-name="P76"/>
      <text:p text:style-name="P76"/>
      <text:p text:style-name="P76"/>
      <text:p text:style-name="P9"/>
      <text:p text:style-name="P9"/>
      <text:p text:style-name="P8"/>
      <text:p text:style-name="P8"/>
      <text:p text:style-name="P8"><draw:custom-shape text:anchor-type="paragraph" draw:z-index="17" draw:name="Shape 5" draw:style-name="gr1" draw:text-style-name="P160" svg:width="3.6398in" svg:height="0.8213in" svg:x="2.5311in" svg:y="0.0535in"><text:p text:style-name="P159"><text:span text:style-name="T169">docker exec -it scylla-container cqlsh</text:span></text:p><text:p text:style-name="P159"/><draw:enhanced-geometry svg:viewBox="0 0 21600 21600" draw:type="rectangle" draw:enhanced-path="M 0 0 L 21600 0 21600 21600 0 21600 0 0 Z N"/></draw:custom-shape></text:p>
      <text:p text:style-name="P8"><text:soft-page-break/><text:s text:c="3"/><text:span text:style-name="T38">step-9:Access </text:span>ScyllaDB <text:s text:c="30"/></text:p>
      <text:p text:style-name="P134"/>
      <text:p text:style-name="P134"/>
      <text:p text:style-name="P134"/>
      <text:p text:style-name="P134"/>
      <text:p text:style-name="P46"><draw:custom-shape text:anchor-type="paragraph" draw:z-index="6" draw:name="Shape 10" draw:style-name="gr12" draw:text-style-name="P173" svg:width="4.0185in" svg:height="1.2594in" svg:x="2.3591in" svg:y="0.1382in"><text:p text:style-name="P172"><text:span text:style-name="T183"/></text:p><text:p text:style-name="P172"><text:span text:style-name="T183">CREATE KEYSPACE IF NOT EXISTS keyspace_name</text:span></text:p><text:p text:style-name="P172"><text:span text:style-name="T183">WITH replication = {</text:span></text:p><text:p text:style-name="P172"><text:span text:style-name="T183"><text:s text:c="3"/></text:span><text:span text:style-name="T183">'class': 'replication_strategy',</text:span></text:p><text:p text:style-name="P172"><text:span text:style-name="T183"><text:s text:c="3"/></text:span><text:span text:style-name="T183">'replication_factor': replication_factor</text:span></text:p><text:p text:style-name="P172"><text:span text:style-name="T183">};</text:span></text:p><text:p text:style-name="P172"><text:span text:style-name="T183"/></text:p><draw:enhanced-geometry svg:viewBox="0 0 21600 21600" draw:type="rectangle" draw:enhanced-path="M 0 0 L 21600 0 21600 21600 0 21600 0 0 Z N"/></draw:custom-shape><text:span text:style-name="T135">step-</text:span><text:span text:style-name="T136">10:create keyspace</text:span></text:p>
      <text:p text:style-name="P7"><text:s text:c="31"/></text:p>
      <text:p text:style-name="P65"/>
      <text:p text:style-name="P68"/>
      <text:p text:style-name="P44"/>
      <text:p text:style-name="P66"/>
      <text:p text:style-name="P44"/>
      <text:p text:style-name="P44"/>
      <text:p text:style-name="P66"/>
      <text:p text:style-name="P44"/>
      <text:p text:style-name="P75">Springboot Application.properties</text:p>
      <text:p text:style-name="P57"/>
      <text:p text:style-name="P44"/>
      <text:p text:style-name="P65"><draw:custom-shape text:anchor-type="paragraph" draw:z-index="8" draw:name="Shape 11" draw:style-name="gr10" draw:text-style-name="P170" svg:width="4.1362in" svg:height="0.8898in" svg:x="1.8283in" svg:y="0.0272in"><text:p text:style-name="P169"><text:span text:style-name="T180"><text:s text:c="2"/></text:span><text:span text:style-name="T180">spring.data.cassandra.keyspace-name=</text:span><text:span text:style-name="T181">keyspace_name</text:span></text:p><text:p text:style-name="P169"><text:span text:style-name="T180"><text:s/></text:span><text:span text:style-name="T180">spring.data.cassandra.contact-points=</text:span><text:span text:style-name="T181">host or IP</text:span></text:p><text:p text:style-name="P169"><text:span text:style-name="T180"><text:s/></text:span><text:span text:style-name="T180">spring.data.cassandra.port=</text:span><text:span text:style-name="T181">casandar port default:9042</text:span></text:p><draw:enhanced-geometry svg:viewBox="0 0 21600 21600" draw:type="rectangle" draw:enhanced-path="M 0 0 L 21600 0 21600 21600 0 21600 0 0 Z N"/></draw:custom-shape></text:p>
      <text:p text:style-name="P65"/>
      <text:p text:style-name="P65"/>
      <text:p text:style-name="P65"/>
      <text:p text:style-name="P69"/>
      <text:p text:style-name="P69"/>
      <text:p text:style-name="P69"/>
      <text:p text:style-name="P69"/>
      <text:p text:style-name="P67">Dependeny:</text:p>
      <text:p text:style-name="P69"/>
      <text:p text:style-name="P69"><draw:custom-shape text:anchor-type="paragraph" draw:z-index="7" draw:name="Shape 12" draw:style-name="gr11" draw:text-style-name="P171" svg:width="5.0134in" svg:height="1.2012in" svg:x="1.398in" svg:y="-0.0091in"><text:p text:style-name="P169"><text:span text:style-name="T180"><text:s text:c="2"/></text:span><text:span text:style-name="T180">&lt;</text:span><text:span text:style-name="T182">dependency</text:span><text:span text:style-name="T180">&gt;</text:span></text:p><text:p text:style-name="P169"><text:span text:style-name="T180"><text:s text:c="5"/></text:span><text:span text:style-name="T180">&lt;</text:span><text:span text:style-name="T182">groupId</text:span><text:span text:style-name="T180">&gt;org.springframework.boot&lt;/</text:span><text:span text:style-name="T182">groupId</text:span><text:span text:style-name="T180">&gt;</text:span></text:p><text:p text:style-name="P169"><text:span text:style-name="T180"><text:s text:c="4"/></text:span><text:span text:style-name="T180">&lt;</text:span><text:span text:style-name="T182">artifactId</text:span><text:span text:style-name="T180">&gt;spring-boot-starter-data-cassandra&lt;/</text:span><text:span text:style-name="T182">artifactId</text:span><text:span text:style-name="T180">&gt;</text:span></text:p><text:p text:style-name="P169"><text:span text:style-name="T180"><text:s text:c="2"/></text:span><text:span text:style-name="T180">&lt;/</text:span><text:span text:style-name="T182">dependency</text:span><text:span text:style-name="T180">&gt;</text:span></text:p><text:p text:style-name="P169"><text:span text:style-name="T180"><text:tab/></text:span><text:span text:style-name="T180"><text:tab/></text:span></text:p><draw:enhanced-geometry svg:viewBox="0 0 21600 21600" draw:type="rectangle" draw:enhanced-path="M 0 0 L 21600 0 21600 21600 0 21600 0 0 Z N"/></draw:custom-shape></text:p>
      <text:p text:style-name="P69"/>
      <text:p text:style-name="P69"/>
      <text:p text:style-name="P69"/>
      <text:p text:style-name="P69"/>
      <text:p text:style-name="P69"/>
      <text:p text:style-name="P69"/>
      <text:p text:style-name="P69"/>
      <text:p text:style-name="P69"/>
      <text:p text:style-name="P69"/>
      <text:p text:style-name="P69"/>
      <text:p text:style-name="P116"><text:soft-page-break/><text:s text:c="24"/></text:p>
      <text:p text:style-name="P125"/>
      <text:p text:style-name="P126">RabbitMQ </text:p>
      <text:p text:style-name="P73"><text:span text:style-name="T77">RabbitMQ acts as a broker of messages which sits in between applications and allows them to communicate in asynchronous and reliable way.</text:span><text:span text:style-name="T117"> </text:span></text:p>
      <text:p text:style-name="P27"/>
      <text:h text:style-name="P18" text:outline-level="2"><text:span text:style-name="T159">Setup Java Development Kit (</text:span><text:a xlink:type="simple" xlink:href="https://www.oracle.com/technetwork/java/javase/downloads/index.html" text:style-name="Internet_20_link" text:visited-style-name="Visited_20_Internet_20_Link"><text:span text:style-name="T159">JDK</text:span></text:a><text:span text:style-name="T159">)</text:span></text:h>
      <text:p text:style-name="Text_20_body"><text:line-break/><text:span text:style-name="T77">If you are running Windows and have installed the JDK in C:\jdk-11.0.11, </text:span><text:span text:style-name="T105"> </text:span></text:p>
      <text:p text:style-name="P28"/>
      <text:h text:style-name="P26" text:outline-level="2">RabbitMQ Installation</text:h>
      <text:p text:style-name="P98"><text:span text:style-name="T157">Step-1:</text:span><text:span text:style-name="T76">we need to download Erlang </text:span></text:p>
      <text:p text:style-name="P98"><text:a xlink:type="simple" xlink:href="https://github.com/erlang/otp/releases/download/OTP-26.0.2/otp_win64_26.0.2.exe" text:style-name="Internet_20_link" text:visited-style-name="Visited_20_Internet_20_Link">https://github.com/erlang/otp/releases/download/OTP-26.0.2/otp_win64_26.0.2.exe</text:a></text:p>
      <text:p text:style-name="P98"><text:span text:style-name="T157">Step-2:</text:span><text:line-break/><text:span text:style-name="T77">Download the RabbitMQ Latest binary from its </text:span><text:a xlink:type="simple" xlink:href="https://www.rabbitmq.com/install-windows.html#installer" office:target-frame-name="_blank" xlink:show="new" text:style-name="Internet_20_link" text:visited-style-name="Visited_20_Internet_20_Link"><text:span text:style-name="T118">official downloads page</text:span></text:a><text:span text:style-name="T75"> </text:span><text:span text:style-name="T77">We've downloaded 3.9.13 as rabbitmq-server-3.9.13.exe for windows</text:span><text:span text:style-name="T105"> </text:span></text:p>
      <text:p text:style-name="P98"><text:a xlink:type="simple" xlink:href="https://www.rabbitmq.com/install-windows.html#installer" text:style-name="Internet_20_link" text:visited-style-name="Visited_20_Internet_20_Link"><text:span text:style-name="T106">https://www.rabbitmq.com/install-windows.html#installer</text:span></text:a></text:p>
      <text:p text:style-name="P23">Step-3:</text:p>
      <text:p text:style-name="P24">=&gt;Navigate RabbitMQ Server path for windows</text:p>
      <text:p text:style-name="P24"><text:s text:c="2"/>ex:C:\Program Files\RabbitMQ Server\rabbitmq_server-3.12.4\sbin</text:p>
      <text:p text:style-name="P25">By default, RabbitMQ works as windows service. To enable Web based Administration UI, following step are needed.</text:p>
      <text:p text:style-name="P22"><text:span text:style-name="T160">1.</text:span><text:span text:style-name="T19">C</text:span><text:span text:style-name="T161">:</text:span><text:span text:style-name="T19">\Program</text:span><text:span text:style-name="T163">Files</text:span><text:span text:style-name="T19">\RabbitMQ</text:span><text:span text:style-name="T163">Server</text:span><text:span text:style-name="T19">\rabbitmq_server</text:span><text:span text:style-name="T161">-</text:span><text:span text:style-name="T164">3.9</text:span><text:span text:style-name="T161">.</text:span><text:span text:style-name="T164">13</text:span><text:span text:style-name="T19">\sbin</text:span><text:span text:style-name="T161">&gt;</text:span><text:span text:style-name="T20">rabbitmq</text:span><text:span text:style-name="T162">-</text:span><text:span text:style-name="T20">plugins</text:span><text:span text:style-name="T162">.</text:span><text:span text:style-name="T20">batenable rabbitmq_management</text:span></text:p>
      <text:p text:style-name="P22"><text:span text:style-name="T160">2.</text:span><text:a xlink:type="simple" xlink:href="../../../../Program" text:style-name="Internet_20_link" text:visited-style-name="Visited_20_Internet_20_Link"><text:span text:style-name="T19">C</text:span><text:span text:style-name="T161">:</text:span><text:span text:style-name="T19">\Program</text:span></text:a><text:span text:style-name="T163">Files</text:span><text:span text:style-name="T19">\RabbitMQ </text:span><text:span text:style-name="T163">Server</text:span><text:span text:style-name="T19">\rabbitmq_server</text:span><text:span text:style-name="T161">-</text:span><text:span text:style-name="T164">3.9</text:span><text:span text:style-name="T161">.</text:span><text:span text:style-name="T164">13</text:span><text:span text:style-name="T19">\sbin</text:span><text:span text:style-name="T161">&gt;</text:span><text:span text:style-name="T19">rabbitmq</text:span><text:span text:style-name="T161">-</text:span><text:span text:style-name="T19">plugins enable rabbitmq_shovel rabbitmq_shovel_management</text:span></text:p>
      <text:p text:style-name="P104">Step-4:after Navigating to RabbitMQ Server path </text:p>
      <text:p text:style-name="P104">By Default server will start automatically after RabbitMQ Installation</text:p>
      <text:p text:style-name="P104">Stoping:RabbitMQ Service – stop</text:p>
      <text:p text:style-name="P98"><text:soft-page-break/><text:span text:style-name="T157">Start: rabbitmq-server.bat</text:span><text:line-break/></text:p>
      <text:p text:style-name="Text_20_body"><text:line-break/><text:span text:style-name="T105"/></text:p>
      <text:p text:style-name="P72"/>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Swagger:</text:p>
      <text:p text:style-name="P34">Used to provide the documentation (Details ) <text:s/>about the Rest Api to the Client , <text:s/>and also used <text:s/>to test the Rest Api.</text:p>
      <text:p text:style-name="P42">Steps To use:</text:p>
      <text:p text:style-name="P34">1.Add the below dependecys for spring boot project i.e <text:s/><text:span text:style-name="T17">springfox-swagger2 </text:span>and <text:span text:style-name="T17">springfox-swagger-ui</text:span>.</text:p>
      <text:p text:style-name="P35"><draw:custom-shape text:anchor-type="paragraph" draw:z-index="14" draw:name="Shape 17" draw:style-name="gr4" draw:text-style-name="P162" svg:width="3.8571in" svg:height="1.385in" svg:x="-0.0098in" svg:y="0.0291in"><text:p text:style-name="P161"><text:span text:style-name="T174"><text:s text:c="2"/></text:span><text:span text:style-name="T174">&lt;</text:span><text:span text:style-name="T175">dependency</text:span><text:span text:style-name="T174">&gt;</text:span></text:p><text:p text:style-name="P161"><text:span text:style-name="T171"><text:s text:c="4"/></text:span><text:span text:style-name="T174">&lt;</text:span><text:span text:style-name="T175">groupId</text:span><text:span text:style-name="T174">&gt;</text:span><text:span text:style-name="T171">io.</text:span><text:span text:style-name="T176">springfox</text:span><text:span text:style-name="T174">&lt;/</text:span><text:span text:style-name="T175">groupId</text:span><text:span text:style-name="T174">&gt;</text:span></text:p><text:p text:style-name="P161"><text:span text:style-name="T171"><text:s text:c="4"/></text:span><text:span text:style-name="T174">&lt;</text:span><text:span text:style-name="T175">artifactId</text:span><text:span text:style-name="T174">&gt;</text:span><text:span text:style-name="T176">springfox-swagger-ui</text:span><text:span text:style-name="T174">&lt;/</text:span><text:span text:style-name="T175">artifactId</text:span><text:span text:style-name="T174">&gt;</text:span></text:p><text:p text:style-name="P161"><text:span text:style-name="T171"><text:s text:c="4"/></text:span><text:span text:style-name="T174">&lt;</text:span><text:span text:style-name="T175">version</text:span><text:span text:style-name="T174">&gt;</text:span><text:span text:style-name="T176">2.6.1</text:span><text:span text:style-name="T174">&lt;/</text:span><text:span text:style-name="T175">version</text:span><text:span text:style-name="T174">&gt;</text:span></text:p><text:p text:style-name="P163"><text:span text:style-name="T174"><text:s text:c="2"/></text:span><text:span text:style-name="T174">&lt;/</text:span><text:span text:style-name="T175">dependency</text:span><text:span text:style-name="T174">&gt;</text:span></text:p><draw:enhanced-geometry svg:viewBox="0 0 21600 21600" draw:type="rectangle" draw:enhanced-path="M 0 0 L 21600 0 21600 21600 0 21600 0 0 Z N"/></draw:custom-shape></text:p>
      <text:p text:style-name="P35"/>
      <text:p text:style-name="P35"/>
      <text:p text:style-name="P35"/>
      <text:p text:style-name="P35"/>
      <text:p text:style-name="P35"/>
      <text:p text:style-name="P135"/>
      <text:p text:style-name="P135"/>
      <text:p text:style-name="P35"><draw:custom-shape text:anchor-type="paragraph" draw:z-index="13" draw:name="Shape 16" draw:style-name="gr5" draw:text-style-name="P162" svg:width="3.9157in" svg:height="1.2925in" svg:x="0.0126in" svg:y="0.1in"><text:p text:style-name="P161"><text:span text:style-name="T174"><text:s text:c="5"/></text:span><text:span text:style-name="T174">&lt;</text:span><text:span text:style-name="T175">dependency</text:span><text:span text:style-name="T174">&gt;</text:span></text:p><text:p text:style-name="P161"><text:span text:style-name="T171"><text:s text:c="4"/></text:span><text:span text:style-name="T174">&lt;</text:span><text:span text:style-name="T175">groupId</text:span><text:span text:style-name="T174">&gt;</text:span><text:span text:style-name="T176">io.springfox</text:span><text:span text:style-name="T174">&lt;/</text:span><text:span text:style-name="T175">groupId</text:span><text:span text:style-name="T174">&gt;</text:span></text:p><text:p text:style-name="P161"><text:span text:style-name="T171"><text:s text:c="4"/></text:span><text:span text:style-name="T174">&lt;</text:span><text:span text:style-name="T175">artifactId</text:span><text:span text:style-name="T174">&gt;</text:span><text:span text:style-name="T176">springfox-swagger2</text:span><text:span text:style-name="T174">&lt;/</text:span><text:span text:style-name="T175">artifactId</text:span><text:span text:style-name="T174">&gt;</text:span></text:p><text:p text:style-name="P161"><text:span text:style-name="T171"><text:s text:c="3"/></text:span><text:span text:style-name="T174">&lt;</text:span><text:span text:style-name="T175">version</text:span><text:span text:style-name="T174">&gt;</text:span><text:span text:style-name="T176">2.6.1</text:span><text:span text:style-name="T174">&lt;/</text:span><text:span text:style-name="T175">version</text:span><text:span text:style-name="T174">&gt;</text:span></text:p><text:p text:style-name="P161"><text:span text:style-name="T174"><text:s text:c="3"/></text:span><text:span text:style-name="T174">&lt;/</text:span><text:span text:style-name="T175">dependency</text:span><text:span text:style-name="T174">&gt;</text:span></text:p><draw:enhanced-geometry svg:viewBox="0 0 21600 21600" draw:type="rectangle" draw:enhanced-path="M 0 0 L 21600 0 21600 21600 0 21600 0 0 Z N"/></draw:custom-shape><text:span text:style-name="T21"/></text:p>
      <text:p text:style-name="P42"/>
      <text:p text:style-name="P42"/>
      <text:p text:style-name="P42"/>
      <text:p text:style-name="P42"/>
      <text:p text:style-name="P42"/>
      <text:p text:style-name="P42"/>
      <text:p text:style-name="P42">2.Create configuration for swagger </text:p>
      <text:p text:style-name="P35"><text:s text:c="2"/><text:span text:style-name="T23">@Configuration</text:span></text:p>
      <text:p text:style-name="P86"><text:s/>@EnableSwagger2</text:p>
      <text:p text:style-name="P35"><text:span text:style-name="T26">public</text:span><text:span text:style-name="T17"> </text:span><text:span text:style-name="T26">class</text:span><text:span text:style-name="T17"> SwaggerConfig {</text:span></text:p>
      <text:p text:style-name="P35"><text:span text:style-name="T17"><text:tab/></text:span><text:span text:style-name="T23">@Bean</text:span></text:p>
      <text:p text:style-name="P35"><text:span text:style-name="T17"><text:tab/></text:span><text:span text:style-name="T26">public</text:span><text:span text:style-name="T17"> Docket </text:span><text:span text:style-name="T18">restApi</text:span><text:span text:style-name="T17">() {</text:span></text:p>
      <text:p text:style-name="P35"><text:span text:style-name="T17"><text:tab/><text:tab/></text:span><text:span text:style-name="T26">return</text:span><text:span text:style-name="T17"> </text:span><text:span text:style-name="T26">new</text:span><text:span text:style-name="T17"> Docket(DocumentationType.</text:span><text:span text:style-name="T28">SWAGGER_2</text:span><text:span text:style-name="T17">)</text:span></text:p>
      <text:p text:style-name="P82"><text:tab/><text:tab/><text:tab/><text:tab/>.select()</text:p>
      <text:p text:style-name="P82"><text:tab/><text:tab/><text:tab/><text:tab/>.apis(RequestHandlerSelectors</text:p>
      <text:p text:style-name="P36"><text:span text:style-name="T15"><text:tab/><text:tab/><text:tab/><text:tab/>.</text:span><text:span text:style-name="T16">basePackage</text:span><text:span text:style-name="T15">(</text:span>"com.bpcl.controller"<text:span text:style-name="T15">))</text:span></text:p>
      <text:p text:style-name="P82"><text:tab/><text:tab/><text:tab/><text:tab/>.build();</text:p>
      <text:p text:style-name="P82"><text:tab/>} }</text:p>
      <text:p text:style-name="P34"/>
      <text:p text:style-name="P34">3. For swagger Ui <text:s/>api documentation <text:span text:style-name="T14">: <text:s/></text:span><text:span text:style-name="T2">http://localhost:8080/swagger-ui.html</text:span></text:p>
      <text:p text:style-name="P3"><text:span text:style-name="T140">4.For swagger json <text:s/>api documentation : <text:s/></text:span><text:a xlink:type="simple" xlink:href="http://localhost:8080/v2/api-docs" text:style-name="Internet_20_link" text:visited-style-name="Visited_20_Internet_20_Link"><text:span text:style-name="Internet_20_link"><text:span text:style-name="T4">http://localhost:8080/v2/api-docs</text:span></text:span></text:a><text:span text:style-name="T140"> </text:span></text:p>
      <text:p text:style-name="P34"><text:s text:c="3"/></text:p>
      <text:p text:style-name="P44"><text:soft-page-break/></text:p>
      <text:p text:style-name="P44"/>
      <text:p text:style-name="P44"/>
      <text:p text:style-name="P34"><text:s/><text:span text:style-name="T2">Redis:</text:span></text:p>
      <text:p text:style-name="P34">Redis cache is a popular and powerful in-memory data structure store that is used as a cache.</text:p>
      <text:p text:style-name="P34">We can store data in Strings, hashes,lists,sets format. It stores data in Key , value pairs &lt;k,V&gt;</text:p>
      <text:p text:style-name="P34">It is used like In memory Database <text:s/>and cache and message broker</text:p>
      <text:p text:style-name="P43"><text:s/>In Memory Database:</text:p>
      <text:p text:style-name="P3"><text:span text:style-name="T140">1.Download and Install Redis</text:span><text:span text:style-name="T5"> </text:span><text:span text:style-name="T140"><text:s/>server</text:span><text:span text:style-name="T6"> <text:s text:c="3"/></text:span><text:a xlink:type="simple" xlink:href="https://github.com/tporadowski/redis/releases" text:style-name="Internet_20_link" text:visited-style-name="Visited_20_Internet_20_Link"><text:span text:style-name="Internet_20_link"><text:span text:style-name="T4">https://github.com/tporadowski/redis/releases</text:span></text:span></text:a></text:p>
      <text:p text:style-name="P34"/>
      <text:p text:style-name="P34">2.Add the dependencys </text:p>
      <text:p text:style-name="P35"><draw:custom-shape text:anchor-type="paragraph" draw:z-index="15" draw:name="Shape 18" draw:style-name="gr3" draw:text-style-name="P162" svg:width="4.5217in" svg:height="1.2697in" svg:x="0.9626in" svg:y="-0.0102in"><text:p text:style-name="P161"><text:span text:style-name="T174"><text:s text:c="3"/></text:span><text:span text:style-name="T174">&lt;</text:span><text:span text:style-name="T175">dependency</text:span><text:span text:style-name="T174">&gt;</text:span></text:p><text:p text:style-name="P161"><text:span text:style-name="T171"><text:s text:c="6"/></text:span><text:span text:style-name="T174">&lt;</text:span><text:span text:style-name="T175">groupId</text:span><text:span text:style-name="T174">&gt;</text:span><text:span text:style-name="T176">org.springframework.boot</text:span><text:span text:style-name="T174">&lt;/</text:span><text:span text:style-name="T175">groupId</text:span><text:span text:style-name="T174">&gt;</text:span></text:p><text:p text:style-name="P161"><text:span text:style-name="T171"><text:s text:c="5"/></text:span><text:span text:style-name="T174">&lt;</text:span><text:span text:style-name="T175">artifactId</text:span><text:span text:style-name="T174">&gt;</text:span><text:span text:style-name="T176">spring-boot-starter-data-redis</text:span><text:span text:style-name="T174">&lt;/</text:span><text:span text:style-name="T175">artifactId</text:span><text:span text:style-name="T174">&gt;</text:span></text:p><text:p text:style-name="P161"><text:span text:style-name="T174"><text:s text:c="2"/></text:span><text:span text:style-name="T174">&lt;/</text:span><text:span text:style-name="T175">dependency</text:span><text:span text:style-name="T174">&gt;</text:span></text:p><draw:enhanced-geometry svg:viewBox="0 0 21600 21600" draw:type="rectangle" draw:enhanced-path="M 0 0 L 21600 0 21600 21600 0 21600 0 0 Z N"/></draw:custom-shape><text:span text:style-name="T21"/></text:p>
      <text:p text:style-name="P40"/>
      <text:p text:style-name="P34"/>
      <text:p text:style-name="P34"/>
      <text:p text:style-name="P34"/>
      <text:p text:style-name="P34">3.Add in Application.properties</text:p>
      <text:p text:style-name="P100"><draw:custom-shape text:anchor-type="paragraph" draw:z-index="16" draw:name="Shape 19" draw:style-name="gr2" draw:text-style-name="P162" svg:width="4.728in" svg:height="1.4776in" svg:x="0.5165in" svg:y="-0.0193in"><text:p text:style-name="P161"><text:span text:style-name="T170"><text:s/></text:span><text:span text:style-name="T170">spring.redis.host</text:span><text:span text:style-name="T171">=</text:span><text:span text:style-name="T172">localhost</text:span></text:p><text:p text:style-name="P161"><text:span text:style-name="T171"><text:s/></text:span><text:span text:style-name="T170">spring.redis.por</text:span><text:span text:style-name="T171">t=</text:span><text:span text:style-name="T172">6379</text:span></text:p><text:p text:style-name="P161"><text:span text:style-name="T171"><text:s/></text:span><text:span text:style-name="T170">spring.cache.type</text:span><text:span text:style-name="T171">=</text:span><text:span text:style-name="T172">redis</text:span></text:p><text:p text:style-name="P161"><text:span text:style-name="T170"><text:s/></text:span><text:span text:style-name="T170">spring.cache.redis.cache-null-values</text:span><text:span text:style-name="T171">=</text:span><text:span text:style-name="T172">true</text:span></text:p><text:p text:style-name="P161"><text:span text:style-name="T173">#Automatically erase data after specific time</text:span></text:p><text:p text:style-name="P161"><text:span text:style-name="T170">spring.cache.redis.time-to-live</text:span><text:span text:style-name="T171">=</text:span><text:span text:style-name="T172">60000 </text:span></text:p><draw:enhanced-geometry svg:viewBox="0 0 21600 21600" draw:type="rectangle" draw:enhanced-path="M 0 0 L 21600 0 21600 21600 0 21600 0 0 Z N"/></draw:custom-shape><text:span text:style-name="T30"/></text:p>
      <text:p text:style-name="P100"/>
      <text:p text:style-name="P100"/>
      <text:p text:style-name="P100"/>
      <text:p text:style-name="P100"/>
      <text:p text:style-name="P100"/>
      <text:p text:style-name="P100"/>
      <text:p text:style-name="P34">4.Create Configuration for Radis</text:p>
      <text:p text:style-name="P86">@Configuration</text:p>
      <text:p text:style-name="P35"><text:span text:style-name="T26">public</text:span><text:span text:style-name="T17"> </text:span><text:span text:style-name="T26">class</text:span><text:span text:style-name="T17"> AppConfig {</text:span></text:p>
      <text:p text:style-name="P35"><text:span text:style-name="T17"><text:tab/></text:span><text:span text:style-name="T31">// </text:span><text:span text:style-name="T32">Redis</text:span><text:span text:style-name="T31"> Connection</text:span></text:p>
      <text:p text:style-name="P35"><text:span text:style-name="T17"><text:s text:c="6"/></text:span><text:span text:style-name="T23">@Bean</text:span></text:p>
      <text:p text:style-name="P35"><text:span text:style-name="T17"><text:tab/></text:span><text:span text:style-name="T26">public</text:span><text:span text:style-name="T17"> </text:span><text:span text:style-name="T18">RedisConnectionFactory</text:span><text:span text:style-name="T17"> cf() {</text:span></text:p>
      <text:p text:style-name="P35"><text:span text:style-name="T17"><text:tab/><text:tab/></text:span><text:span text:style-name="T27">return</text:span><text:span text:style-name="T18"> </text:span><text:span text:style-name="T27">new</text:span><text:span text:style-name="T18"> LettuceConnectionFactory();</text:span></text:p>
      <text:p text:style-name="P82"><text:tab/>}</text:p>
      <text:p text:style-name="P35"><text:span text:style-name="T17"><text:tab/></text:span><text:span text:style-name="T31">// </text:span><text:span text:style-name="T32">Redis</text:span><text:span text:style-name="T31"> Template</text:span></text:p>
      <text:p text:style-name="P35"><text:span text:style-name="T151"><text:s text:c="6"/></text:span><text:span text:style-name="T23">@</text:span><text:span text:style-name="T24">Bean</text:span></text:p>
      <text:p text:style-name="P35"><text:span text:style-name="T17"><text:tab/></text:span><text:span text:style-name="T26">public</text:span><text:span text:style-name="T17"> RedisTemplate&lt;String, Student&gt; rt() {</text:span></text:p>
      <text:p text:style-name="P35"><text:span text:style-name="T17"><text:tab/><text:tab/>RedisTemplate&lt;String, Student&gt; </text:span><text:span text:style-name="T33">template</text:span><text:span text:style-name="T17"> = </text:span><text:span text:style-name="T26">new</text:span><text:span text:style-name="T17"> RedisTemplate&lt;&gt;();</text:span></text:p>
      <text:p text:style-name="P35"><text:span text:style-name="T17"><text:tab/><text:tab/></text:span><text:span text:style-name="T33">template</text:span><text:span text:style-name="T17">.setConnectionFactory(</text:span><text:span text:style-name="T26">this</text:span><text:span text:style-name="T17">.cf());</text:span></text:p>
      <text:p text:style-name="P35"><text:span text:style-name="T17"><text:tab/><text:tab/></text:span><text:span text:style-name="T26">return</text:span><text:span text:style-name="T17"> </text:span><text:span text:style-name="T33">template</text:span><text:span text:style-name="T17">;</text:span></text:p>
      <text:p text:style-name="P82"><text:tab/>} }</text:p>
      <text:p text:style-name="P35"><text:soft-page-break/><text:span text:style-name="T17">5.</text:span><text:span text:style-name="T23"> </text:span>And create dao classes and perform operation</text:p>
      <text:p text:style-name="P35"><text:span text:style-name="T23"><text:s text:c="3"/>@Resource</text:span><text:span text:style-name="T17">(name = </text:span><text:span text:style-name="T35">"rt"</text:span><text:span text:style-name="T17">)</text:span></text:p>
      <text:p text:style-name="P35"><text:span text:style-name="T17"><text:s text:c="3"/></text:span><text:span text:style-name="T26">private</text:span><text:span text:style-name="T17"> HashOperations&lt;String, String, Student&gt; </text:span><text:span text:style-name="T29">opr</text:span><text:span text:style-name="T17">;</text:span></text:p>
      <text:p text:style-name="P78">Cache Management:</text:p>
      <text:p text:style-name="P35">It is a Temp <text:s/>memory, it is used between Server (App) and database.</text:p>
      <text:p text:style-name="P35"><text:s/>This is used to reduce network calls between <text:s/>server and database <text:s/>if we are trying to fetch same data multiple times <text:s/>from database.</text:p>
      <text:p text:style-name="P35">Do not implement cache for all modules select modules which are actually mostly used.</text:p>
      <text:p text:style-name="P35">Eg: Gmail -&gt; Inbox</text:p>
      <text:p text:style-name="P35"/>
      <text:p text:style-name="P34"><text:span text:style-name="T36">@</text:span><text:span text:style-name="T37">EnableCaching <text:s text:c="2"/>// Enable cache</text:span></text:p>
      <text:p text:style-name="P34"><text:span text:style-name="T22">@Cacheable <text:s/></text:span>(value = <text:span text:style-name="T34">"employee"</text:span>) <text:s text:c="33"/>//Annotation <text:s/>used for store the cache</text:p>
      <text:p text:style-name="P34"><text:span text:style-name="T22">@CachePut <text:s text:c="3"/></text:span>(<text:span text:style-name="T14">value</text:span> = <text:span text:style-name="T34">"employee"</text:span>, key = <text:span text:style-name="T34">"#id"</text:span>) <text:s text:c="4"/>//Used for Update cache</text:p>
      <text:p text:style-name="P34"><text:span text:style-name="T22">@CacheEvict </text:span>(<text:span text:style-name="T14">value</text:span> = <text:span text:style-name="T34">"employee"</text:span>, key = <text:span text:style-name="T34">"#id"</text:span>,allEntries = <text:span text:style-name="T25">true</text:span>) //Used for delete cache</text:p>
      <text:p text:style-name="P34"/>
      <text:p text:style-name="P36"><text:span text:style-name="T3">Eureka Naming Server:</text:span><text:span text:style-name="T152"> </text:span></text:p>
      <text:list text:style-name="WWNum9">
        <text:list-item>
          <text:p text:style-name="P108">Eureka is a server</text:p>
        </text:list-item>
        <text:list-item>
          <text:p text:style-name="P108">Eureka server acts as a central registry that keeps track of all the microservices instances running in the system. Each microservice instance (Eureka client) registers itself with the Eureka server when it starts up, and it also sends periodic heartbeats to indicate that it is still alive and functioning.</text:p>
        </text:list-item>
        <text:list-item>
          <text:p text:style-name="P109">The main purpose of Eureka Server is to facilitate service registration, discovery, and load balancing in a distributed system.</text:p>
        </text:list-item>
      </text:list>
      <text:p text:style-name="P41">Create Eureka server and client applications then client will register in server.</text:p>
      <text:p text:style-name="P41"/>
      <text:p text:style-name="P70">API Gateways :</text:p>
      <text:list text:style-name="WWNum7">
        <text:list-item>
          <text:p text:style-name="P110">The API Gateway is a server .It is a single entry point into a system. API Gateway encapsulates the internal system architecture.</text:p>
        </text:list-item>
        <text:list-item>
          <text:p text:style-name="P110">All the requests made by the client go through the API Gateway. After that, the API Gateway routes requests to the appropriate microservice.</text:p>
        </text:list-item>
      </text:list>
      <text:list text:style-name="WWNum6">
        <text:list-item>
          <text:p text:style-name="P112"><text:span text:style-name="T140">The API Gateway can also perform various functions such as authentication, <text:s text:c="2"/>load balancing, caching</text:span><text:span text:style-name="T144">, </text:span><text:span text:style-name="Strong"><text:span text:style-name="T143">request routing</text:span></text:span><text:span text:style-name="Strong"><text:span text:style-name="T140">,</text:span></text:span><text:span text:style-name="T140"> and request/response transformation.</text:span></text:p>
        </text:list-item>
      </text:list>
      <text:p text:style-name="P42">Some of Api gateways :</text:p>
      <text:p text:style-name="Standard"><text:span text:style-name="Strong"><text:span text:style-name="T143">Spring cloud api <text:s/>gate way , <text:s/>Netflix Zuul api gateway, </text:span></text:span><text:span text:style-name="T140"><text:s/>Kong Api gateway </text:span></text:p>
      <text:p text:style-name="P71">***********************************************************************</text:p>
      <text:p text:style-name="P69"><text:soft-page-break/>J Query:</text:p>
      <text:p text:style-name="P34">jQuery is a small and lightweight JavaScript library.</text:p>
      <text:p text:style-name="P37">jQuery simplifies AJAX call and DOM manipulation.</text:p>
      <text:p text:style-name="P74">React Js :</text:p>
      <text:p text:style-name="P74"/>
      <text:p text:style-name="P74"/>
      <text:list text:style-name="L8">
        <text:list-item>
          <text:p text:style-name="P113"><text:span text:style-name="T140">It is <text:s/>a JavaScript library .</text:span><text:span text:style-name="T144">Facebook </text:span><text:span text:style-name="T140">developed ReactJS in </text:span><text:span text:style-name="Strong"><text:span text:style-name="T140">2011</text:span></text:span><text:span text:style-name="T140"> in its newsfeed section, but it was released to the public in the month of </text:span><text:span text:style-name="Strong"><text:span text:style-name="T140">May 2013</text:span></text:span></text:p>
        </text:list-item>
      </text:list>
      <text:list text:style-name="WWNum4">
        <text:list-item>
          <text:p text:style-name="P111">It uses virtual DOM <text:s/>instead of <text:s text:c="2"/>regular DOM. </text:p>
        </text:list-item>
        <text:list-item>
          <text:p text:style-name="P111">DOM is an object which is created by the browser each time a web page is loaded</text:p>
        </text:list-item>
        <text:list-item>
          <text:p text:style-name="P111">It dynamically adds or removes the data at the back end and when any modifications were done, then each time a new DOM is created for the same page. This repeated creation of DOM makes unnecessary memory wastage and reduces the performance of the application.</text:p>
        </text:list-item>
      </text:list>
      <text:p text:style-name="P4"><text:span text:style-name="Strong"><text:span text:style-name="T145"/></text:span></text:p>
      <text:p text:style-name="P4"><text:span text:style-name="Strong"><text:span text:style-name="T145">Download &amp; Installation :</text:span></text:span></text:p>
      <text:p text:style-name="P4"><text:span text:style-name="Strong"><text:span text:style-name="T143">1. <text:s text:c="2"/></text:span></text:span><text:span text:style-name="T140"><text:s/>NodeJS and NPM are the platforms need to develop any ReactJS application.</text:span></text:p>
      <text:p text:style-name="P4"><text:span text:style-name="Strong"><text:span text:style-name="T143"><text:s text:c="7"/></text:span></text:span><text:span text:style-name="Strong"><text:span text:style-name="T140">node <text:s/>-v <text:s text:c="2"/></text:span></text:span><text:span text:style-name="Strong"><text:span text:style-name="T143"><text:s/>- Check node js version</text:span></text:span></text:p>
      <text:p text:style-name="P4"><text:span text:style-name="Strong"><text:span text:style-name="T140"><text:s text:c="7"/>npm -v <text:s text:c="3"/></text:span></text:span><text:span text:style-name="Strong"><text:span text:style-name="T143">Check the npm version </text:span></text:span><text:span text:style-name="Strong"><text:span text:style-name="T140"><text:s text:c="2"/></text:span></text:span></text:p>
      <text:p text:style-name="P4"><text:span text:style-name="Strong"><text:span text:style-name="T140"/></text:span></text:p>
      <text:p text:style-name="P4"><text:span text:style-name="Strong"><text:span text:style-name="T140">node js :</text:span></text:span><text:span text:style-name="T140"> Node.js is an open-source, cross-platform JavaScript runtime environment that allows developers to run JavaScript code outside of a web browser.</text:span></text:p>
      <text:p text:style-name="P4"><text:span text:style-name="Strong"><text:span text:style-name="T143"><text:s/></text:span></text:span><text:span text:style-name="T140">JavaScript was mainly used for client-side scripting, running within web browsers to enhance web pages and provide interactivity.</text:span></text:p>
      <text:p text:style-name="P33">Node.js extends JavaScript's capabilities by enabling it to be executed on the server side as well.</text:p>
      <text:p text:style-name="P136"/>
      <text:p text:style-name="P33"><text:span text:style-name="T13">npm (Node Package Manager</text:span>)<text:span text:style-name="T13">: </text:span>It is a command-line tool that comes bundled with Node.js and is used to manage and install packages (libraries and modules) written in JavaScript. </text:p>
      <text:p text:style-name="P33"><text:span text:style-name="T13"><text:s/></text:span>npm allows developers to easily install, update, and remove packages and their dependencies.</text:p>
      <text:p text:style-name="P137"><text:s/></text:p>
      <text:p text:style-name="P137"/>
      <text:p text:style-name="P137"/>
      <text:p text:style-name="P137"/>
      <text:p text:style-name="P137"/>
      <text:p text:style-name="P102"><text:soft-page-break/><text:span text:style-name="T142"/></text:p>
      <text:p text:style-name="P137"/>
      <text:p text:style-name="P137"/>
      <text:p text:style-name="P137"/>
      <text:p text:style-name="P137"/>
      <text:p text:style-name="P102"><text:span text:style-name="T142"><text:s/></text:span><text:span text:style-name="Strong_20_Emphasis"><text:span text:style-name="T55"> </text:span></text:span><text:span text:style-name="Strong_20_Emphasis"><text:span text:style-name="T56">props </text:span></text:span><text:span text:style-name="Strong_20_Emphasis"><text:span text:style-name="T57">V/s</text:span></text:span><text:span text:style-name="Strong_20_Emphasis"><text:span text:style-name="T56"> state:</text:span></text:span></text:p>
      <text:p text:style-name="P1"><text:span text:style-name="Strong_20_Emphasis"><text:span text:style-name="T56"/></text:span></text:p>
      <table:table table:name="Table1" table:style-name="Table1" table:template-name="Box List Blue">
        <table:table-column table:style-name="Table1.A"/>
        <table:table-column table:style-name="Table1.B"/>
        <table:table-row table:style-name="Table1.1">
          <table:table-cell table:style-name="Table1.A1" office:value-type="string">
            <text:list text:style-name="L1">
              <text:list-header>
                <text:p text:style-name="P145"><text:s text:c="15"/><text:span text:style-name="T39">PROPE</text:span> <text:s text:c="10"/></text:p>
              </text:list-header>
            </text:list>
          </table:table-cell>
          <table:table-cell table:style-name="Table1.A1" office:value-type="string">
            <text:list text:continue-numbering="true" text:style-name="L1">
              <text:list-header>
                <text:p text:style-name="P145"><text:s text:c="15"/><text:span text:style-name="T39">STATE</text:span> <text:s text:c="10"/></text:p>
              </text:list-header>
            </text:list>
          </table:table-cell>
        </table:table-row>
        <table:table-row>
          <table:table-cell table:style-name="Table1.A2" office:value-type="string">
            <text:list text:continue-numbering="true" text:style-name="L1">
              <text:list-item>
                <text:p text:style-name="P120"><text:span text:style-name="T46">The Data is passed from one component to another.</text:span><text:span text:style-name="T39"> </text:span></text:p>
              </text:list-item>
            </text:list>
          </table:table-cell>
          <table:table-cell table:style-name="Table1.B2" office:value-type="string">
            <text:list text:continue-numbering="true" text:style-name="L1">
              <text:list-item>
                <text:p text:style-name="P146"><text:span text:style-name="T43">The Data is passed within the component only.</text:span> </text:p>
              </text:list-item>
            </text:list>
          </table:table-cell>
        </table:table-row>
        <table:table-row>
          <table:table-cell table:style-name="Table1.A3" office:value-type="string">
            <text:list text:continue-numbering="true" text:style-name="L1">
              <text:list-item>
                <text:p text:style-name="P147"><text:span text:style-name="T43">It is Immutable (cannot be modified).</text:span> </text:p>
              </text:list-item>
            </text:list>
          </table:table-cell>
          <table:table-cell table:style-name="Table1.B3" office:value-type="string">
            <text:list text:continue-numbering="true" text:style-name="L1">
              <text:list-item>
                <text:p text:style-name="P146"><text:span text:style-name="T43">It is Mutable ( can be modified).</text:span> </text:p>
              </text:list-item>
            </text:list>
          </table:table-cell>
        </table:table-row>
        <table:table-row table:style-name="Table1.4">
          <table:table-cell table:style-name="Table1.A4" office:value-type="string">
            <text:list text:continue-numbering="true" text:style-name="L1">
              <text:list-item>
                <text:p text:style-name="P148"><text:span text:style-name="T43">Props can be used with state and functional components.</text:span> </text:p>
              </text:list-item>
            </text:list>
          </table:table-cell>
          <table:table-cell table:style-name="Table1.B4" office:value-type="string">
            <text:list text:continue-numbering="true" text:style-name="L1">
              <text:list-item>
                <text:p text:style-name="P149"><text:span text:style-name="T43">The state can be used only with the state components/class component (Before 16.0).</text:span> </text:p>
              </text:list-item>
            </text:list>
          </table:table-cell>
        </table:table-row>
      </table:table>
      <text:p text:style-name="P137"><text:s text:c="7"/></text:p>
      <text:p text:style-name="P102"><text:span text:style-name="T142"><text:s text:c="17"/></text:span><text:span text:style-name="T147"><text:s text:c="5"/>**</text:span><text:span text:style-name="T124">Latest</text:span><text:span text:style-name="T147"> </text:span><text:span text:style-name="Strong_20_Emphasis"><text:span text:style-name="T59">Hooks</text:span></text:span></text:p>
      <text:list text:style-name="L9">
        <text:list-item>
          <text:list>
            <text:list-item>
              <text:list>
                <text:list-item>
                  <text:list>
                    <text:list-header>
                      <text:h text:style-name="P107" text:outline-level="4"><draw:custom-shape text:anchor-type="paragraph" draw:z-index="0" draw:name="Shape 1" draw:style-name="gr18" draw:text-style-name="P183" svg:width="6.1016in" svg:height="0.4232in" svg:x="0.5102in" svg:y="0.0165in"><text:p text:style-name="P182"><text:span text:style-name="T188">***</text:span><text:span text:style-name="T189">Hooks cannot be used with class components</text:span><text:span text:style-name="T18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Strong_20_Emphasis"><text:span text:style-name="T61"/></text:span></text:h>
                    </text:list-header>
                  </text:list>
                </text:list-item>
              </text:list>
            </text:list-item>
          </text:list>
        </text:list-item>
      </text:list>
      <text:p text:style-name="P2"><text:span text:style-name="Strong_20_Emphasis"><text:span text:style-name="T61"/></text:span></text:p>
      <text:list text:continue-numbering="true" text:style-name="L9">
        <text:list-header>
          <text:h text:style-name="P105" text:outline-level="3"><text:span text:style-name="Strong_20_Emphasis"><text:span text:style-name="T59"/></text:span></text:h>
          <text:h text:style-name="P105" text:outline-level="3"><text:span text:style-name="Strong_20_Emphasis"><text:span text:style-name="T59">Why the need for Hooks?</text:span></text:span></text:h>
        </text:list-header>
      </text:list>
      <text:list text:style-name="L10">
        <text:list-item>
          <text:p text:style-name="P151"><text:span text:style-name="Strong_20_Emphasis"><text:span text:style-name="T61">Use of </text:span></text:span><text:span text:style-name="Strong_20_Emphasis"><text:span text:style-name="T41">‘</text:span></text:span><text:span text:style-name="Strong_20_Emphasis"><text:span text:style-name="T42">this’</text:span></text:span><text:span text:style-name="Strong_20_Emphasis"><text:span text:style-name="T62"> </text:span></text:span><text:span text:style-name="Strong_20_Emphasis"><text:span text:style-name="T61">keyword:</text:span></text:span><text:span text:style-name="T62"> </text:span><text:span text:style-name="T146"> </text:span></text:p>
          <text:p text:style-name="P152"><text:span text:style-name="T44">classes don’t concise efficiently which leads to hot reloading being unreliable which can be solved using Hooks</text:span> </text:p>
        </text:list-item>
        <text:list-item>
          <text:p text:style-name="P151"><text:span text:style-name="Strong_20_Emphasis"><text:span text:style-name="T60">Reusable stateful logics</text:span></text:span><text:span text:style-name="T146"> </text:span></text:p>
        </text:list-item>
      </text:list>
      <text:p text:style-name="P54"><text:span text:style-name="T45"><text:s text:c="10"/>H</text:span><text:span text:style-name="T44">ere is no particular way to reuse stateful component logic to React. </text:span> </text:p>
      <text:p text:style-name="P17"><text:s text:c="11"/>implemented using custom React Hooks and Context API. React Hooks, introduced in </text:p>
      <text:p text:style-name="P54"><text:span text:style-name="T65"><text:s text:c="6"/></text:span><text:span text:style-name="T66"><text:s text:c="4"/></text:span><text:span text:style-name="T65">React 16.8, provide a way to add state and lifecycle features to functional components, </text:span></text:p>
      <text:p text:style-name="P99"><text:span text:style-name="T73"><text:s text:c="10"/>making it easier to create reusable stateful logic.</text:span><text:span text:style-name="T146"> </text:span><text:span text:style-name="T146"><text:title/></text:span></text:p>
      <text:h text:style-name="P30" text:outline-level="3"><text:soft-page-break/><text:span text:style-name="Strong_20_Emphasis"><text:span text:style-name="T56">What is React Router?</text:span></text:span></text:h>
      <text:list text:style-name="L11">
        <text:list-header>
          <text:p text:style-name="P153"/>
        </text:list-header>
        <text:list-item>
          <text:p text:style-name="P156"><text:span text:style-name="Strong_20_Emphasis"><text:span text:style-name="T58">React Router</text:span></text:span><text:span text:style-name="T55"> </text:span><text:span text:style-name="T58">is a standard library for routing in React. </text:span><text:span text:style-name="T140"> </text:span></text:p>
        </text:list-item>
        <text:list-item>
          <text:p text:style-name="P154"><text:span text:style-name="T43"> </text:span><text:span text:style-name="T44">It enables the navigation among views of various components in a React Application, allows changing the browser URL, and keeps the UI in sync with the URL. </text:span></text:p>
          <text:p text:style-name="P156"><text:span text:style-name="T142"><text:s text:c="2"/></text:span><text:span text:style-name="Strong_20_Emphasis"><text:span text:style-name="T56">Installing React Route</text:span></text:span></text:p>
        </text:list-item>
      </text:list>
      <text:p text:style-name="P52"><draw:custom-shape text:anchor-type="paragraph" draw:z-index="1" draw:name="Shape 2" draw:style-name="gr17" draw:text-style-name="P181" svg:width="3.6976in" svg:height="0.5504in" svg:x="1.5291in" svg:y="-0.111in"><text:p><text:span text:style-name="T169"><text:s text:c="25"/></text:span></text:p><text:p><text:span text:style-name="T169"><text:s text:c="15"/></text:span><text:span text:style-name="T186">npm i react-router-dom</text:span></text:p><text:p><text:span text:style-name="T187"/></text:p><draw:enhanced-geometry svg:viewBox="0 0 21600 21600" draw:mirror-horizontal="false" draw:mirror-vertical="false" draw:type="rectangle" draw:enhanced-path="M 0 0 L 21600 0 21600 21600 0 21600 0 0 Z N"/></draw:custom-shape><text:s text:c="13"/><text:span text:style-name="T39"><text:s text:c="29"/></text:span><text:line-break/></text:p>
      <text:p text:style-name="P48"><text:span text:style-name="T40"><text:s text:c="3"/></text:span><text:span text:style-name="T74">Importing React Router</text:span></text:p>
      <text:p text:style-name="P53"><draw:custom-shape text:anchor-type="paragraph" draw:z-index="2" draw:name="Shape 3" draw:style-name="gr16" draw:text-style-name="P180" svg:width="5.3004in" svg:height="0.6752in" svg:x="1.0146in" svg:y="0.2571in"><text:p text:style-name="P174"><text:span text:style-name="T125">// Importing</text:span></text:p><text:p text:style-name="P174"><text:span text:style-name="T125">import { BrowserRouter, Routes, Route } from "react-router-dom";</text:span></text:p><draw:enhanced-geometry svg:viewBox="0 0 21600 21600" draw:type="rectangle" draw:enhanced-path="M 0 0 L 21600 0 21600 21600 0 21600 0 0 Z N"/></draw:custom-shape><text:line-break/><text:span text:style-name="T40"> <text:s text:c="29"/></text:span></text:p>
      <text:p text:style-name="P47"/>
      <text:p text:style-name="P47"/>
      <text:p text:style-name="P49"/>
      <text:p text:style-name="P49"/>
      <text:p text:style-name="P49"/>
      <text:p text:style-name="P49"/>
      <text:list text:style-name="L12">
        <text:list-item>
          <text:p text:style-name="P141"><text:span text:style-name="Strong_20_Emphasis"><text:span text:style-name="T53">BrowserRouter</text:span></text:span><text:span text:style-name="T52">: BrowserRouter is a router implementation that uses the HTML5 history API(pushState, replaceState, and the popstate event) to keep your UI in sync with the URL. </text:span><text:span text:style-name="T139"> </text:span></text:p>
        </text:list-item>
        <text:list-item>
          <text:p text:style-name="P141"><text:span text:style-name="Strong_20_Emphasis"><text:span text:style-name="T53">Routes</text:span></text:span><text:span text:style-name="T52">: It’s a new component introduced in the v6 and an upgrade of the component. The main advantages of Routes over Switch are:</text:span><text:span text:style-name="T139"> </text:span></text:p>
        </text:list-item>
        <text:list-item>
          <text:p text:style-name="P157"><text:span text:style-name="Strong_20_Emphasis"><text:span text:style-name="T54">Link:</text:span></text:span><text:span text:style-name="T52"> The link component is used to create links to different routes and implement navigation around the application. It works like an HTML anchor tag.</text:span></text:p>
        </text:list-item>
      </text:list>
      <text:p text:style-name="P44"><draw:custom-shape text:anchor-type="paragraph" draw:z-index="3" draw:name="Shape 4" draw:style-name="gr15" draw:text-style-name="P179" svg:width="6.2449in" svg:height="4.1732in" svg:x="0.3728in" svg:y="0.0827in"><text:p text:style-name="P178"><text:span text:style-name="T185">&lt;Router&gt;</text:span></text:p><text:p text:style-name="P178"><text:span text:style-name="T185"><text:s text:c="8"/></text:span><text:span text:style-name="T185">&lt;div className="App"&gt;</text:span></text:p><text:p text:style-name="P178"><text:span text:style-name="T185"><text:s text:c="12"/></text:span><text:span text:style-name="T185">&lt;ul className="App-header"&gt;</text:span></text:p><text:p text:style-name="P178"><text:span text:style-name="T185"><text:s text:c="12"/></text:span><text:span text:style-name="T185">&lt;li&gt;</text:span></text:p><text:p text:style-name="P178"><text:span text:style-name="T185"><text:s text:c="16"/></text:span><text:span text:style-name="T185">&lt;Link to="/"&gt;Home&lt;/Link&gt;</text:span></text:p><text:p text:style-name="P178"><text:span text:style-name="T185"><text:s text:c="12"/></text:span><text:span text:style-name="T185">&lt;/li&gt;</text:span></text:p><text:p text:style-name="P178"><text:span text:style-name="T185"><text:s text:c="12"/></text:span><text:span text:style-name="T185">&lt;li&gt;</text:span></text:p><text:p text:style-name="P178"><text:span text:style-name="T185"><text:s text:c="16"/></text:span><text:span text:style-name="T185">&lt;Link to="/about"&gt;About Us&lt;/Link&gt;</text:span></text:p><text:p text:style-name="P178"><text:span text:style-name="T185"><text:s text:c="12"/></text:span><text:span text:style-name="T185">&lt;/li&gt;</text:span></text:p><text:p text:style-name="P178"><text:span text:style-name="T185"><text:s text:c="12"/></text:span><text:span text:style-name="T185">&lt;li&gt;</text:span></text:p><text:p text:style-name="P178"><text:span text:style-name="T185"><text:s text:c="16"/></text:span><text:span text:style-name="T185">&lt;Link to="/contact"&gt;Contact Us&lt;/Link&gt;</text:span></text:p><text:p text:style-name="P178"><text:span text:style-name="T185"><text:s text:c="12"/></text:span><text:span text:style-name="T185">&lt;/li&gt;</text:span></text:p><text:p text:style-name="P178"><text:span text:style-name="T185"><text:s text:c="12"/></text:span><text:span text:style-name="T185">&lt;/ul&gt;</text:span></text:p><text:p text:style-name="P178"><text:span text:style-name="T185"><text:s text:c="8"/></text:span><text:span text:style-name="T185">&lt;Routes&gt;</text:span></text:p><text:p text:style-name="P178"><text:span text:style-name="T185"><text:s text:c="16"/></text:span><text:span text:style-name="T185">&lt;Route exact path='/' element={&lt; Home /&gt;}&gt;&lt;/Route&gt;</text:span></text:p><text:p text:style-name="P178"><text:span text:style-name="T185"><text:s text:c="16"/></text:span><text:span text:style-name="T185">&lt;Route exact path='/about' element={&lt; About /&gt;}&gt;&lt;/Route&gt;</text:span></text:p><text:p text:style-name="P178"><text:span text:style-name="T185"><text:s text:c="16"/></text:span><text:span text:style-name="T185">&lt;Route exact path='/contact' element={&lt; Contact /&gt;}&gt;&lt;/Route&gt;</text:span></text:p><text:p text:style-name="P178"><text:span text:style-name="T185"><text:s text:c="8"/></text:span><text:span text:style-name="T185">&lt;/Routes&gt;</text:span></text:p><text:p text:style-name="P178"><text:span text:style-name="T185"><text:s text:c="8"/></text:span><text:span text:style-name="T185">&lt;/div&gt;</text:span></text:p><text:p text:style-name="P178"><text:span text:style-name="T185"><text:s text:c="4"/></text:span><text:span text:style-name="T185">&lt;/Router&gt;</text:span></text:p><draw:enhanced-geometry svg:viewBox="0 0 21600 21600" draw:type="rectangle" draw:enhanced-path="M 0 0 L 21600 0 21600 21600 0 21600 0 0 Z N"/></draw:custom-shape></text:p>
      <text:p text:style-name="P44"/>
      <text:p text:style-name="P44"/>
      <text:p text:style-name="P44"/>
      <text:p text:style-name="P44"/>
      <text:p text:style-name="P44"/>
      <text:p text:style-name="P44"/>
      <text:p text:style-name="P44"/>
      <text:p text:style-name="P31"/>
      <text:p text:style-name="P31"/>
      <text:p text:style-name="P31"/>
      <text:p text:style-name="P32"><text:s text:c="36"/></text:p>
      <text:p text:style-name="P32"/>
      <text:p text:style-name="P32"/>
      <text:p text:style-name="P85"><text:soft-page-break/></text:p>
      <text:p text:style-name="P85"/>
      <text:p text:style-name="P85"/>
      <text:p text:style-name="P85"/>
      <text:p text:style-name="P85">Functioal Component V/s <text:s/>Class Component</text:p>
      <table:table table:name="Table2" table:style-name="Table2">
        <table:table-column table:style-name="Table2.A"/>
        <table:table-column table:style-name="Table2.B"/>
        <table:table-row>
          <table:table-cell table:style-name="Table2.A1" office:value-type="string">
            <text:p text:style-name="P81"><text:s text:c="18"/>Functioal Component</text:p>
          </table:table-cell>
          <table:table-cell table:style-name="Table2.B1" office:value-type="string">
            <text:p text:style-name="P81"><text:s text:c="22"/>Class Component</text:p>
          </table:table-cell>
        </table:table-row>
        <table:table-row>
          <table:table-cell table:style-name="Table2.A2" office:value-type="string">
            <text:p text:style-name="P38"><text:span text:style-name="T44">A functional component</text:span> <text:s/><text:span text:style-name="T39">Accepts Props As param,returns React Element(JSX)</text:span></text:p>
          </table:table-cell>
          <table:table-cell table:style-name="Table2.B2" office:value-type="string">
            <text:p text:style-name="P38"><text:span text:style-name="T43"> </text:span><text:span text:style-name="T63">class component requires you to extend from React. Component and create a render function that returns a React element.</text:span> </text:p>
          </table:table-cell>
        </table:table-row>
        <table:table-row>
          <table:table-cell table:style-name="Table2.A2" office:value-type="string">
            <text:p text:style-name="P38"><text:span text:style-name="T44">There is </text:span><text:span text:style-name="T78">no render</text:span><text:span text:style-name="T44"> method used in functional components.</text:span></text:p>
          </table:table-cell>
          <table:table-cell table:style-name="Table2.B2" office:value-type="string">
            <text:p text:style-name="P38"><text:span text:style-name="T63">It must have the render() method returning JSX (which is syntactically similar to HTML)</text:span> </text:p>
          </table:table-cell>
        </table:table-row>
        <table:table-row>
          <table:table-cell table:style-name="Table2.A2" office:value-type="string">
            <text:p text:style-name="P38"><text:span text:style-name="T63">Functional components run from top to bottom and once the function is returned it can’t be kept alive.</text:span> </text:p>
          </table:table-cell>
          <table:table-cell table:style-name="Table2.B2" office:value-type="string">
            <text:p text:style-name="P38"><text:span text:style-name="T63">The class component is instantiated and different life cycle method is kept alive and is run and invoked depending on the phase of the class component.</text:span> </text:p>
          </table:table-cell>
        </table:table-row>
        <table:table-row>
          <table:table-cell table:style-name="Table2.A2" office:value-type="string">
            <text:p text:style-name="P38"><text:span text:style-name="T63">React lifecycle methods (for example, componentDidMount) cannot be used in functional components.</text:span> </text:p>
          </table:table-cell>
          <table:table-cell table:style-name="Table2.B2" office:value-type="string">
            <text:p text:style-name="P38"><text:span text:style-name="T43"> </text:span><text:span text:style-name="T63">Stateful components because they implement logic and state.</text:span> </text:p>
          </table:table-cell>
        </table:table-row>
        <table:table-row>
          <table:table-cell table:style-name="Table2.A2" office:value-type="string">
            <text:p text:style-name="P16">Hooks can be easily used in functional components to make them Stateful.</text:p>
            <text:p text:style-name="P15">Example:</text:p>
            <text:p text:style-name="P13">const [name,SetName]= React.useState(' ')</text:p>
            <text:p text:style-name="P39"/>
          </table:table-cell>
          <table:table-cell table:style-name="Table2.B2" office:value-type="string">
            <text:p text:style-name="P16">It requires different syntax inside a class component to implement hooks.</text:p>
            <text:p text:style-name="P15">Example:</text:p>
            <text:p text:style-name="P13">constructor(props) {</text:p>
            <text:p text:style-name="P14">   <text:span text:style-name="T168">super(props);</text:span></text:p>
            <text:p text:style-name="P14">   <text:span text:style-name="T168">this.state = {name: ' '}</text:span></text:p>
            <text:p text:style-name="P13">}</text:p>
            <text:p text:style-name="P38"/>
          </table:table-cell>
        </table:table-row>
        <table:table-row>
          <table:table-cell table:style-name="Table2.A2" office:value-type="string">
            <text:p text:style-name="P38"><text:span text:style-name="T167">Constructors are not used.</text:span><text:line-break/></text:p>
          </table:table-cell>
          <table:table-cell table:style-name="Table2.B2" office:value-type="string">
            <text:p text:style-name="P38"><text:span text:style-name="T63">Constructor is used as it needs to store state. </text:span> </text:p>
          </table:table-cell>
        </table:table-row>
      </table:table>
      <text:p text:style-name="P84"/>
      <text:p text:style-name="P44"/>
      <text:p text:style-name="P64"><text:s text:c="22"/></text:p>
      <text:p text:style-name="P64"/>
      <text:p text:style-name="P64"/>
      <text:p text:style-name="P64"/>
      <text:p text:style-name="P64"/>
      <text:p text:style-name="P64"><text:soft-page-break/></text:p>
      <text:p text:style-name="P64"/>
      <text:p text:style-name="P64"/>
      <text:p text:style-name="P64"/>
      <text:p text:style-name="P64"><text:s text:c="29"/><text:span text:style-name="T129"><text:s text:c="5"/></text:span><text:span text:style-name="T133">kubernetes</text:span></text:p>
      <text:list text:style-name="L13">
        <text:list-item>
          <text:p text:style-name="P142"><text:span text:style-name="Strong_20_Emphasis"><text:span text:style-name="T79">Kubernetes </text:span></text:span><text:span text:style-name="T49"> </text:span><text:span text:style-name="T51">is a tool that helps us to run and manage applications in containers. It was developed by Google Lab in 2014, and it is also known as k8s.</text:span><text:span text:style-name="T139"> </text:span></text:p>
        </text:list-item>
      </text:list>
      <text:list xml:id="list2490829004" text:style-name="L14">
        <text:list-item>
          <text:p text:style-name="P138"><text:span text:style-name="T48">P</text:span><text:span text:style-name="T47">latform that automates the </text:span><text:span text:style-name="T80">deployment, management, and scaling </text:span><text:span text:style-name="T47">of container-based applications in different kinds of environments like physical, virtual, and cloud-native computing foundations.</text:span> </text:p>
        </text:list-item>
        <text:list-item>
          <text:p text:style-name="P127">Containers are isolated from each other so that multiple containers can run on the same machine without interrupting anyone else. </text:p>
        </text:list-item>
        <text:list-item>
          <text:p text:style-name="P139"><text:span text:style-name="T47">It allows us to deploy and manage container-based applications across a Kubernetes cluster of machines.</text:span> </text:p>
        </text:list-item>
      </text:list>
      <text:p text:style-name="P50"/>
      <text:p text:style-name="P50"><text:s text:c="2"/><text:span text:style-name="T128"><text:s text:c="9"/></text:span><text:span text:style-name="T81">The benefits of </text:span><text:span text:style-name="T82">Kubernetes</text:span><text:span text:style-name="T81"> are:</text:span></text:p>
      <text:list text:style-name="L15">
        <text:list-item>
          <text:p text:style-name="P158"><text:s/>Scalability</text:p>
        </text:list-item>
        <text:list-item>
          <text:p text:style-name="P158"><text:s/>High availability</text:p>
        </text:list-item>
        <text:list-item>
          <text:p text:style-name="P158"><text:s/>Portability</text:p>
        </text:list-item>
        <text:list-item>
          <text:p text:style-name="P158"><text:s/>Security</text:p>
          <text:p text:style-name="P155"><text:line-break/></text:p>
        </text:list-item>
      </text:list>
      <text:list text:continue-list="list2490829004" text:style-name="L14">
        <text:list-header>
          <text:p text:style-name="P140"><text:s/></text:p>
          <text:p text:style-name="P140"><text:s text:c="23"/><text:span text:style-name="T132">Installation &amp; Configuration Of Kubernetes</text:span></text:p>
          <text:h text:style-name="P106" text:outline-level="3">1. Play-with-K8s:<text:span text:style-name="T128">Ready Made kubernetes Cluster,No need Of Implementation</text:span></text:h>
        </text:list-header>
      </text:list>
      <text:p text:style-name="P12"/>
      <text:p text:style-name="P12"><text:s text:c="13"/>For installation go Through the following link </text:p>
      <text:p text:style-name="P5"><text:span text:style-name="T50"><text:s text:c="17"/></text:span><text:a xlink:type="simple" xlink:href="https://labs.play-with-k8s.com/" text:style-name="Internet_20_link" text:visited-style-name="Visited_20_Internet_20_Link"><text:span text:style-name="T139">https://labs.play-with-k8s.com/</text:span></text:a></text:p>
      <text:p text:style-name="P12"><text:s text:c="20"/></text:p>
      <text:p text:style-name="P53"><text:s text:c="25"/><text:span text:style-name="T130">L</text:span><text:span text:style-name="T126">ogin with either Docker or Github</text:span><text:line-break/> <text:s text:c="24"/>-→<text:span text:style-name="T125">Create</text:span><text:span text:style-name="T126"> Instance &amp; start</text:span></text:p>
      <text:p text:style-name="P44"/>
      <text:p text:style-name="P44"/>
      <text:p text:style-name="P44"/>
      <text:p text:style-name="P44"/>
      <text:p text:style-name="P44"/>
      <text:p text:style-name="P44"/>
      <text:p text:style-name="P143"/>
      <text:p text:style-name="P143"/>
      <text:p text:style-name="P143"><text:soft-page-break/></text:p>
      <text:p text:style-name="P44"><text:span text:style-name="T166"/></text:p>
      <text:p text:style-name="P143"/>
      <text:p text:style-name="P143"/>
      <text:p text:style-name="P143"/>
      <text:p text:style-name="P143"><text:s text:c="21"/>kubernetes architecture </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odoni MT Black" svg:font-family="'Bodoni MT Black'" style:font-family-generic="roman"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style:font-face style:name="Consolas1" svg:font-family="Consolas" style:font-pitch="variable"/>
    <style:font-face style:name="Consolas2" svg:font-family="Consolas" style:font-family-generic="system" style:font-pitch="variable"/>
    <style:font-face style:name="Consolas3" svg:font-family="Consolas, monospace"/>
    <style:font-face style:name="Courier New" svg:font-family="'Courier New'" style:font-family-generic="system" style:font-pitch="variable"/>
    <style:font-face style:name="Courier New1" svg:font-family="'Courier New'" style:font-adornments="Regular" style:font-family-generic="modern" style:font-pitch="fixed"/>
    <style:font-face style:name="Google Sans" svg:font-family="'Google Sans', arial, sans-serif"/>
    <style:font-face style:name="Heebo" svg:font-family="Heeb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unito" svg:font-family="Nunito, sans-serif"/>
    <style:font-face style:name="Nunito1" svg:font-family="Nunito, sans-serif" style:font-pitch="variable"/>
    <style:font-face style:name="OpenSymbol" svg:font-family="OpenSymbol" style:font-charset="x-symbol"/>
    <style:font-face style:name="Roboto" svg:font-family="Roboto, sans-serif"/>
    <style:font-face style:name="S hne" svg:font-family="'S hne', ui-sans-serif, system-ui, apple-system, 'Segoe UI', Roboto, Ubuntu, Cantarell, 'Noto Sans', sans-serif, 'Helvetica Neue', Arial, 'Apple Color Emoji', 'Segoe UI Emoji', 'Segoe UI Symbol', 'Noto Color Emoji'"/>
    <style:font-face style:name="S hne1" svg:font-family="'S hne', ui-sans-serif, system-ui, apple-system, 'Segoe UI', Roboto, Ubuntu, Cantarell, 'Noto Sans', sans-serif, 'Helvetica Neue', Arial, 'Apple Color Emoji', 'Segoe UI Emoji', 'Segoe UI Symbol', 'Noto Color Emoji'" style:font-family-generic="roman"/>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pitch="variable"/>
    <style:font-face style:name="Tahoma1" svg:font-family="Tahoma" style:font-family-generic="roman"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1" fo:font-size="11pt" fo:language="en" fo:country="US" style:letter-kerning="false" style:font-name-asian="Calibri2" style:font-size-asian="11pt" style:language-asian="en" style:country-asian="US" style:font-name-complex="Tahoma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Calibri2" style:font-size-asian="11pt" style:language-asian="en" style:country-asian="US" style:font-name-complex="Tahoma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e80061" loext:opacity="100%"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ff388c" loext:opacity="100%"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2"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ff388c" loext:opacity="100%" style:font-name="Cambria" fo:font-family="Cambria"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weight-complex="bold"/>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e80061" loext:opacity="100%"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fo:color="#ff388c" loext:opacity="100%"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2"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ff388c" loext:opacity="100%" style:font-name="Cambria" fo:font-family="Cambria"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17bbfd" loext:opacity="10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nexttopiclink" style:family="text" style:parent-style-name="Default_20_Paragraph_20_Fon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1" fo:font-family="Calibri" style:font-family-generic="roman" style:font-pitch="variable" fo:font-size="11pt" style:font-size-asian="11pt" style:font-name-complex="Tahoma2" style:font-family-complex="Tahoma"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8402in" fo:margin-bottom="0.9201in" fo:margin-left="0.6598in" fo:margin-right="0.679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tel</meta:initial-creator>
    <meta:editing-cycles>1324</meta:editing-cycles>
    <meta:creation-date>2023-07-27T06:12:00</meta:creation-date>
    <dc:date>2023-09-13T16:45:43.530000000</dc:date>
    <meta:editing-duration>P2DT8H39M55S</meta:editing-duration>
    <meta:generator>LibreOffice/7.5.5.2$Windows_X86_64 LibreOffice_project/ca8fe7424262805f223b9a2334bc7181abbcbf5e</meta:generator>
    <meta:document-statistic meta:table-count="3" meta:image-count="0" meta:object-count="0" meta:page-count="18" meta:paragraph-count="333" meta:word-count="2516" meta:character-count="19120" meta:non-whitespace-character-count="14422"/>
    <meta:user-defined meta:name="AppVersion">12.0000</meta:user-defined>
    <meta:template xlink:type="simple" xlink:actuate="onRequest" xlink:title="Normal" xlink:href=""/>
  </office:meta>
</office:document-meta>
</file>